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92.3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 CASES 2" table:style-name="ta1">
        <table:shapes>
          <draw:frame draw:z-index="0" draw:style-name="gr1" draw:text-style-name="P1" svg:width="160.11mm" svg:height="90.09mm" svg:x="269.95mm" svg:y="3mm">
            <draw:object draw:notify-on-update-of-ranges="'FAILED INSTANCES'.B1:'FAILED INSTANCES'.B1 'NO FAILED INSTANCES'.B2:'NO FAILED INSTANCES'.B213 'FAILED INSTANCES'.F1:'FAILED INSTANCES'.F1 'NO FAILED INSTANCES'.F2:'NO FAILED INSTANCES'.F2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5.3mm" svg:y="100.35mm">
            <draw:object draw:notify-on-update-of-ranges="'FAILED INSTANCES'.F1:'FAILED INSTANCES'.F1 'NO FAILED INSTANCES'.F2:'NO FAILED INSTANCES'.F213 'FAILED INSTANCES'.G1:'FAILED INSTANCES'.G1 'NO FAILED INSTANCES'.G2:'NO FAILED INSTANCES'.G2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27.72mm" svg:y="201.04mm">
            <draw:object draw:notify-on-update-of-ranges="'ALL CASES 2'.M45:'ALL CASES 2'.M45 'ALL CASES 2'.M46:'ALL CASES 2'.M285 'ALL CASES 2'.N45:'ALL CASES 2'.N45 'ALL CASES 2'.N46:'ALL CASES 2'.N28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9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2-s774429216-c443157.ukp</text:p>
          </table:table-cell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  <table:table-cell office:value-type="float" office:value="13516" calcext:value-type="float">
            <text:p>13516</text:p>
          </table:table-cell>
          <table:table-cell office:value-type="float" office:value="443117" calcext:value-type="float">
            <text:p>443117</text:p>
          </table:table-cell>
          <table:table-cell office:value-type="float" office:value="81.60999" calcext:value-type="float">
            <text:p>81.60999</text:p>
          </table:table-cell>
          <table:table-cell office:value-type="float" office:value="81.55" calcext:value-type="float">
            <text:p>81.55</text:p>
          </table:table-cell>
          <table:table-cell office:value-type="float" office:value="31456" calcext:value-type="float">
            <text:p>31456</text:p>
          </table:table-cell>
          <table:table-cell office:value-type="float" office:value="443117" calcext:value-type="float">
            <text:p>443117</text:p>
          </table:table-cell>
          <table:table-cell/>
          <table:table-cell table:formula="of:=(['NO FAILED INSTANCES'.E2]=['NO FAILED INSTANCES'.I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5-s948827585-c449846.ukp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  <table:table-cell office:value-type="float" office:value="13912" calcext:value-type="float">
            <text:p>13912</text:p>
          </table:table-cell>
          <table:table-cell office:value-type="float" office:value="449886" calcext:value-type="float">
            <text:p>449886</text:p>
          </table:table-cell>
          <table:table-cell office:value-type="float" office:value="63.74999" calcext:value-type="float">
            <text:p>63.74999</text:p>
          </table:table-cell>
          <table:table-cell office:value-type="float" office:value="63.72" calcext:value-type="float">
            <text:p>63.72</text:p>
          </table:table-cell>
          <table:table-cell office:value-type="float" office:value="33280" calcext:value-type="float">
            <text:p>33280</text:p>
          </table:table-cell>
          <table:table-cell office:value-type="float" office:value="449886" calcext:value-type="float">
            <text:p>449886</text:p>
          </table:table-cell>
          <table:table-cell/>
          <table:table-cell table:formula="of:=(['NO FAILED INSTANCES'.E3]=['NO FAILED INSTANCES'.I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3-s62347307-c330038.ukp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  <table:table-cell office:value-type="float" office:value="11056" calcext:value-type="float">
            <text:p>11056</text:p>
          </table:table-cell>
          <table:table-cell office:value-type="float" office:value="330008" calcext:value-type="float">
            <text:p>330008</text:p>
          </table:table-cell>
          <table:table-cell office:value-type="float" office:value="51.07333" calcext:value-type="float">
            <text:p>51.07333</text:p>
          </table:table-cell>
          <table:table-cell office:value-type="float" office:value="51.03" calcext:value-type="float">
            <text:p>51.03</text:p>
          </table:table-cell>
          <table:table-cell office:value-type="float" office:value="28592" calcext:value-type="float">
            <text:p>28592</text:p>
          </table:table-cell>
          <table:table-cell office:value-type="float" office:value="330008" calcext:value-type="float">
            <text:p>330008</text:p>
          </table:table-cell>
          <table:table-cell/>
          <table:table-cell table:formula="of:=(['NO FAILED INSTANCES'.E4]=['NO FAILED INSTANCES'.I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0-s73800249-c397023.ukp</text:p>
          </table:table-cell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  <table:table-cell office:value-type="float" office:value="12672" calcext:value-type="float">
            <text:p>12672</text:p>
          </table:table-cell>
          <table:table-cell office:value-type="float" office:value="396988" calcext:value-type="float">
            <text:p>396988</text:p>
          </table:table-cell>
          <table:table-cell office:value-type="float" office:value="50.87333" calcext:value-type="float">
            <text:p>50.87333</text:p>
          </table:table-cell>
          <table:table-cell office:value-type="float" office:value="50.85" calcext:value-type="float">
            <text:p>50.85</text:p>
          </table:table-cell>
          <table:table-cell office:value-type="float" office:value="28624" calcext:value-type="float">
            <text:p>28624</text:p>
          </table:table-cell>
          <table:table-cell office:value-type="float" office:value="396988" calcext:value-type="float">
            <text:p>396988</text:p>
          </table:table-cell>
          <table:table-cell/>
          <table:table-cell table:formula="of:=(['NO FAILED INSTANCES'.E5]=['NO FAILED INSTANCES'.I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8-s709024814-c454703.ukp</text:p>
          </table:table-cell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  <table:table-cell office:value-type="float" office:value="13972" calcext:value-type="float">
            <text:p>13972</text:p>
          </table:table-cell>
          <table:table-cell office:value-type="float" office:value="454663" calcext:value-type="float">
            <text:p>454663</text:p>
          </table:table-cell>
          <table:table-cell office:value-type="float" office:value="50.68999" calcext:value-type="float">
            <text:p>50.68999</text:p>
          </table:table-cell>
          <table:table-cell office:value-type="float" office:value="50.66" calcext:value-type="float">
            <text:p>50.66</text:p>
          </table:table-cell>
          <table:table-cell office:value-type="float" office:value="28576" calcext:value-type="float">
            <text:p>28576</text:p>
          </table:table-cell>
          <table:table-cell office:value-type="float" office:value="454663" calcext:value-type="float">
            <text:p>454663</text:p>
          </table:table-cell>
          <table:table-cell/>
          <table:table-cell table:formula="of:=(['NO FAILED INSTANCES'.E6]=['NO FAILED INSTANCES'.I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5-s948827585-c459420.ukp</text:p>
          </table:table-cell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  <table:table-cell office:value-type="float" office:value="14084" calcext:value-type="float">
            <text:p>14084</text:p>
          </table:table-cell>
          <table:table-cell office:value-type="float" office:value="459380" calcext:value-type="float">
            <text:p>459380</text:p>
          </table:table-cell>
          <table:table-cell office:value-type="float" office:value="50.26" calcext:value-type="float">
            <text:p>50.26</text:p>
          </table:table-cell>
          <table:table-cell office:value-type="float" office:value="50.24" calcext:value-type="float">
            <text:p>50.24</text:p>
          </table:table-cell>
          <table:table-cell office:value-type="float" office:value="28648" calcext:value-type="float">
            <text:p>28648</text:p>
          </table:table-cell>
          <table:table-cell office:value-type="float" office:value="459380" calcext:value-type="float">
            <text:p>459380</text:p>
          </table:table-cell>
          <table:table-cell/>
          <table:table-cell table:formula="of:=(['NO FAILED INSTANCES'.E7]=['NO FAILED INSTANCES'.I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1-s243485145-c399427.ukp</text:p>
          </table:table-cell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  <table:table-cell office:value-type="float" office:value="12712" calcext:value-type="float">
            <text:p>12712</text:p>
          </table:table-cell>
          <table:table-cell office:value-type="float" office:value="399462" calcext:value-type="float">
            <text:p>399462</text:p>
          </table:table-cell>
          <table:table-cell office:value-type="float" office:value="47.70666" calcext:value-type="float">
            <text:p>47.70666</text:p>
          </table:table-cell>
          <table:table-cell office:value-type="float" office:value="47.69" calcext:value-type="float">
            <text:p>47.69</text:p>
          </table:table-cell>
          <table:table-cell office:value-type="float" office:value="26788" calcext:value-type="float">
            <text:p>26788</text:p>
          </table:table-cell>
          <table:table-cell office:value-type="float" office:value="399462" calcext:value-type="float">
            <text:p>399462</text:p>
          </table:table-cell>
          <table:table-cell/>
          <table:table-cell table:formula="of:=(['NO FAILED INSTANCES'.E8]=['NO FAILED INSTANCES'.I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-s70766304-c392064.ukp</text:p>
          </table:table-cell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  <table:table-cell office:value-type="float" office:value="12448" calcext:value-type="float">
            <text:p>12448</text:p>
          </table:table-cell>
          <table:table-cell office:value-type="float" office:value="392099" calcext:value-type="float">
            <text:p>39209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22" calcext:value-type="float">
            <text:p>47.22</text:p>
          </table:table-cell>
          <table:table-cell office:value-type="float" office:value="26656" calcext:value-type="float">
            <text:p>26656</text:p>
          </table:table-cell>
          <table:table-cell office:value-type="float" office:value="392099" calcext:value-type="float">
            <text:p>392099</text:p>
          </table:table-cell>
          <table:table-cell/>
          <table:table-cell table:formula="of:=(['NO FAILED INSTANCES'.E9]=['NO FAILED INSTANCES'.I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7-s977973487-c437749.ukp</text:p>
          </table:table-cell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  <table:table-cell office:value-type="float" office:value="13432" calcext:value-type="float">
            <text:p>13432</text:p>
          </table:table-cell>
          <table:table-cell office:value-type="float" office:value="437789" calcext:value-type="float">
            <text:p>437789</text:p>
          </table:table-cell>
          <table:table-cell office:value-type="float" office:value="46.37" calcext:value-type="float">
            <text:p>46.37</text:p>
          </table:table-cell>
          <table:table-cell office:value-type="float" office:value="46.34" calcext:value-type="float">
            <text:p>46.34</text:p>
          </table:table-cell>
          <table:table-cell office:value-type="float" office:value="26716" calcext:value-type="float">
            <text:p>26716</text:p>
          </table:table-cell>
          <table:table-cell office:value-type="float" office:value="437789" calcext:value-type="float">
            <text:p>437789</text:p>
          </table:table-cell>
          <table:table-cell/>
          <table:table-cell table:formula="of:=(['NO FAILED INSTANCES'.E10]=['NO FAILED INSTANCES'.I1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0-s73800249-c330487.ukp</text:p>
          </table:table-cell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  <table:table-cell office:value-type="float" office:value="11084" calcext:value-type="float">
            <text:p>11084</text:p>
          </table:table-cell>
          <table:table-cell office:value-type="float" office:value="330517" calcext:value-type="float">
            <text:p>330517</text:p>
          </table:table-cell>
          <table:table-cell office:value-type="float" office:value="46.35333" calcext:value-type="float">
            <text:p>46.35333</text:p>
          </table:table-cell>
          <table:table-cell office:value-type="float" office:value="46.34" calcext:value-type="float">
            <text:p>46.34</text:p>
          </table:table-cell>
          <table:table-cell office:value-type="float" office:value="26804" calcext:value-type="float">
            <text:p>26804</text:p>
          </table:table-cell>
          <table:table-cell office:value-type="float" office:value="330517" calcext:value-type="float">
            <text:p>330517</text:p>
          </table:table-cell>
          <table:table-cell/>
          <table:table-cell table:formula="of:=(['NO FAILED INSTANCES'.E11]=['NO FAILED INSTANCES'.I1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4-s115999589-c480554.ukp</text:p>
          </table:table-cell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  <table:table-cell office:value-type="float" office:value="14708" calcext:value-type="float">
            <text:p>14708</text:p>
          </table:table-cell>
          <table:table-cell office:value-type="float" office:value="480599" calcext:value-type="float">
            <text:p>480599</text:p>
          </table:table-cell>
          <table:table-cell office:value-type="float" office:value="46.16" calcext:value-type="float">
            <text:p>46.16</text:p>
          </table:table-cell>
          <table:table-cell office:value-type="float" office:value="46.15" calcext:value-type="float">
            <text:p>46.15</text:p>
          </table:table-cell>
          <table:table-cell office:value-type="float" office:value="26708" calcext:value-type="float">
            <text:p>26708</text:p>
          </table:table-cell>
          <table:table-cell office:value-type="float" office:value="480599" calcext:value-type="float">
            <text:p>480599</text:p>
          </table:table-cell>
          <table:table-cell/>
          <table:table-cell table:formula="of:=(['NO FAILED INSTANCES'.E12]=['NO FAILED INSTANCES'.I1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3-s9506199-c278955.ukp</text:p>
          </table:table-cell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  <table:table-cell office:value-type="float" office:value="9628" calcext:value-type="float">
            <text:p>9628</text:p>
          </table:table-cell>
          <table:table-cell office:value-type="float" office:value="278930" calcext:value-type="float">
            <text:p>278930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6" calcext:value-type="float">
            <text:p>43.66</text:p>
          </table:table-cell>
          <table:table-cell office:value-type="float" office:value="30884" calcext:value-type="float">
            <text:p>30884</text:p>
          </table:table-cell>
          <table:table-cell office:value-type="float" office:value="278930" calcext:value-type="float">
            <text:p>278930</text:p>
          </table:table-cell>
          <table:table-cell/>
          <table:table-cell table:formula="of:=(['NO FAILED INSTANCES'.E13]=['NO FAILED INSTANCES'.I1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0-s991135297-c467336.ukp</text:p>
          </table:table-cell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  <table:table-cell office:value-type="float" office:value="13752" calcext:value-type="float">
            <text:p>13752</text:p>
          </table:table-cell>
          <table:table-cell office:value-type="float" office:value="467356" calcext:value-type="float">
            <text:p>467356</text:p>
          </table:table-cell>
          <table:table-cell office:value-type="float" office:value="33.47333" calcext:value-type="float">
            <text:p>33.47333</text:p>
          </table:table-cell>
          <table:table-cell office:value-type="float" office:value="33.46" calcext:value-type="float">
            <text:p>33.46</text:p>
          </table:table-cell>
          <table:table-cell office:value-type="float" office:value="21272" calcext:value-type="float">
            <text:p>21272</text:p>
          </table:table-cell>
          <table:table-cell office:value-type="float" office:value="467356" calcext:value-type="float">
            <text:p>467356</text:p>
          </table:table-cell>
          <table:table-cell/>
          <table:table-cell table:formula="of:=(['NO FAILED INSTANCES'.E14]=['NO FAILED INSTANCES'.I1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0-s73800249-c462686.ukp</text:p>
          </table:table-cell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  <table:table-cell office:value-type="float" office:value="13620" calcext:value-type="float">
            <text:p>13620</text:p>
          </table:table-cell>
          <table:table-cell office:value-type="float" office:value="462706" calcext:value-type="float">
            <text:p>462706</text:p>
          </table:table-cell>
          <table:table-cell office:value-type="float" office:value="33.37" calcext:value-type="float">
            <text:p>33.37</text:p>
          </table:table-cell>
          <table:table-cell office:value-type="float" office:value="33.34" calcext:value-type="float">
            <text:p>33.34</text:p>
          </table:table-cell>
          <table:table-cell office:value-type="float" office:value="23988" calcext:value-type="float">
            <text:p>23988</text:p>
          </table:table-cell>
          <table:table-cell office:value-type="float" office:value="462706" calcext:value-type="float">
            <text:p>462706</text:p>
          </table:table-cell>
          <table:table-cell/>
          <table:table-cell table:formula="of:=(['NO FAILED INSTANCES'.E15]=['NO FAILED INSTANCES'.I1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2-s774429216-c292439.ukp</text:p>
          </table:table-cell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  <table:table-cell office:value-type="float" office:value="10096" calcext:value-type="float">
            <text:p>10096</text:p>
          </table:table-cell>
          <table:table-cell office:value-type="float" office:value="292464" calcext:value-type="float">
            <text:p>292464</text:p>
          </table:table-cell>
          <table:table-cell office:value-type="float" office:value="33.25333" calcext:value-type="float">
            <text:p>33.25333</text:p>
          </table:table-cell>
          <table:table-cell office:value-type="float" office:value="33.24" calcext:value-type="float">
            <text:p>33.24</text:p>
          </table:table-cell>
          <table:table-cell office:value-type="float" office:value="23852" calcext:value-type="float">
            <text:p>23852</text:p>
          </table:table-cell>
          <table:table-cell office:value-type="float" office:value="292464" calcext:value-type="float">
            <text:p>292464</text:p>
          </table:table-cell>
          <table:table-cell/>
          <table:table-cell table:formula="of:=(['NO FAILED INSTANCES'.E16]=['NO FAILED INSTANCES'.I1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6-s512981835-c470172.ukp</text:p>
          </table:table-cell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  <table:table-cell office:value-type="float" office:value="14292" calcext:value-type="float">
            <text:p>14292</text:p>
          </table:table-cell>
          <table:table-cell office:value-type="float" office:value="470217" calcext:value-type="float">
            <text:p>470217</text:p>
          </table:table-cell>
          <table:table-cell office:value-type="float" office:value="32.76333" calcext:value-type="float">
            <text:p>32.76333</text:p>
          </table:table-cell>
          <table:table-cell office:value-type="float" office:value="32.75" calcext:value-type="float">
            <text:p>32.75</text:p>
          </table:table-cell>
          <table:table-cell office:value-type="float" office:value="21260" calcext:value-type="float">
            <text:p>21260</text:p>
          </table:table-cell>
          <table:table-cell office:value-type="float" office:value="470217" calcext:value-type="float">
            <text:p>470217</text:p>
          </table:table-cell>
          <table:table-cell/>
          <table:table-cell table:formula="of:=(['NO FAILED INSTANCES'.E17]=['NO FAILED INSTANCES'.I1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9-s352825221-c467881.ukp</text:p>
          </table:table-cell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  <table:table-cell office:value-type="float" office:value="14196" calcext:value-type="float">
            <text:p>14196</text:p>
          </table:table-cell>
          <table:table-cell office:value-type="float" office:value="467841" calcext:value-type="float">
            <text:p>467841</text:p>
          </table:table-cell>
          <table:table-cell office:value-type="float" office:value="29.21333" calcext:value-type="float">
            <text:p>29.21333</text:p>
          </table:table-cell>
          <table:table-cell office:value-type="float" office:value="29.2" calcext:value-type="float">
            <text:p>29.2</text:p>
          </table:table-cell>
          <table:table-cell office:value-type="float" office:value="19848" calcext:value-type="float">
            <text:p>19848</text:p>
          </table:table-cell>
          <table:table-cell office:value-type="float" office:value="467841" calcext:value-type="float">
            <text:p>467841</text:p>
          </table:table-cell>
          <table:table-cell/>
          <table:table-cell table:formula="of:=(['NO FAILED INSTANCES'.E18]=['NO FAILED INSTANCES'.I1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8-s331104176-c394085.ukp</text:p>
          </table:table-cell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  <table:table-cell office:value-type="float" office:value="12012" calcext:value-type="float">
            <text:p>12012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2" calcext:value-type="float">
            <text:p>27.62</text:p>
          </table:table-cell>
          <table:table-cell office:value-type="float" office:value="19636" calcext:value-type="float">
            <text:p>19636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19]=['NO FAILED INSTANCES'.I1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9-s352825221-c439823.ukp</text:p>
          </table:table-cell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  <table:table-cell office:value-type="float" office:value="13040" calcext:value-type="float">
            <text:p>13040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2" calcext:value-type="float">
            <text:p>27.32</text:p>
          </table:table-cell>
          <table:table-cell office:value-type="float" office:value="19732" calcext:value-type="float">
            <text:p>19732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0]=['NO FAILED INSTANCES'.I2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4-s859243264-c192846.ukp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  <table:table-cell office:value-type="float" office:value="7748" calcext:value-type="float">
            <text:p>7748</text:p>
          </table:table-cell>
          <table:table-cell office:value-type="float" office:value="180012" calcext:value-type="float">
            <text:p>180012</text:p>
          </table:table-cell>
          <table:table-cell office:value-type="float" office:value="27.25333" calcext:value-type="float">
            <text:p>27.25333</text:p>
          </table:table-cell>
          <table:table-cell office:value-type="float" office:value="27.23" calcext:value-type="float">
            <text:p>27.23</text:p>
          </table:table-cell>
          <table:table-cell office:value-type="float" office:value="19772" calcext:value-type="float">
            <text:p>19772</text:p>
          </table:table-cell>
          <table:table-cell office:value-type="float" office:value="180012" calcext:value-type="float">
            <text:p>180012</text:p>
          </table:table-cell>
          <table:table-cell/>
          <table:table-cell table:formula="of:=(['NO FAILED INSTANCES'.E21]=['NO FAILED INSTANCES'.I2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8-s709024814-c360118.ukp</text:p>
          </table:table-cell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  <table:table-cell office:value-type="float" office:value="11268" calcext:value-type="float">
            <text:p>11268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04" calcext:value-type="float">
            <text:p>27.04</text:p>
          </table:table-cell>
          <table:table-cell office:value-type="float" office:value="19708" calcext:value-type="float">
            <text:p>1970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2]=['NO FAILED INSTANCES'.I2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3-s62347307-c381355.ukp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  <table:table-cell office:value-type="float" office:value="11884" calcext:value-type="float">
            <text:p>11884</text:p>
          </table:table-cell>
          <table:table-cell office:value-type="float" office:value="360012" calcext:value-type="float">
            <text:p>360012</text:p>
          </table:table-cell>
          <table:table-cell office:value-type="float" office:value="26.93333" calcext:value-type="float">
            <text:p>26.93333</text:p>
          </table:table-cell>
          <table:table-cell office:value-type="float" office:value="26.91" calcext:value-type="float">
            <text:p>26.91</text:p>
          </table:table-cell>
          <table:table-cell office:value-type="float" office:value="19788" calcext:value-type="float">
            <text:p>1978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3]=['NO FAILED INSTANCES'.I2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5-s705610326-c438691.ukp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  <table:table-cell office:value-type="float" office:value="13008" calcext:value-type="float">
            <text:p>130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8" calcext:value-type="float">
            <text:p>25.98</text:p>
          </table:table-cell>
          <table:table-cell office:value-type="float" office:value="25.97" calcext:value-type="float">
            <text:p>25.97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4]=['NO FAILED INSTANCES'.I2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9-s651952263-c397702.ukp</text:p>
          </table:table-cell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  <table:table-cell office:value-type="float" office:value="12108" calcext:value-type="float">
            <text:p>121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4666" calcext:value-type="float">
            <text:p>25.94666</text:p>
          </table:table-cell>
          <table:table-cell office:value-type="float" office:value="25.94" calcext:value-type="float">
            <text:p>25.94</text:p>
          </table:table-cell>
          <table:table-cell office:value-type="float" office:value="20076" calcext:value-type="float">
            <text:p>20076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5]=['NO FAILED INSTANCES'.I2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1-s243485145-c392325.ukp</text:p>
          </table:table-cell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  <table:table-cell office:value-type="float" office:value="12072" calcext:value-type="float">
            <text:p>12072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2" calcext:value-type="float">
            <text:p>25.92</text:p>
          </table:table-cell>
          <table:table-cell office:value-type="float" office:value="20208" calcext:value-type="float">
            <text:p>20208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6]=['NO FAILED INSTANCES'.I2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7-s494734462-c405300.ukp</text:p>
          </table:table-cell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  <table:table-cell office:value-type="float" office:value="12128" calcext:value-type="float">
            <text:p>1212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1" calcext:value-type="float">
            <text:p>25.91</text:p>
          </table:table-cell>
          <table:table-cell office:value-type="float" office:value="20660" calcext:value-type="float">
            <text:p>20660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7]=['NO FAILED INSTANCES'.I2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3-s62347307-c424208.ukp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  <table:table-cell office:value-type="float" office:value="12820" calcext:value-type="float">
            <text:p>12820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69666" calcext:value-type="float">
            <text:p>25.69666</text:p>
          </table:table-cell>
          <table:table-cell office:value-type="float" office:value="25.68" calcext:value-type="float">
            <text:p>25.68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8]=['NO FAILED INSTANCES'.I2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2-s447284419-c359948.ukp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  <table:table-cell office:value-type="float" office:value="11252" calcext:value-type="float">
            <text:p>11252</text:p>
          </table:table-cell>
          <table:table-cell office:value-type="float" office:value="359963" calcext:value-type="float">
            <text:p>359963</text:p>
          </table:table-cell>
          <table:table-cell office:value-type="float" office:value="23.76" calcext:value-type="float">
            <text:p>23.76</text:p>
          </table:table-cell>
          <table:table-cell office:value-type="float" office:value="23.75" calcext:value-type="float">
            <text:p>23.75</text:p>
          </table:table-cell>
          <table:table-cell office:value-type="float" office:value="19752" calcext:value-type="float">
            <text:p>19752</text:p>
          </table:table-cell>
          <table:table-cell office:value-type="float" office:value="359963" calcext:value-type="float">
            <text:p>359963</text:p>
          </table:table-cell>
          <table:table-cell/>
          <table:table-cell table:formula="of:=(['NO FAILED INSTANCES'.E29]=['NO FAILED INSTANCES'.I2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5000wmin50000-0-s991135297-c416848.ukp</text:p>
          </table:table-cell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  <table:table-cell office:value-type="float" office:value="12920" calcext:value-type="float">
            <text:p>12920</text:p>
          </table:table-cell>
          <table:table-cell office:value-type="float" office:value="416808" calcext:value-type="float">
            <text:p>416808</text:p>
          </table:table-cell>
          <table:table-cell office:value-type="float" office:value="23.71666" calcext:value-type="float">
            <text:p>23.71666</text:p>
          </table:table-cell>
          <table:table-cell office:value-type="float" office:value="23.7" calcext:value-type="float">
            <text:p>23.7</text:p>
          </table:table-cell>
          <table:table-cell office:value-type="float" office:value="22712" calcext:value-type="float">
            <text:p>22712</text:p>
          </table:table-cell>
          <table:table-cell office:value-type="float" office:value="416808" calcext:value-type="float">
            <text:p>416808</text:p>
          </table:table-cell>
          <table:table-cell/>
          <table:table-cell table:formula="of:=(['NO FAILED INSTANCES'.E30]=['NO FAILED INSTANCES'.I3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9-s651952263-c310421.ukp</text:p>
          </table:table-cell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0451" calcext:value-type="float">
            <text:p>310451</text:p>
          </table:table-cell>
          <table:table-cell office:value-type="float" office:value="23.67666" calcext:value-type="float">
            <text:p>23.67666</text:p>
          </table:table-cell>
          <table:table-cell office:value-type="float" office:value="23.66" calcext:value-type="float">
            <text:p>23.66</text:p>
          </table:table-cell>
          <table:table-cell office:value-type="float" office:value="19664" calcext:value-type="float">
            <text:p>19664</text:p>
          </table:table-cell>
          <table:table-cell office:value-type="float" office:value="310451" calcext:value-type="float">
            <text:p>310451</text:p>
          </table:table-cell>
          <table:table-cell/>
          <table:table-cell table:formula="of:=(['NO FAILED INSTANCES'.E31]=['NO FAILED INSTANCES'.I3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9-s352825221-c174903.ukp</text:p>
          </table:table-cell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  <table:table-cell office:value-type="float" office:value="7360" calcext:value-type="float">
            <text:p>7360</text:p>
          </table:table-cell>
          <table:table-cell office:value-type="float" office:value="174918" calcext:value-type="float">
            <text:p>174918</text:p>
          </table:table-cell>
          <table:table-cell office:value-type="float" office:value="23.67" calcext:value-type="float">
            <text:p>23.67</text:p>
          </table:table-cell>
          <table:table-cell office:value-type="float" office:value="23.66" calcext:value-type="float">
            <text:p>23.66</text:p>
          </table:table-cell>
          <table:table-cell office:value-type="float" office:value="19684" calcext:value-type="float">
            <text:p>19684</text:p>
          </table:table-cell>
          <table:table-cell office:value-type="float" office:value="174918" calcext:value-type="float">
            <text:p>174918</text:p>
          </table:table-cell>
          <table:table-cell/>
          <table:table-cell table:formula="of:=(['NO FAILED INSTANCES'.E32]=['NO FAILED INSTANCES'.I3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3-s62347307-c188981.ukp</text:p>
          </table:table-cell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  <table:table-cell office:value-type="float" office:value="8128" calcext:value-type="float">
            <text:p>8128</text:p>
          </table:table-cell>
          <table:table-cell office:value-type="float" office:value="188931" calcext:value-type="float">
            <text:p>188931</text:p>
          </table:table-cell>
          <table:table-cell office:value-type="float" office:value="23.61" calcext:value-type="float">
            <text:p>23.61</text:p>
          </table:table-cell>
          <table:table-cell office:value-type="float" office:value="23.6" calcext:value-type="float">
            <text:p>23.6</text:p>
          </table:table-cell>
          <table:table-cell office:value-type="float" office:value="18100" calcext:value-type="float">
            <text:p>18100</text:p>
          </table:table-cell>
          <table:table-cell office:value-type="float" office:value="188931" calcext:value-type="float">
            <text:p>188931</text:p>
          </table:table-cell>
          <table:table-cell/>
          <table:table-cell table:formula="of:=(['NO FAILED INSTANCES'.E33]=['NO FAILED INSTANCES'.I3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-s70766304-c350538.ukp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  <table:table-cell office:value-type="float" office:value="11060" calcext:value-type="float">
            <text:p>11060</text:p>
          </table:table-cell>
          <table:table-cell office:value-type="float" office:value="350553" calcext:value-type="float">
            <text:p>350553</text:p>
          </table:table-cell>
          <table:table-cell table:number-columns-repeated="2" office:value-type="float" office:value="23.61" calcext:value-type="float">
            <text:p>23.61</text:p>
          </table:table-cell>
          <table:table-cell office:value-type="float" office:value="19688" calcext:value-type="float">
            <text:p>19688</text:p>
          </table:table-cell>
          <table:table-cell office:value-type="float" office:value="350553" calcext:value-type="float">
            <text:p>350553</text:p>
          </table:table-cell>
          <table:table-cell/>
          <table:table-cell table:formula="of:=(['NO FAILED INSTANCES'.E34]=['NO FAILED INSTANCES'.I3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3-s9506199-c341327.ukp</text:p>
          </table:table-cell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  <table:table-cell office:value-type="float" office:value="10748" calcext:value-type="float">
            <text:p>10748</text:p>
          </table:table-cell>
          <table:table-cell office:value-type="float" office:value="341342" calcext:value-type="float">
            <text:p>341342</text:p>
          </table:table-cell>
          <table:table-cell office:value-type="float" office:value="23.59666" calcext:value-type="float">
            <text:p>23.59666</text:p>
          </table:table-cell>
          <table:table-cell office:value-type="float" office:value="23.59" calcext:value-type="float">
            <text:p>23.59</text:p>
          </table:table-cell>
          <table:table-cell office:value-type="float" office:value="19740" calcext:value-type="float">
            <text:p>19740</text:p>
          </table:table-cell>
          <table:table-cell office:value-type="float" office:value="341342" calcext:value-type="float">
            <text:p>341342</text:p>
          </table:table-cell>
          <table:table-cell/>
          <table:table-cell table:formula="of:=(['NO FAILED INSTANCES'.E35]=['NO FAILED INSTANCES'.I3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8-s709024814-c313448.ukp</text:p>
          </table:table-cell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3478" calcext:value-type="float">
            <text:p>313478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23.48" calcext:value-type="float">
            <text:p>23.48</text:p>
          </table:table-cell>
          <table:table-cell office:value-type="float" office:value="19668" calcext:value-type="float">
            <text:p>19668</text:p>
          </table:table-cell>
          <table:table-cell office:value-type="float" office:value="313478" calcext:value-type="float">
            <text:p>313478</text:p>
          </table:table-cell>
          <table:table-cell/>
          <table:table-cell table:formula="of:=(['NO FAILED INSTANCES'.E36]=['NO FAILED INSTANCES'.I3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5-s705610326-c268381.ukp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  <table:table-cell office:value-type="float" office:value="9504" calcext:value-type="float">
            <text:p>9504</text:p>
          </table:table-cell>
          <table:table-cell office:value-type="float" office:value="268406" calcext:value-type="float">
            <text:p>268406</text:p>
          </table:table-cell>
          <table:table-cell office:value-type="float" office:value="23.42666" calcext:value-type="float">
            <text:p>23.42666</text:p>
          </table:table-cell>
          <table:table-cell office:value-type="float" office:value="23.42" calcext:value-type="float">
            <text:p>23.42</text:p>
          </table:table-cell>
          <table:table-cell office:value-type="float" office:value="19568" calcext:value-type="float">
            <text:p>19568</text:p>
          </table:table-cell>
          <table:table-cell office:value-type="float" office:value="268406" calcext:value-type="float">
            <text:p>268406</text:p>
          </table:table-cell>
          <table:table-cell/>
          <table:table-cell table:formula="of:=(['NO FAILED INSTANCES'.E37]=['NO FAILED INSTANCES'.I3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7-s494734462-c211057.ukp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  <table:table-cell office:value-type="float" office:value="8188" calcext:value-type="float">
            <text:p>8188</text:p>
          </table:table-cell>
          <table:table-cell office:value-type="float" office:value="211077" calcext:value-type="float">
            <text:p>211077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1" calcext:value-type="float">
            <text:p>23.41</text:p>
          </table:table-cell>
          <table:table-cell office:value-type="float" office:value="19696" calcext:value-type="float">
            <text:p>19696</text:p>
          </table:table-cell>
          <table:table-cell office:value-type="float" office:value="211077" calcext:value-type="float">
            <text:p>211077</text:p>
          </table:table-cell>
          <table:table-cell/>
          <table:table-cell table:formula="of:=(['NO FAILED INSTANCES'.E38]=['NO FAILED INSTANCES'.I3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6-s11420633-c402542.ukp</text:p>
          </table:table-cell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  <table:table-cell office:value-type="float" office:value="13004" calcext:value-type="float">
            <text:p>13004</text:p>
          </table:table-cell>
          <table:table-cell office:value-type="float" office:value="402437" calcext:value-type="float">
            <text:p>402437</text:p>
          </table:table-cell>
          <table:table-cell office:value-type="float" office:value="23" calcext:value-type="float">
            <text:p>23</text:p>
          </table:table-cell>
          <table:table-cell office:value-type="float" office:value="22.99" calcext:value-type="float">
            <text:p>22.99</text:p>
          </table:table-cell>
          <table:table-cell office:value-type="float" office:value="18680" calcext:value-type="float">
            <text:p>18680</text:p>
          </table:table-cell>
          <table:table-cell office:value-type="float" office:value="402437" calcext:value-type="float">
            <text:p>402437</text:p>
          </table:table-cell>
          <table:table-cell/>
          <table:table-cell table:formula="of:=(['NO FAILED INSTANCES'.E39]=['NO FAILED INSTANCES'.I3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8-s709024814-c368892.ukp</text:p>
          </table:table-cell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  <table:table-cell office:value-type="float" office:value="12196" calcext:value-type="float">
            <text:p>12196</text:p>
          </table:table-cell>
          <table:table-cell office:value-type="float" office:value="368797" calcext:value-type="float">
            <text:p>368797</text:p>
          </table:table-cell>
          <table:table-cell office:value-type="float" office:value="22.91333" calcext:value-type="float">
            <text:p>22.91333</text:p>
          </table:table-cell>
          <table:table-cell office:value-type="float" office:value="22.91" calcext:value-type="float">
            <text:p>22.91</text:p>
          </table:table-cell>
          <table:table-cell office:value-type="float" office:value="18252" calcext:value-type="float">
            <text:p>18252</text:p>
          </table:table-cell>
          <table:table-cell office:value-type="float" office:value="368797" calcext:value-type="float">
            <text:p>368797</text:p>
          </table:table-cell>
          <table:table-cell/>
          <table:table-cell table:formula="of:=(['NO FAILED INSTANCES'.E40]=['NO FAILED INSTANCES'.I4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10-s73800249-c169808.ukp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  <table:table-cell office:value-type="float" office:value="7528" calcext:value-type="float">
            <text:p>7528</text:p>
          </table:table-cell>
          <table:table-cell office:value-type="float" office:value="169763" calcext:value-type="float">
            <text:p>169763</text:p>
          </table:table-cell>
          <table:table-cell table:number-columns-repeated="2" office:value-type="float" office:value="22.88" calcext:value-type="float">
            <text:p>22.88</text:p>
          </table:table-cell>
          <table:table-cell office:value-type="float" office:value="18248" calcext:value-type="float">
            <text:p>18248</text:p>
          </table:table-cell>
          <table:table-cell office:value-type="float" office:value="169763" calcext:value-type="float">
            <text:p>169763</text:p>
          </table:table-cell>
          <table:table-cell/>
          <table:table-cell table:formula="of:=(['NO FAILED INSTANCES'.E41]=['NO FAILED INSTANCES'.I4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14-s859243264-c408454.ukp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  <table:table-cell office:value-type="float" office:value="13272" calcext:value-type="float">
            <text:p>13272</text:p>
          </table:table-cell>
          <table:table-cell office:value-type="float" office:value="408349" calcext:value-type="float">
            <text:p>408349</text:p>
          </table:table-cell>
          <table:table-cell office:value-type="float" office:value="22.88" calcext:value-type="float">
            <text:p>22.88</text:p>
          </table:table-cell>
          <table:table-cell office:value-type="float" office:value="22.86" calcext:value-type="float">
            <text:p>22.86</text:p>
          </table:table-cell>
          <table:table-cell office:value-type="float" office:value="18532" calcext:value-type="float">
            <text:p>18532</text:p>
          </table:table-cell>
          <table:table-cell office:value-type="float" office:value="408349" calcext:value-type="float">
            <text:p>408349</text:p>
          </table:table-cell>
          <table:table-cell/>
          <table:table-cell table:formula="of:=(['NO FAILED INSTANCES'.E42]=['NO FAILED INSTANCES'.I4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2-s774429216-c251971.ukp</text:p>
          </table:table-cell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  <table:table-cell office:value-type="float" office:value="8772" calcext:value-type="float">
            <text:p>877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3666" calcext:value-type="float">
            <text:p>20.53666</text:p>
          </table:table-cell>
          <table:table-cell office:value-type="float" office:value="20.53" calcext:value-type="float">
            <text:p>20.53</text:p>
          </table:table-cell>
          <table:table-cell office:value-type="float" office:value="19756" calcext:value-type="float">
            <text:p>1975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7-s977973487-c242136.ukp</text:p>
          </table:table-cell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  <table:table-cell office:value-type="float" office:value="8392" calcext:value-type="float">
            <text:p>839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2666" calcext:value-type="float">
            <text:p>20.52666</text:p>
          </table:table-cell>
          <table:table-cell office:value-type="float" office:value="20.51" calcext:value-type="float">
            <text:p>20.51</text:p>
          </table:table-cell>
          <table:table-cell office:value-type="float" office:value="19716" calcext:value-type="float">
            <text:p>1971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0-s991135297-c142695.ukp</text:p>
          </table:table-cell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  <table:table-cell office:value-type="float" office:value="6568" calcext:value-type="float">
            <text:p>6568</text:p>
          </table:table-cell>
          <table:table-cell office:value-type="float" office:value="120008" calcext:value-type="float">
            <text:p>120008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19780" calcext:value-type="float">
            <text:p>197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</table:table-row>
        <table:table-row table:style-name="ro1">
          <table:table-cell office:value-type="string" calcext:value-type="string">
            <text:p>a5n10000wmin110000-4-s115999589-c246183.ukp</text:p>
          </table:table-cell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  <table:table-cell office:value-type="float" office:value="8632" calcext:value-type="float">
            <text:p>863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8" calcext:value-type="float">
            <text:p>20.48</text:p>
          </table:table-cell>
          <table:table-cell office:value-type="float" office:value="19652" calcext:value-type="float">
            <text:p>19652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  <table:table-cell/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5n10000wmin50000-2-s447284419-c125797.ukp</text:p>
          </table:table-cell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  <table:table-cell office:value-type="float" office:value="6176" calcext:value-type="float">
            <text:p>6176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5" calcext:value-type="float">
            <text:p>20.45</text:p>
          </table:table-cell>
          <table:table-cell office:value-type="float" office:value="19680" calcext:value-type="float">
            <text:p>196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  <table:table-cell/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5n10000wmin50000-13-s9506199-c142175.ukp</text:p>
          </table:table-cell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  <table:table-cell office:value-type="float" office:value="6492" calcext:value-type="float">
            <text:p>6492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3" calcext:value-type="float">
            <text:p>20.43</text:p>
          </table:table-cell>
          <table:table-cell office:value-type="float" office:value="19640" calcext:value-type="float">
            <text:p>1964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  <table:table-cell/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110000-19-s651952263-c269076.ukp</text:p>
          </table:table-cell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  <table:table-cell office:value-type="float" office:value="9004" calcext:value-type="float">
            <text:p>9004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560" calcext:value-type="float">
            <text:p>1956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  <table:table-cell/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110000-6-s11420633-c323898.ukp</text:p>
          </table:table-cell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  <table:table-cell office:value-type="float" office:value="10328" calcext:value-type="float">
            <text:p>10328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720" calcext:value-type="float">
            <text:p>1972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  <table:table-cell/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50000-3-s62347307-c146431.ukp</text:p>
          </table:table-cell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  <table:table-cell office:value-type="float" office:value="6628" calcext:value-type="float">
            <text:p>6628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30666" calcext:value-type="float">
            <text:p>20.30666</text:p>
          </table:table-cell>
          <table:table-cell office:value-type="float" office:value="20.3" calcext:value-type="float">
            <text:p>20.3</text:p>
          </table:table-cell>
          <table:table-cell office:value-type="float" office:value="19652" calcext:value-type="float">
            <text:p>19652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  <table:table-cell/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5000wmin50000-14-s859243264-c423765.ukp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  <table:table-cell office:value-type="float" office:value="13288" calcext:value-type="float">
            <text:p>13288</text:p>
          </table:table-cell>
          <table:table-cell office:value-type="float" office:value="423725" calcext:value-type="float">
            <text:p>423725</text:p>
          </table:table-cell>
          <table:table-cell office:value-type="float" office:value="18.45333" calcext:value-type="float">
            <text:p>18.45333</text:p>
          </table:table-cell>
          <table:table-cell office:value-type="float" office:value="18.45" calcext:value-type="float">
            <text:p>18.45</text:p>
          </table:table-cell>
          <table:table-cell office:value-type="float" office:value="18828" calcext:value-type="float">
            <text:p>18828</text:p>
          </table:table-cell>
          <table:table-cell office:value-type="float" office:value="423725" calcext:value-type="float">
            <text:p>423725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  <table:table-cell/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10000wmin110000-7-s977973487-c269998.ukp</text:p>
          </table:table-cell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  <table:table-cell office:value-type="float" office:value="9000" calcext:value-type="float">
            <text:p>9000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2333" calcext:value-type="float">
            <text:p>17.12333</text:p>
          </table:table-cell>
          <table:table-cell office:value-type="float" office:value="17.12" calcext:value-type="float">
            <text:p>17.12</text:p>
          </table:table-cell>
          <table:table-cell office:value-type="float" office:value="18536" calcext:value-type="float">
            <text:p>1853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  <table:table-cell/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10000wmin110000-5-s948827585-c290275.ukp</text:p>
          </table:table-cell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  <table:table-cell office:value-type="float" office:value="9664" calcext:value-type="float">
            <text:p>9664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0333" calcext:value-type="float">
            <text:p>17.10333</text:p>
          </table:table-cell>
          <table:table-cell office:value-type="float" office:value="17.1" calcext:value-type="float">
            <text:p>17.1</text:p>
          </table:table-cell>
          <table:table-cell office:value-type="float" office:value="18608" calcext:value-type="float">
            <text:p>1860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  <table:table-cell/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5000wmin15000-3-s62347307-c302917.ukp</text:p>
          </table:table-cell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  <table:table-cell office:value-type="float" office:value="10520" calcext:value-type="float">
            <text:p>10520</text:p>
          </table:table-cell>
          <table:table-cell office:value-type="float" office:value="302837" calcext:value-type="float">
            <text:p>302837</text:p>
          </table:table-cell>
          <table:table-cell office:value-type="float" office:value="17.09333" calcext:value-type="float">
            <text:p>17.09333</text:p>
          </table:table-cell>
          <table:table-cell office:value-type="float" office:value="17.09" calcext:value-type="float">
            <text:p>17.09</text:p>
          </table:table-cell>
          <table:table-cell office:value-type="float" office:value="16828" calcext:value-type="float">
            <text:p>16828</text:p>
          </table:table-cell>
          <table:table-cell office:value-type="float" office:value="302837" calcext:value-type="float">
            <text:p>302837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  <table:table-cell/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5000wmin15000-16-s512981835-c200297.ukp</text:p>
          </table:table-cell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  <table:table-cell office:value-type="float" office:value="8088" calcext:value-type="float">
            <text:p>8088</text:p>
          </table:table-cell>
          <table:table-cell office:value-type="float" office:value="200242" calcext:value-type="float">
            <text:p>200242</text:p>
          </table:table-cell>
          <table:table-cell office:value-type="float" office:value="17.00666" calcext:value-type="float">
            <text:p>17.00666</text:p>
          </table:table-cell>
          <table:table-cell office:value-type="float" office:value="17" calcext:value-type="float">
            <text:p>17</text:p>
          </table:table-cell>
          <table:table-cell office:value-type="float" office:value="17660" calcext:value-type="float">
            <text:p>17660</text:p>
          </table:table-cell>
          <table:table-cell office:value-type="float" office:value="200242" calcext:value-type="float">
            <text:p>200242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  <table:table-cell/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10000wmin110000-12-s774429216-c316860.ukp</text:p>
          </table:table-cell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8288" calcext:value-type="float">
            <text:p>1828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  <table:table-cell/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0-s991135297-c404432.ukp</text:p>
          </table:table-cell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  <table:table-cell office:value-type="float" office:value="13000" calcext:value-type="float">
            <text:p>13000</text:p>
          </table:table-cell>
          <table:table-cell office:value-type="float" office:value="404327" calcext:value-type="float">
            <text:p>404327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3" calcext:value-type="float">
            <text:p>16.93</text:p>
          </table:table-cell>
          <table:table-cell office:value-type="float" office:value="17420" calcext:value-type="float">
            <text:p>17420</text:p>
          </table:table-cell>
          <table:table-cell office:value-type="float" office:value="404327" calcext:value-type="float">
            <text:p>404327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  <table:table-cell/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9-s352825221-c320989.ukp</text:p>
          </table:table-cell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  <table:table-cell office:value-type="float" office:value="10960" calcext:value-type="float">
            <text:p>10960</text:p>
          </table:table-cell>
          <table:table-cell office:value-type="float" office:value="320904" calcext:value-type="float">
            <text:p>320904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4" calcext:value-type="float">
            <text:p>16.84</text:p>
          </table:table-cell>
          <table:table-cell office:value-type="float" office:value="16120" calcext:value-type="float">
            <text:p>16120</text:p>
          </table:table-cell>
          <table:table-cell office:value-type="float" office:value="320904" calcext:value-type="float">
            <text:p>320904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  <table:table-cell/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10000wmin110000-1-s70766304-c270313.ukp</text:p>
          </table:table-cell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  <table:table-cell office:value-type="float" office:value="9076" calcext:value-type="float">
            <text:p>907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6.79666" calcext:value-type="float">
            <text:p>16.79666</text:p>
          </table:table-cell>
          <table:table-cell office:value-type="float" office:value="16.78" calcext:value-type="float">
            <text:p>16.78</text:p>
          </table:table-cell>
          <table:table-cell office:value-type="float" office:value="18248" calcext:value-type="float">
            <text:p>1824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  <table:table-cell/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13-s9506199-c104330.ukp</text:p>
          </table:table-cell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  <table:table-cell office:value-type="float" office:value="5972" calcext:value-type="float">
            <text:p>5972</text:p>
          </table:table-cell>
          <table:table-cell office:value-type="float" office:value="104300" calcext:value-type="float">
            <text:p>104300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1" calcext:value-type="float">
            <text:p>15.11</text:p>
          </table:table-cell>
          <table:table-cell office:value-type="float" office:value="17356" calcext:value-type="float">
            <text:p>17356</text:p>
          </table:table-cell>
          <table:table-cell office:value-type="float" office:value="104300" calcext:value-type="float">
            <text:p>104300</text:p>
          </table:table-cell>
          <table:table-cell/>
          <table:table-cell table:formula="of:=(['NO FAILED INSTANCES'.E52]=['NO FAILED INSTANCES'.I52])" office:value-type="boolean" office:boolean-value="true" calcext:value-type="boolean">
            <text:p>TRUE</text:p>
          </table:table-cell>
          <table:table-cell/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-5n10000wmin50000-18-s331104176-c191746.ukp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  <table:table-cell office:value-type="float" office:value="7784" calcext:value-type="float">
            <text:p>7784</text:p>
          </table:table-cell>
          <table:table-cell office:value-type="float" office:value="179982" calcext:value-type="float">
            <text:p>1799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372" calcext:value-type="float">
            <text:p>18372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53]=['NO FAILED INSTANCES'.I53])" office:value-type="boolean" office:boolean-value="true" calcext:value-type="boolean">
            <text:p>TRUE</text:p>
          </table:table-cell>
          <table:table-cell/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-5n10000wmin110000-10-s73800249-c254716.ukp</text:p>
          </table:table-cell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  <table:table-cell office:value-type="float" office:value="8828" calcext:value-type="float">
            <text:p>8828</text:p>
          </table:table-cell>
          <table:table-cell office:value-type="float" office:value="239988" calcext:value-type="float">
            <text:p>239988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8256" calcext:value-type="float">
            <text:p>1825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4]=['NO FAILED INSTANCES'.I54])" office:value-type="boolean" office:boolean-value="true" calcext:value-type="boolean">
            <text:p>TRUE</text:p>
          </table:table-cell>
          <table:table-cell/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5n5000wmin50000-9-s352825221-c420652.ukp</text:p>
          </table:table-cell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  <table:table-cell office:value-type="float" office:value="12856" calcext:value-type="float">
            <text:p>12856</text:p>
          </table:table-cell>
          <table:table-cell office:value-type="float" office:value="420692" calcext:value-type="float">
            <text:p>420692</text:p>
          </table:table-cell>
          <table:table-cell office:value-type="float" office:value="14.66" calcext:value-type="float">
            <text:p>14.66</text:p>
          </table:table-cell>
          <table:table-cell office:value-type="float" office:value="14.65" calcext:value-type="float">
            <text:p>14.65</text:p>
          </table:table-cell>
          <table:table-cell office:value-type="float" office:value="19360" calcext:value-type="float">
            <text:p>19360</text:p>
          </table:table-cell>
          <table:table-cell office:value-type="float" office:value="420692" calcext:value-type="float">
            <text:p>420692</text:p>
          </table:table-cell>
          <table:table-cell/>
          <table:table-cell table:formula="of:=(['NO FAILED INSTANCES'.E55]=['NO FAILED INSTANCES'.I55])" office:value-type="boolean" office:boolean-value="true" calcext:value-type="boolean">
            <text:p>TRUE</text:p>
          </table:table-cell>
          <table:table-cell/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-5n10000wmin10000-0-s991135297-c290107.ukp</text:p>
          </table:table-cell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  <table:table-cell office:value-type="float" office:value="10384" calcext:value-type="float">
            <text:p>10384</text:p>
          </table:table-cell>
          <table:table-cell office:value-type="float" office:value="290032" calcext:value-type="float">
            <text:p>290032</text:p>
          </table:table-cell>
          <table:table-cell office:value-type="float" office:value="14.51666" calcext:value-type="float">
            <text:p>14.51666</text:p>
          </table:table-cell>
          <table:table-cell office:value-type="float" office:value="14.52" calcext:value-type="float">
            <text:p>14.52</text:p>
          </table:table-cell>
          <table:table-cell office:value-type="float" office:value="18024" calcext:value-type="float">
            <text:p>18024</text:p>
          </table:table-cell>
          <table:table-cell office:value-type="float" office:value="290032" calcext:value-type="float">
            <text:p>290032</text:p>
          </table:table-cell>
          <table:table-cell/>
          <table:table-cell table:formula="of:=(['NO FAILED INSTANCES'.E56]=['NO FAILED INSTANCES'.I56])" office:value-type="boolean" office:boolean-value="true" calcext:value-type="boolean">
            <text:p>TRUE</text:p>
          </table:table-cell>
          <table:table-cell/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5n5000wmin50000-8-s709024814-c432693.ukp</text:p>
          </table:table-cell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  <table:table-cell office:value-type="float" office:value="13384" calcext:value-type="float">
            <text:p>13384</text:p>
          </table:table-cell>
          <table:table-cell office:value-type="float" office:value="432733" calcext:value-type="float">
            <text:p>432733</text:p>
          </table:table-cell>
          <table:table-cell office:value-type="float" office:value="14.50333" calcext:value-type="float">
            <text:p>14.50333</text:p>
          </table:table-cell>
          <table:table-cell office:value-type="float" office:value="14.49" calcext:value-type="float">
            <text:p>14.49</text:p>
          </table:table-cell>
          <table:table-cell office:value-type="float" office:value="19552" calcext:value-type="float">
            <text:p>19552</text:p>
          </table:table-cell>
          <table:table-cell office:value-type="float" office:value="432733" calcext:value-type="float">
            <text:p>432733</text:p>
          </table:table-cell>
          <table:table-cell/>
          <table:table-cell table:formula="of:=(['NO FAILED INSTANCES'.E57]=['NO FAILED INSTANCES'.I57])" office:value-type="boolean" office:boolean-value="true" calcext:value-type="boolean">
            <text:p>TRUE</text:p>
          </table:table-cell>
          <table:table-cell/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5n5000wmin50000-18-s331104176-c471517.ukp</text:p>
          </table:table-cell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  <table:table-cell office:value-type="float" office:value="14224" calcext:value-type="float">
            <text:p>14224</text:p>
          </table:table-cell>
          <table:table-cell office:value-type="float" office:value="471562" calcext:value-type="float">
            <text:p>471562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7" calcext:value-type="float">
            <text:p>14.47</text:p>
          </table:table-cell>
          <table:table-cell office:value-type="float" office:value="19432" calcext:value-type="float">
            <text:p>19432</text:p>
          </table:table-cell>
          <table:table-cell office:value-type="float" office:value="471562" calcext:value-type="float">
            <text:p>471562</text:p>
          </table:table-cell>
          <table:table-cell/>
          <table:table-cell table:formula="of:=(['NO FAILED INSTANCES'.E58]=['NO FAILED INSTANCES'.I58])" office:value-type="boolean" office:boolean-value="true" calcext:value-type="boolean">
            <text:p>TRUE</text:p>
          </table:table-cell>
          <table:table-cell/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-5n5000wmin50000-9-s352825221-c347411.ukp</text:p>
          </table:table-cell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  <table:table-cell office:value-type="float" office:value="11308" calcext:value-type="float">
            <text:p>11308</text:p>
          </table:table-cell>
          <table:table-cell office:value-type="float" office:value="329964" calcext:value-type="float">
            <text:p>329964</text:p>
          </table:table-cell>
          <table:table-cell office:value-type="float" office:value="12" calcext:value-type="float">
            <text:p>12</text:p>
          </table:table-cell>
          <table:table-cell office:value-type="float" office:value="11.99" calcext:value-type="float">
            <text:p>11.99</text:p>
          </table:table-cell>
          <table:table-cell office:value-type="float" office:value="16744" calcext:value-type="float">
            <text:p>16744</text:p>
          </table:table-cell>
          <table:table-cell office:value-type="float" office:value="329964" calcext:value-type="float">
            <text:p>329964</text:p>
          </table:table-cell>
          <table:table-cell/>
          <table:table-cell table:formula="of:=(['NO FAILED INSTANCES'.E59]=['NO FAILED INSTANCES'.I59])" office:value-type="boolean" office:boolean-value="true" calcext:value-type="boolean">
            <text:p>TRUE</text:p>
          </table:table-cell>
          <table:table-cell/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-5n10000wmin50000-4-s115999589-c189028.ukp</text:p>
          </table:table-cell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  <table:table-cell office:value-type="float" office:value="7816" calcext:value-type="float">
            <text:p>7816</text:p>
          </table:table-cell>
          <table:table-cell office:value-type="float" office:value="179982" calcext:value-type="float">
            <text:p>179982</text:p>
          </table:table-cell>
          <table:table-cell office:value-type="float" office:value="11.93666" calcext:value-type="float">
            <text:p>11.93666</text:p>
          </table:table-cell>
          <table:table-cell office:value-type="float" office:value="11.94" calcext:value-type="float">
            <text:p>11.94</text:p>
          </table:table-cell>
          <table:table-cell office:value-type="float" office:value="17036" calcext:value-type="float">
            <text:p>17036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60]=['NO FAILED INSTANCES'.I60])" office:value-type="boolean" office:boolean-value="true" calcext:value-type="boolean">
            <text:p>TRUE</text:p>
          </table:table-cell>
          <table:table-cell/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-5n10000wmin110000-18-s331104176-c345321.ukp</text:p>
          </table:table-cell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  <table:table-cell office:value-type="float" office:value="10796" calcext:value-type="float">
            <text:p>10796</text:p>
          </table:table-cell>
          <table:table-cell office:value-type="float" office:value="345306" calcext:value-type="float">
            <text:p>34530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6912" calcext:value-type="float">
            <text:p>16912</text:p>
          </table:table-cell>
          <table:table-cell office:value-type="float" office:value="345306" calcext:value-type="float">
            <text:p>345306</text:p>
          </table:table-cell>
          <table:table-cell/>
          <table:table-cell table:formula="of:=(['NO FAILED INSTANCES'.E61]=['NO FAILED INSTANCES'.I61])" office:value-type="boolean" office:boolean-value="true" calcext:value-type="boolean">
            <text:p>TRUE</text:p>
          </table:table-cell>
          <table:table-cell/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-5n10000wmin10000-4-s115999589-c291012.ukp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  <table:table-cell office:value-type="float" office:value="10480" calcext:value-type="float">
            <text:p>10480</text:p>
          </table:table-cell>
          <table:table-cell office:value-type="float" office:value="290937" calcext:value-type="float">
            <text:p>290937</text:p>
          </table:table-cell>
          <table:table-cell office:value-type="float" office:value="11.75666" calcext:value-type="float">
            <text:p>11.75666</text:p>
          </table:table-cell>
          <table:table-cell office:value-type="float" office:value="11.76" calcext:value-type="float">
            <text:p>11.76</text:p>
          </table:table-cell>
          <table:table-cell office:value-type="float" office:value="16460" calcext:value-type="float">
            <text:p>16460</text:p>
          </table:table-cell>
          <table:table-cell office:value-type="float" office:value="290937" calcext:value-type="float">
            <text:p>290937</text:p>
          </table:table-cell>
          <table:table-cell/>
          <table:table-cell table:formula="of:=(['NO FAILED INSTANCES'.E62]=['NO FAILED INSTANCES'.I62])" office:value-type="boolean" office:boolean-value="true" calcext:value-type="boolean">
            <text:p>TRUE</text:p>
          </table:table-cell>
          <table:table-cell/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-5n10000wmin110000-4-s115999589-c342019.ukp</text:p>
          </table:table-cell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  <table:table-cell office:value-type="float" office:value="10608" calcext:value-type="float">
            <text:p>10608</text:p>
          </table:table-cell>
          <table:table-cell office:value-type="float" office:value="342004" calcext:value-type="float">
            <text:p>342004</text:p>
          </table:table-cell>
          <table:table-cell office:value-type="float" office:value="11.69667" calcext:value-type="float">
            <text:p>11.69667</text:p>
          </table:table-cell>
          <table:table-cell office:value-type="float" office:value="11.69" calcext:value-type="float">
            <text:p>11.69</text:p>
          </table:table-cell>
          <table:table-cell office:value-type="float" office:value="16864" calcext:value-type="float">
            <text:p>16864</text:p>
          </table:table-cell>
          <table:table-cell office:value-type="float" office:value="342004" calcext:value-type="float">
            <text:p>342004</text:p>
          </table:table-cell>
          <table:table-cell/>
          <table:table-cell table:formula="of:=(['NO FAILED INSTANCES'.E63]=['NO FAILED INSTANCES'.I63])" office:value-type="boolean" office:boolean-value="true" calcext:value-type="boolean">
            <text:p>TRUE</text:p>
          </table:table-cell>
          <table:table-cell/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5n10000wmin110000-14-s859243264-c209781.ukp</text:p>
          </table:table-cell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  <table:table-cell office:value-type="float" office:value="7608" calcext:value-type="float">
            <text:p>760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7666" calcext:value-type="float">
            <text:p>11.67666</text:p>
          </table:table-cell>
          <table:table-cell office:value-type="float" office:value="11.67" calcext:value-type="float">
            <text:p>11.67</text:p>
          </table:table-cell>
          <table:table-cell office:value-type="float" office:value="14912" calcext:value-type="float">
            <text:p>14912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  <table:table-cell/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-5n10000wmin110000-8-s709024814-c466465.ukp</text:p>
          </table:table-cell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  <table:table-cell office:value-type="float" office:value="13656" calcext:value-type="float">
            <text:p>13656</text:p>
          </table:table-cell>
          <table:table-cell office:value-type="float" office:value="466445" calcext:value-type="float">
            <text:p>466445</text:p>
          </table:table-cell>
          <table:table-cell office:value-type="float" office:value="11.67333" calcext:value-type="float">
            <text:p>11.67333</text:p>
          </table:table-cell>
          <table:table-cell office:value-type="float" office:value="11.67" calcext:value-type="float">
            <text:p>11.67</text:p>
          </table:table-cell>
          <table:table-cell office:value-type="float" office:value="16668" calcext:value-type="float">
            <text:p>16668</text:p>
          </table:table-cell>
          <table:table-cell office:value-type="float" office:value="466445" calcext:value-type="float">
            <text:p>46644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  <table:table-cell/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5n10000wmin110000-15-s705610326-c151709.ukp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  <table:table-cell office:value-type="float" office:value="6432" calcext:value-type="float">
            <text:p>6432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5333" calcext:value-type="float">
            <text:p>11.65333</text:p>
          </table:table-cell>
          <table:table-cell office:value-type="float" office:value="11.65" calcext:value-type="float">
            <text:p>11.65</text:p>
          </table:table-cell>
          <table:table-cell office:value-type="float" office:value="14860" calcext:value-type="float">
            <text:p>14860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  <table:table-cell/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5n10000wmin110000-16-s512981835-c128359.ukp</text:p>
          </table:table-cell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  <table:table-cell office:value-type="float" office:value="5780" calcext:value-type="float">
            <text:p>5780</text:p>
          </table:table-cell>
          <table:table-cell office:value-type="float" office:value="120004" calcext:value-type="float">
            <text:p>120004</text:p>
          </table:table-cell>
          <table:table-cell table:number-columns-repeated="2" office:value-type="float" office:value="11.62" calcext:value-type="float">
            <text:p>11.62</text:p>
          </table:table-cell>
          <table:table-cell office:value-type="float" office:value="14884" calcext:value-type="float">
            <text:p>1488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  <table:table-cell/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5n10000wmin110000-11-s243485145-c198303.ukp</text:p>
          </table:table-cell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  <table:table-cell office:value-type="float" office:value="7440" calcext:value-type="float">
            <text:p>7440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8666" calcext:value-type="float">
            <text:p>11.58666</text:p>
          </table:table-cell>
          <table:table-cell office:value-type="float" office:value="11.58" calcext:value-type="float">
            <text:p>11.58</text:p>
          </table:table-cell>
          <table:table-cell office:value-type="float" office:value="14988" calcext:value-type="float">
            <text:p>149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5n10000wmin110000-17-s494734462-c175486.ukp</text:p>
          </table:table-cell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  <table:table-cell office:value-type="float" office:value="6704" calcext:value-type="float">
            <text:p>6704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3666" calcext:value-type="float">
            <text:p>11.53666</text:p>
          </table:table-cell>
          <table:table-cell office:value-type="float" office:value="11.53" calcext:value-type="float">
            <text:p>11.53</text:p>
          </table:table-cell>
          <table:table-cell office:value-type="float" office:value="15004" calcext:value-type="float">
            <text:p>1500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5-s705610326-c489348.ukp</text:p>
          </table:table-cell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  <table:table-cell office:value-type="float" office:value="15044" calcext:value-type="float">
            <text:p>15044</text:p>
          </table:table-cell>
          <table:table-cell office:value-type="float" office:value="489223" calcext:value-type="float">
            <text:p>489223</text:p>
          </table:table-cell>
          <table:table-cell office:value-type="float" office:value="11.51333" calcext:value-type="float">
            <text:p>11.51333</text:p>
          </table:table-cell>
          <table:table-cell office:value-type="float" office:value="11.5" calcext:value-type="float">
            <text:p>11.5</text:p>
          </table:table-cell>
          <table:table-cell office:value-type="float" office:value="16000" calcext:value-type="float">
            <text:p>16000</text:p>
          </table:table-cell>
          <table:table-cell office:value-type="float" office:value="489223" calcext:value-type="float">
            <text:p>489223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  <table:table-cell/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-5n5000wmin50000-11-s243485145-c427555.ukp</text:p>
          </table:table-cell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  <table:table-cell office:value-type="float" office:value="13396" calcext:value-type="float">
            <text:p>13396</text:p>
          </table:table-cell>
          <table:table-cell office:value-type="float" office:value="427515" calcext:value-type="float">
            <text:p>427515</text:p>
          </table:table-cell>
          <table:table-cell office:value-type="float" office:value="11.47667" calcext:value-type="float">
            <text:p>11.47667</text:p>
          </table:table-cell>
          <table:table-cell office:value-type="float" office:value="11.47" calcext:value-type="float">
            <text:p>11.47</text:p>
          </table:table-cell>
          <table:table-cell office:value-type="float" office:value="15896" calcext:value-type="float">
            <text:p>15896</text:p>
          </table:table-cell>
          <table:table-cell office:value-type="float" office:value="427515" calcext:value-type="float">
            <text:p>42751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  <table:table-cell/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5n10000wmin110000-5-s948827585-c167807.ukp</text:p>
          </table:table-cell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  <table:table-cell office:value-type="float" office:value="6568" calcext:value-type="float">
            <text:p>656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4788" calcext:value-type="float">
            <text:p>147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4-s859243264-c245620.ukp</text:p>
          </table:table-cell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  <table:table-cell office:value-type="float" office:value="9188" calcext:value-type="float">
            <text:p>9188</text:p>
          </table:table-cell>
          <table:table-cell office:value-type="float" office:value="245555" calcext:value-type="float">
            <text:p>245555</text:p>
          </table:table-cell>
          <table:table-cell office:value-type="float" office:value="11.46333" calcext:value-type="float">
            <text:p>11.46333</text:p>
          </table:table-cell>
          <table:table-cell office:value-type="float" office:value="11.46" calcext:value-type="float">
            <text:p>11.46</text:p>
          </table:table-cell>
          <table:table-cell office:value-type="float" office:value="15824" calcext:value-type="float">
            <text:p>15824</text:p>
          </table:table-cell>
          <table:table-cell office:value-type="float" office:value="245555" calcext:value-type="float">
            <text:p>24555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2-s447284419-c246187.ukp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  <table:table-cell office:value-type="float" office:value="9180" calcext:value-type="float">
            <text:p>9180</text:p>
          </table:table-cell>
          <table:table-cell office:value-type="float" office:value="246122" calcext:value-type="float">
            <text:p>246122</text:p>
          </table:table-cell>
          <table:table-cell office:value-type="float" office:value="11.45333" calcext:value-type="float">
            <text:p>11.45333</text:p>
          </table:table-cell>
          <table:table-cell office:value-type="float" office:value="11.44" calcext:value-type="float">
            <text:p>11.44</text:p>
          </table:table-cell>
          <table:table-cell office:value-type="float" office:value="15732" calcext:value-type="float">
            <text:p>15732</text:p>
          </table:table-cell>
          <table:table-cell office:value-type="float" office:value="246122" calcext:value-type="float">
            <text:p>246122</text:p>
          </table:table-cell>
          <table:table-cell/>
          <table:table-cell table:formula="of:=(['NO FAILED INSTANCES'.E68]=['NO FAILED INSTANCES'.I68])" office:value-type="boolean" office:boolean-value="true" calcext:value-type="boolean">
            <text:p>TRUE</text:p>
          </table:table-cell>
          <table:table-cell/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4-s115999589-c285541.ukp</text:p>
          </table:table-cell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  <table:table-cell office:value-type="float" office:value="10344" calcext:value-type="float">
            <text:p>10344</text:p>
          </table:table-cell>
          <table:table-cell office:value-type="float" office:value="285466" calcext:value-type="float">
            <text:p>285466</text:p>
          </table:table-cell>
          <table:table-cell office:value-type="float" office:value="11.43333" calcext:value-type="float">
            <text:p>11.43333</text:p>
          </table:table-cell>
          <table:table-cell office:value-type="float" office:value="11.43" calcext:value-type="float">
            <text:p>11.43</text:p>
          </table:table-cell>
          <table:table-cell office:value-type="float" office:value="15736" calcext:value-type="float">
            <text:p>15736</text:p>
          </table:table-cell>
          <table:table-cell office:value-type="float" office:value="285466" calcext:value-type="float">
            <text:p>285466</text:p>
          </table:table-cell>
          <table:table-cell/>
          <table:table-cell table:formula="of:=(['NO FAILED INSTANCES'.E69]=['NO FAILED INSTANCES'.I69])" office:value-type="boolean" office:boolean-value="true" calcext:value-type="boolean">
            <text:p>TRUE</text:p>
          </table:table-cell>
          <table:table-cell/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-s70766304-c425465.ukp</text:p>
          </table:table-cell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  <table:table-cell office:value-type="float" office:value="13456" calcext:value-type="float">
            <text:p>13456</text:p>
          </table:table-cell>
          <table:table-cell office:value-type="float" office:value="425355" calcext:value-type="float">
            <text:p>425355</text:p>
          </table:table-cell>
          <table:table-cell office:value-type="float" office:value="11.36333" calcext:value-type="float">
            <text:p>11.36333</text:p>
          </table:table-cell>
          <table:table-cell office:value-type="float" office:value="11.36" calcext:value-type="float">
            <text:p>11.36</text:p>
          </table:table-cell>
          <table:table-cell office:value-type="float" office:value="15816" calcext:value-type="float">
            <text:p>15816</text:p>
          </table:table-cell>
          <table:table-cell office:value-type="float" office:value="425355" calcext:value-type="float">
            <text:p>425355</text:p>
          </table:table-cell>
          <table:table-cell/>
          <table:table-cell table:formula="of:=(['NO FAILED INSTANCES'.E70]=['NO FAILED INSTANCES'.I70])" office:value-type="boolean" office:boolean-value="true" calcext:value-type="boolean">
            <text:p>TRUE</text:p>
          </table:table-cell>
          <table:table-cell/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10000wmin10000-18-s331104176-c271340.ukp</text:p>
          </table:table-cell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  <table:table-cell office:value-type="float" office:value="9828" calcext:value-type="float">
            <text:p>9828</text:p>
          </table:table-cell>
          <table:table-cell office:value-type="float" office:value="271270" calcext:value-type="float">
            <text:p>271270</text:p>
          </table:table-cell>
          <table:table-cell table:number-columns-repeated="2" office:value-type="float" office:value="10.87" calcext:value-type="float">
            <text:p>10.87</text:p>
          </table:table-cell>
          <table:table-cell office:value-type="float" office:value="16348" calcext:value-type="float">
            <text:p>16348</text:p>
          </table:table-cell>
          <table:table-cell office:value-type="float" office:value="271270" calcext:value-type="float">
            <text:p>271270</text:p>
          </table:table-cell>
          <table:table-cell/>
          <table:table-cell table:formula="of:=(['NO FAILED INSTANCES'.E71]=['NO FAILED INSTANCES'.I71])" office:value-type="boolean" office:boolean-value="true" calcext:value-type="boolean">
            <text:p>TRUE</text:p>
          </table:table-cell>
          <table:table-cell/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10000wmin10000-2-s447284419-c231519.ukp</text:p>
          </table:table-cell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  <table:table-cell office:value-type="float" office:value="9032" calcext:value-type="float">
            <text:p>9032</text:p>
          </table:table-cell>
          <table:table-cell office:value-type="float" office:value="231459" calcext:value-type="float">
            <text:p>231459</text:p>
          </table:table-cell>
          <table:table-cell office:value-type="float" office:value="10.6" calcext:value-type="float">
            <text:p>10.6</text:p>
          </table:table-cell>
          <table:table-cell office:value-type="float" office:value="10.59" calcext:value-type="float">
            <text:p>10.59</text:p>
          </table:table-cell>
          <table:table-cell office:value-type="float" office:value="16528" calcext:value-type="float">
            <text:p>16528</text:p>
          </table:table-cell>
          <table:table-cell office:value-type="float" office:value="231459" calcext:value-type="float">
            <text:p>231459</text:p>
          </table:table-cell>
          <table:table-cell/>
          <table:table-cell table:formula="of:=(['NO FAILED INSTANCES'.E72]=['NO FAILED INSTANCES'.I72])" office:value-type="boolean" office:boolean-value="true" calcext:value-type="boolean">
            <text:p>TRUE</text:p>
          </table:table-cell>
          <table:table-cell/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5n5000wmin50000-3-s62347307-c383395.ukp</text:p>
          </table:table-cell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  <table:table-cell office:value-type="float" office:value="12060" calcext:value-type="float">
            <text:p>12060</text:p>
          </table:table-cell>
          <table:table-cell office:value-type="float" office:value="383430" calcext:value-type="float">
            <text:p>383430</text:p>
          </table:table-cell>
          <table:table-cell table:number-columns-repeated="2" office:value-type="float" office:value="10.54" calcext:value-type="float">
            <text:p>10.54</text:p>
          </table:table-cell>
          <table:table-cell office:value-type="float" office:value="15760" calcext:value-type="float">
            <text:p>15760</text:p>
          </table:table-cell>
          <table:table-cell office:value-type="float" office:value="383430" calcext:value-type="float">
            <text:p>383430</text:p>
          </table:table-cell>
          <table:table-cell/>
          <table:table-cell table:formula="of:=(['NO FAILED INSTANCES'.E73]=['NO FAILED INSTANCES'.I73])" office:value-type="boolean" office:boolean-value="true" calcext:value-type="boolean">
            <text:p>TRUE</text:p>
          </table:table-cell>
          <table:table-cell/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5n5000wmin50000-10-s73800249-c325904.ukp</text:p>
          </table:table-cell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  <table:table-cell office:value-type="float" office:value="10976" calcext:value-type="float">
            <text:p>10976</text:p>
          </table:table-cell>
          <table:table-cell office:value-type="float" office:value="325934" calcext:value-type="float">
            <text:p>325934</text:p>
          </table:table-cell>
          <table:table-cell office:value-type="float" office:value="10.43333" calcext:value-type="float">
            <text:p>10.43333</text:p>
          </table:table-cell>
          <table:table-cell office:value-type="float" office:value="10.43" calcext:value-type="float">
            <text:p>10.43</text:p>
          </table:table-cell>
          <table:table-cell office:value-type="float" office:value="15848" calcext:value-type="float">
            <text:p>15848</text:p>
          </table:table-cell>
          <table:table-cell office:value-type="float" office:value="325934" calcext:value-type="float">
            <text:p>325934</text:p>
          </table:table-cell>
          <table:table-cell/>
          <table:table-cell table:formula="of:=(['NO FAILED INSTANCES'.E74]=['NO FAILED INSTANCES'.I74])" office:value-type="boolean" office:boolean-value="true" calcext:value-type="boolean">
            <text:p>TRUE</text:p>
          </table:table-cell>
          <table:table-cell/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5n5000wmin50000-11-s243485145-c325554.ukp</text:p>
          </table:table-cell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  <table:table-cell office:value-type="float" office:value="10884" calcext:value-type="float">
            <text:p>10884</text:p>
          </table:table-cell>
          <table:table-cell office:value-type="float" office:value="325584" calcext:value-type="float">
            <text:p>32558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1" calcext:value-type="float">
            <text:p>10.41</text:p>
          </table:table-cell>
          <table:table-cell office:value-type="float" office:value="16100" calcext:value-type="float">
            <text:p>16100</text:p>
          </table:table-cell>
          <table:table-cell office:value-type="float" office:value="325584" calcext:value-type="float">
            <text:p>325584</text:p>
          </table:table-cell>
          <table:table-cell/>
          <table:table-cell table:formula="of:=(['NO FAILED INSTANCES'.E75]=['NO FAILED INSTANCES'.I75])" office:value-type="boolean" office:boolean-value="true" calcext:value-type="boolean">
            <text:p>TRUE</text:p>
          </table:table-cell>
          <table:table-cell/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3-s62347307-c286338.ukp</text:p>
          </table:table-cell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  <table:table-cell office:value-type="float" office:value="10360" calcext:value-type="float">
            <text:p>10360</text:p>
          </table:table-cell>
          <table:table-cell office:value-type="float" office:value="286238" calcext:value-type="float">
            <text:p>286238</text:p>
          </table:table-cell>
          <table:table-cell office:value-type="float" office:value="10.05333" calcext:value-type="float">
            <text:p>10.05333</text:p>
          </table:table-cell>
          <table:table-cell office:value-type="float" office:value="10.04" calcext:value-type="float">
            <text:p>10.04</text:p>
          </table:table-cell>
          <table:table-cell office:value-type="float" office:value="15956" calcext:value-type="float">
            <text:p>15956</text:p>
          </table:table-cell>
          <table:table-cell office:value-type="float" office:value="286238" calcext:value-type="float">
            <text:p>286238</text:p>
          </table:table-cell>
          <table:table-cell/>
          <table:table-cell table:formula="of:=(['NO FAILED INSTANCES'.E76]=['NO FAILED INSTANCES'.I76])" office:value-type="boolean" office:boolean-value="true" calcext:value-type="boolean">
            <text:p>TRUE</text:p>
          </table:table-cell>
          <table:table-cell/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7-s494734462-c122437.ukp</text:p>
          </table:table-cell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  <table:table-cell office:value-type="float" office:value="6520" calcext:value-type="float">
            <text:p>6520</text:p>
          </table:table-cell>
          <table:table-cell office:value-type="float" office:value="122392" calcext:value-type="float">
            <text:p>12239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3" calcext:value-type="float">
            <text:p>10.03</text:p>
          </table:table-cell>
          <table:table-cell office:value-type="float" office:value="15824" calcext:value-type="float">
            <text:p>15824</text:p>
          </table:table-cell>
          <table:table-cell office:value-type="float" office:value="122392" calcext:value-type="float">
            <text:p>122392</text:p>
          </table:table-cell>
          <table:table-cell/>
          <table:table-cell table:formula="of:=(['NO FAILED INSTANCES'.E77]=['NO FAILED INSTANCES'.I77])" office:value-type="boolean" office:boolean-value="true" calcext:value-type="boolean">
            <text:p>TRUE</text:p>
          </table:table-cell>
          <table:table-cell/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3-s9506199-c167515.ukp</text:p>
          </table:table-cell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  <table:table-cell office:value-type="float" office:value="7328" calcext:value-type="float">
            <text:p>7328</text:p>
          </table:table-cell>
          <table:table-cell office:value-type="float" office:value="167455" calcext:value-type="float">
            <text:p>167455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15896" calcext:value-type="float">
            <text:p>15896</text:p>
          </table:table-cell>
          <table:table-cell office:value-type="float" office:value="167455" calcext:value-type="float">
            <text:p>167455</text:p>
          </table:table-cell>
          <table:table-cell/>
          <table:table-cell table:formula="of:=(['NO FAILED INSTANCES'.E78]=['NO FAILED INSTANCES'.I78])" office:value-type="boolean" office:boolean-value="true" calcext:value-type="boolean">
            <text:p>TRUE</text:p>
          </table:table-cell>
          <table:table-cell/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0-s73800249-c304533.ukp</text:p>
          </table:table-cell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  <table:table-cell office:value-type="float" office:value="10508" calcext:value-type="float">
            <text:p>10508</text:p>
          </table:table-cell>
          <table:table-cell office:value-type="float" office:value="304428" calcext:value-type="float">
            <text:p>304428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780" calcext:value-type="float">
            <text:p>15780</text:p>
          </table:table-cell>
          <table:table-cell office:value-type="float" office:value="304428" calcext:value-type="float">
            <text:p>304428</text:p>
          </table:table-cell>
          <table:table-cell/>
          <table:table-cell table:formula="of:=(['NO FAILED INSTANCES'.E79]=['NO FAILED INSTANCES'.I79])" office:value-type="boolean" office:boolean-value="true" calcext:value-type="boolean">
            <text:p>TRUE</text:p>
          </table:table-cell>
          <table:table-cell/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5-s948827585-c390841.ukp</text:p>
          </table:table-cell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  <table:table-cell office:value-type="float" office:value="12736" calcext:value-type="float">
            <text:p>12736</text:p>
          </table:table-cell>
          <table:table-cell office:value-type="float" office:value="390706" calcext:value-type="float">
            <text:p>390706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864" calcext:value-type="float">
            <text:p>15864</text:p>
          </table:table-cell>
          <table:table-cell office:value-type="float" office:value="390706" calcext:value-type="float">
            <text:p>390706</text:p>
          </table:table-cell>
          <table:table-cell/>
          <table:table-cell table:formula="of:=(['NO FAILED INSTANCES'.E80]=['NO FAILED INSTANCES'.I80])" office:value-type="boolean" office:boolean-value="true" calcext:value-type="boolean">
            <text:p>TRUE</text:p>
          </table:table-cell>
          <table:table-cell/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9-s651952263-c123996.ukp</text:p>
          </table:table-cell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  <table:table-cell office:value-type="float" office:value="6388" calcext:value-type="float">
            <text:p>6388</text:p>
          </table:table-cell>
          <table:table-cell office:value-type="float" office:value="123951" calcext:value-type="float">
            <text:p>123951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5928" calcext:value-type="float">
            <text:p>15928</text:p>
          </table:table-cell>
          <table:table-cell office:value-type="float" office:value="123951" calcext:value-type="float">
            <text:p>123951</text:p>
          </table:table-cell>
          <table:table-cell/>
          <table:table-cell table:formula="of:=(['NO FAILED INSTANCES'.E81]=['NO FAILED INSTANCES'.I81])" office:value-type="boolean" office:boolean-value="true" calcext:value-type="boolean">
            <text:p>TRUE</text:p>
          </table:table-cell>
          <table:table-cell/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0-s991135297-c469348.ukp</text:p>
          </table:table-cell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  <table:table-cell office:value-type="float" office:value="14476" calcext:value-type="float">
            <text:p>14476</text:p>
          </table:table-cell>
          <table:table-cell office:value-type="float" office:value="469188" calcext:value-type="float">
            <text:p>469188</text:p>
          </table:table-cell>
          <table:table-cell office:value-type="float" office:value="9.98333" calcext:value-type="float">
            <text:p>9.98333</text:p>
          </table:table-cell>
          <table:table-cell office:value-type="float" office:value="9.98" calcext:value-type="float">
            <text:p>9.98</text:p>
          </table:table-cell>
          <table:table-cell office:value-type="float" office:value="15752" calcext:value-type="float">
            <text:p>15752</text:p>
          </table:table-cell>
          <table:table-cell office:value-type="float" office:value="469188" calcext:value-type="float">
            <text:p>469188</text:p>
          </table:table-cell>
          <table:table-cell/>
          <table:table-cell table:formula="of:=(['NO FAILED INSTANCES'.E82]=['NO FAILED INSTANCES'.I82])" office:value-type="boolean" office:boolean-value="true" calcext:value-type="boolean">
            <text:p>TRUE</text:p>
          </table:table-cell>
          <table:table-cell/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7-s977973487-c109928.ukp</text:p>
          </table:table-cell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  <table:table-cell office:value-type="float" office:value="5892" calcext:value-type="float">
            <text:p>5892</text:p>
          </table:table-cell>
          <table:table-cell office:value-type="float" office:value="109888" calcext:value-type="float">
            <text:p>109888</text:p>
          </table:table-cell>
          <table:table-cell table:number-columns-repeated="2" office:value-type="float" office:value="9.96" calcext:value-type="float">
            <text:p>9.96</text:p>
          </table:table-cell>
          <table:table-cell office:value-type="float" office:value="15944" calcext:value-type="float">
            <text:p>15944</text:p>
          </table:table-cell>
          <table:table-cell office:value-type="float" office:value="109888" calcext:value-type="float">
            <text:p>109888</text:p>
          </table:table-cell>
          <table:table-cell/>
          <table:table-cell table:formula="of:=(['NO FAILED INSTANCES'.E83]=['NO FAILED INSTANCES'.I83])" office:value-type="boolean" office:boolean-value="true" calcext:value-type="boolean">
            <text:p>TRUE</text:p>
          </table:table-cell>
          <table:table-cell/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10000-6-s11420633-c439034.ukp</text:p>
          </table:table-cell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  <table:table-cell office:value-type="float" office:value="13732" calcext:value-type="float">
            <text:p>13732</text:p>
          </table:table-cell>
          <table:table-cell office:value-type="float" office:value="438884" calcext:value-type="float">
            <text:p>438884</text:p>
          </table:table-cell>
          <table:table-cell office:value-type="float" office:value="9.93" calcext:value-type="float">
            <text:p>9.93</text:p>
          </table:table-cell>
          <table:table-cell office:value-type="float" office:value="9.92" calcext:value-type="float">
            <text:p>9.92</text:p>
          </table:table-cell>
          <table:table-cell office:value-type="float" office:value="15808" calcext:value-type="float">
            <text:p>15808</text:p>
          </table:table-cell>
          <table:table-cell office:value-type="float" office:value="438884" calcext:value-type="float">
            <text:p>438884</text:p>
          </table:table-cell>
          <table:table-cell/>
          <table:table-cell table:formula="of:=(['NO FAILED INSTANCES'.E84]=['NO FAILED INSTANCES'.I84])" office:value-type="boolean" office:boolean-value="true" calcext:value-type="boolean">
            <text:p>TRUE</text:p>
          </table:table-cell>
          <table:table-cell/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50000-1-s70766304-c290863.ukp</text:p>
          </table:table-cell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  <table:table-cell office:value-type="float" office:value="10132" calcext:value-type="float">
            <text:p>10132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82667" calcext:value-type="float">
            <text:p>9.82667</text:p>
          </table:table-cell>
          <table:table-cell office:value-type="float" office:value="9.82" calcext:value-type="float">
            <text:p>9.82</text:p>
          </table:table-cell>
          <table:table-cell office:value-type="float" office:value="15912" calcext:value-type="float">
            <text:p>15912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5]=['NO FAILED INSTANCES'.I85])" office:value-type="boolean" office:boolean-value="true" calcext:value-type="boolean">
            <text:p>TRUE</text:p>
          </table:table-cell>
          <table:table-cell/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50000-15-s705610326-c289627.ukp</text:p>
          </table:table-cell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  <table:table-cell office:value-type="float" office:value="10036" calcext:value-type="float">
            <text:p>10036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22333" calcext:value-type="float">
            <text:p>9.22333</text:p>
          </table:table-cell>
          <table:table-cell office:value-type="float" office:value="9.22" calcext:value-type="float">
            <text:p>9.22</text:p>
          </table:table-cell>
          <table:table-cell office:value-type="float" office:value="15824" calcext:value-type="float">
            <text:p>15824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6]=['NO FAILED INSTANCES'.I86])" office:value-type="boolean" office:boolean-value="true" calcext:value-type="boolean">
            <text:p>TRUE</text:p>
          </table:table-cell>
          <table:table-cell/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7-s977973487-c372198.ukp</text:p>
          </table:table-cell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  <table:table-cell office:value-type="float" office:value="12240" calcext:value-type="float">
            <text:p>12240</text:p>
          </table:table-cell>
          <table:table-cell office:value-type="float" office:value="372103" calcext:value-type="float">
            <text:p>372103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69" calcext:value-type="float">
            <text:p>8.69</text:p>
          </table:table-cell>
          <table:table-cell office:value-type="float" office:value="15076" calcext:value-type="float">
            <text:p>15076</text:p>
          </table:table-cell>
          <table:table-cell office:value-type="float" office:value="372103" calcext:value-type="float">
            <text:p>372103</text:p>
          </table:table-cell>
          <table:table-cell/>
          <table:table-cell table:formula="of:=(['NO FAILED INSTANCES'.E87]=['NO FAILED INSTANCES'.I87])" office:value-type="boolean" office:boolean-value="true" calcext:value-type="boolean">
            <text:p>TRUE</text:p>
          </table:table-cell>
          <table:table-cell/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13-s9506199-c155515.ukp</text:p>
          </table:table-cell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  <table:table-cell office:value-type="float" office:value="6512" calcext:value-type="float">
            <text:p>6512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22" calcext:value-type="float">
            <text:p>8.22</text:p>
          </table:table-cell>
          <table:table-cell office:value-type="float" office:value="8.21" calcext:value-type="float">
            <text:p>8.21</text:p>
          </table:table-cell>
          <table:table-cell office:value-type="float" office:value="14900" calcext:value-type="float">
            <text:p>1490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8]=['NO FAILED INSTANCES'.I88])" office:value-type="boolean" office:boolean-value="true" calcext:value-type="boolean">
            <text:p>TRUE</text:p>
          </table:table-cell>
          <table:table-cell/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14-s859243264-c190672.ukp</text:p>
          </table:table-cell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  <table:table-cell office:value-type="float" office:value="7248" calcext:value-type="float">
            <text:p>7248</text:p>
          </table:table-cell>
          <table:table-cell office:value-type="float" office:value="119994" calcext:value-type="float">
            <text:p>119994</text:p>
          </table:table-cell>
          <table:table-cell table:number-columns-repeated="2" office:value-type="float" office:value="8.21" calcext:value-type="float">
            <text:p>8.21</text:p>
          </table:table-cell>
          <table:table-cell office:value-type="float" office:value="15180" calcext:value-type="float">
            <text:p>1518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9]=['NO FAILED INSTANCES'.I89])" office:value-type="boolean" office:boolean-value="true" calcext:value-type="boolean">
            <text:p>TRUE</text:p>
          </table:table-cell>
          <table:table-cell/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9-s352825221-c181920.ukp</text:p>
          </table:table-cell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  <table:table-cell office:value-type="float" office:value="7164" calcext:value-type="float">
            <text:p>7164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14667" calcext:value-type="float">
            <text:p>8.14667</text:p>
          </table:table-cell>
          <table:table-cell office:value-type="float" office:value="8.14" calcext:value-type="float">
            <text:p>8.14</text:p>
          </table:table-cell>
          <table:table-cell office:value-type="float" office:value="14788" calcext:value-type="float">
            <text:p>14788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90]=['NO FAILED INSTANCES'.I90])" office:value-type="boolean" office:boolean-value="true" calcext:value-type="boolean">
            <text:p>TRUE</text:p>
          </table:table-cell>
          <table:table-cell/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13-s9506199-c212625.ukp</text:p>
          </table:table-cell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  <table:table-cell office:value-type="float" office:value="8716" calcext:value-type="float">
            <text:p>8716</text:p>
          </table:table-cell>
          <table:table-cell office:value-type="float" office:value="212570" calcext:value-type="float">
            <text:p>212570</text:p>
          </table:table-cell>
          <table:table-cell table:number-columns-repeated="2" office:value-type="float" office:value="7.67" calcext:value-type="float">
            <text:p>7.67</text:p>
          </table:table-cell>
          <table:table-cell office:value-type="float" office:value="15148" calcext:value-type="float">
            <text:p>15148</text:p>
          </table:table-cell>
          <table:table-cell office:value-type="float" office:value="212570" calcext:value-type="float">
            <text:p>212570</text:p>
          </table:table-cell>
          <table:table-cell/>
          <table:table-cell table:formula="of:=(['NO FAILED INSTANCES'.E91]=['NO FAILED INSTANCES'.I91])" office:value-type="boolean" office:boolean-value="true" calcext:value-type="boolean">
            <text:p>TRUE</text:p>
          </table:table-cell>
          <table:table-cell/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5-s948827585-c267626.ukp</text:p>
          </table:table-cell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  <table:table-cell office:value-type="float" office:value="9772" calcext:value-type="float">
            <text:p>9772</text:p>
          </table:table-cell>
          <table:table-cell office:value-type="float" office:value="267711" calcext:value-type="float">
            <text:p>267711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44" calcext:value-type="float">
            <text:p>14744</text:p>
          </table:table-cell>
          <table:table-cell office:value-type="float" office:value="267711" calcext:value-type="float">
            <text:p>267711</text:p>
          </table:table-cell>
          <table:table-cell/>
          <table:table-cell table:formula="of:=(['NO FAILED INSTANCES'.E92]=['NO FAILED INSTANCES'.I92])" office:value-type="boolean" office:boolean-value="true" calcext:value-type="boolean">
            <text:p>TRUE</text:p>
          </table:table-cell>
          <table:table-cell/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50000-2-s447284419-c263074.ukp</text:p>
          </table:table-cell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  <table:table-cell office:value-type="float" office:value="9492" calcext:value-type="float">
            <text:p>9492</text:p>
          </table:table-cell>
          <table:table-cell office:value-type="float" office:value="263099" calcext:value-type="float">
            <text:p>263099</text:p>
          </table:table-cell>
          <table:table-cell office:value-type="float" office:value="7.35" calcext:value-type="float">
            <text:p>7.35</text:p>
          </table:table-cell>
          <table:table-cell office:value-type="float" office:value="7.34" calcext:value-type="float">
            <text:p>7.34</text:p>
          </table:table-cell>
          <table:table-cell office:value-type="float" office:value="14672" calcext:value-type="float">
            <text:p>14672</text:p>
          </table:table-cell>
          <table:table-cell office:value-type="float" office:value="263099" calcext:value-type="float">
            <text:p>263099</text:p>
          </table:table-cell>
          <table:table-cell/>
          <table:table-cell table:formula="of:=(['NO FAILED INSTANCES'.E93]=['NO FAILED INSTANCES'.I93])" office:value-type="boolean" office:boolean-value="true" calcext:value-type="boolean">
            <text:p>TRUE</text:p>
          </table:table-cell>
          <table:table-cell/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4-s859243264-c344273.ukp</text:p>
          </table:table-cell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  <table:table-cell office:value-type="float" office:value="11448" calcext:value-type="float">
            <text:p>11448</text:p>
          </table:table-cell>
          <table:table-cell office:value-type="float" office:value="344383" calcext:value-type="float">
            <text:p>344383</text:p>
          </table:table-cell>
          <table:table-cell office:value-type="float" office:value="7.34333" calcext:value-type="float">
            <text:p>7.34333</text:p>
          </table:table-cell>
          <table:table-cell office:value-type="float" office:value="7.34" calcext:value-type="float">
            <text:p>7.34</text:p>
          </table:table-cell>
          <table:table-cell office:value-type="float" office:value="14612" calcext:value-type="float">
            <text:p>14612</text:p>
          </table:table-cell>
          <table:table-cell office:value-type="float" office:value="344383" calcext:value-type="float">
            <text:p>344383</text:p>
          </table:table-cell>
          <table:table-cell/>
          <table:table-cell table:formula="of:=(['NO FAILED INSTANCES'.E94]=['NO FAILED INSTANCES'.I94])" office:value-type="boolean" office:boolean-value="true" calcext:value-type="boolean">
            <text:p>TRUE</text:p>
          </table:table-cell>
          <table:table-cell/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0-s73800249-c358669.ukp</text:p>
          </table:table-cell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  <table:table-cell office:value-type="float" office:value="12064" calcext:value-type="float">
            <text:p>12064</text:p>
          </table:table-cell>
          <table:table-cell office:value-type="float" office:value="358784" calcext:value-type="float">
            <text:p>358784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14648" calcext:value-type="float">
            <text:p>14648</text:p>
          </table:table-cell>
          <table:table-cell office:value-type="float" office:value="358784" calcext:value-type="float">
            <text:p>358784</text:p>
          </table:table-cell>
          <table:table-cell/>
          <table:table-cell table:formula="of:=(['NO FAILED INSTANCES'.E95]=['NO FAILED INSTANCES'.I95])" office:value-type="boolean" office:boolean-value="true" calcext:value-type="boolean">
            <text:p>TRUE</text:p>
          </table:table-cell>
          <table:table-cell/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1-s243485145-c448219.ukp</text:p>
          </table:table-cell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  <table:table-cell office:value-type="float" office:value="14016" calcext:value-type="float">
            <text:p>14016</text:p>
          </table:table-cell>
          <table:table-cell office:value-type="float" office:value="448364" calcext:value-type="float">
            <text:p>448364</text:p>
          </table:table-cell>
          <table:table-cell office:value-type="float" office:value="7.32" calcext:value-type="float">
            <text:p>7.32</text:p>
          </table:table-cell>
          <table:table-cell office:value-type="float" office:value="7.31" calcext:value-type="float">
            <text:p>7.31</text:p>
          </table:table-cell>
          <table:table-cell office:value-type="float" office:value="14536" calcext:value-type="float">
            <text:p>14536</text:p>
          </table:table-cell>
          <table:table-cell office:value-type="float" office:value="448364" calcext:value-type="float">
            <text:p>448364</text:p>
          </table:table-cell>
          <table:table-cell/>
          <table:table-cell table:formula="of:=(['NO FAILED INSTANCES'.E96]=['NO FAILED INSTANCES'.I96])" office:value-type="boolean" office:boolean-value="true" calcext:value-type="boolean">
            <text:p>TRUE</text:p>
          </table:table-cell>
          <table:table-cell/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8-s331104176-c329508.ukp</text:p>
          </table:table-cell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  <table:table-cell office:value-type="float" office:value="11268" calcext:value-type="float">
            <text:p>11268</text:p>
          </table:table-cell>
          <table:table-cell office:value-type="float" office:value="329613" calcext:value-type="float">
            <text:p>329613</text:p>
          </table:table-cell>
          <table:table-cell office:value-type="float" office:value="7.31333" calcext:value-type="float">
            <text:p>7.31333</text:p>
          </table:table-cell>
          <table:table-cell office:value-type="float" office:value="7.31" calcext:value-type="float">
            <text:p>7.31</text:p>
          </table:table-cell>
          <table:table-cell office:value-type="float" office:value="14568" calcext:value-type="float">
            <text:p>14568</text:p>
          </table:table-cell>
          <table:table-cell office:value-type="float" office:value="329613" calcext:value-type="float">
            <text:p>329613</text:p>
          </table:table-cell>
          <table:table-cell/>
          <table:table-cell table:formula="of:=(['NO FAILED INSTANCES'.E97]=['NO FAILED INSTANCES'.I97])" office:value-type="boolean" office:boolean-value="true" calcext:value-type="boolean">
            <text:p>TRUE</text:p>
          </table:table-cell>
          <table:table-cell/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4-s115999589-c134457.ukp</text:p>
          </table:table-cell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  <table:table-cell office:value-type="float" office:value="6584" calcext:value-type="float">
            <text:p>6584</text:p>
          </table:table-cell>
          <table:table-cell office:value-type="float" office:value="134497" calcext:value-type="float">
            <text:p>134497</text:p>
          </table:table-cell>
          <table:table-cell office:value-type="float" office:value="7.29" calcext:value-type="float">
            <text:p>7.29</text:p>
          </table:table-cell>
          <table:table-cell office:value-type="float" office:value="7.28" calcext:value-type="float">
            <text:p>7.28</text:p>
          </table:table-cell>
          <table:table-cell office:value-type="float" office:value="14700" calcext:value-type="float">
            <text:p>14700</text:p>
          </table:table-cell>
          <table:table-cell office:value-type="float" office:value="134497" calcext:value-type="float">
            <text:p>134497</text:p>
          </table:table-cell>
          <table:table-cell/>
          <table:table-cell table:formula="of:=(['NO FAILED INSTANCES'.E98]=['NO FAILED INSTANCES'.I98])" office:value-type="boolean" office:boolean-value="true" calcext:value-type="boolean">
            <text:p>TRUE</text:p>
          </table:table-cell>
          <table:table-cell/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3-s9506199-c193658.ukp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  <table:table-cell office:value-type="float" office:value="7988" calcext:value-type="float">
            <text:p>7988</text:p>
          </table:table-cell>
          <table:table-cell office:value-type="float" office:value="193718" calcext:value-type="float">
            <text:p>193718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193718" calcext:value-type="float">
            <text:p>193718</text:p>
          </table:table-cell>
          <table:table-cell/>
          <table:table-cell table:formula="of:=(['NO FAILED INSTANCES'.E99]=['NO FAILED INSTANCES'.I99])" office:value-type="boolean" office:boolean-value="true" calcext:value-type="boolean">
            <text:p>TRUE</text:p>
          </table:table-cell>
          <table:table-cell/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50000-12-s774429216-c464551.ukp</text:p>
          </table:table-cell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  <table:table-cell office:value-type="float" office:value="14088" calcext:value-type="float">
            <text:p>14088</text:p>
          </table:table-cell>
          <table:table-cell office:value-type="float" office:value="464596" calcext:value-type="float">
            <text:p>464596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464596" calcext:value-type="float">
            <text:p>464596</text:p>
          </table:table-cell>
          <table:table-cell/>
          <table:table-cell table:formula="of:=(['NO FAILED INSTANCES'.E100]=['NO FAILED INSTANCES'.I100])" office:value-type="boolean" office:boolean-value="true" calcext:value-type="boolean">
            <text:p>TRUE</text:p>
          </table:table-cell>
          <table:table-cell/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2-s774429216-c130590.ukp</text:p>
          </table:table-cell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  <table:table-cell office:value-type="float" office:value="6472" calcext:value-type="float">
            <text:p>6472</text:p>
          </table:table-cell>
          <table:table-cell office:value-type="float" office:value="130630" calcext:value-type="float">
            <text:p>130630</text:p>
          </table:table-cell>
          <table:table-cell office:value-type="float" office:value="7.27333" calcext:value-type="float">
            <text:p>7.27333</text:p>
          </table:table-cell>
          <table:table-cell office:value-type="float" office:value="7.27" calcext:value-type="float">
            <text:p>7.27</text:p>
          </table:table-cell>
          <table:table-cell office:value-type="float" office:value="14536" calcext:value-type="float">
            <text:p>14536</text:p>
          </table:table-cell>
          <table:table-cell office:value-type="float" office:value="130630" calcext:value-type="float">
            <text:p>130630</text:p>
          </table:table-cell>
          <table:table-cell/>
          <table:table-cell table:formula="of:=(['NO FAILED INSTANCES'.E101]=['NO FAILED INSTANCES'.I101])" office:value-type="boolean" office:boolean-value="true" calcext:value-type="boolean">
            <text:p>TRUE</text:p>
          </table:table-cell>
          <table:table-cell/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9-s352825221-c329368.ukp</text:p>
          </table:table-cell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  <table:table-cell office:value-type="float" office:value="11316" calcext:value-type="float">
            <text:p>11316</text:p>
          </table:table-cell>
          <table:table-cell office:value-type="float" office:value="329473" calcext:value-type="float">
            <text:p>329473</text:p>
          </table:table-cell>
          <table:table-cell office:value-type="float" office:value="7.26666" calcext:value-type="float">
            <text:p>7.26666</text:p>
          </table:table-cell>
          <table:table-cell office:value-type="float" office:value="7.26" calcext:value-type="float">
            <text:p>7.26</text:p>
          </table:table-cell>
          <table:table-cell office:value-type="float" office:value="14632" calcext:value-type="float">
            <text:p>14632</text:p>
          </table:table-cell>
          <table:table-cell office:value-type="float" office:value="329473" calcext:value-type="float">
            <text:p>329473</text:p>
          </table:table-cell>
          <table:table-cell/>
          <table:table-cell table:formula="of:=(['NO FAILED INSTANCES'.E102]=['NO FAILED INSTANCES'.I102])" office:value-type="boolean" office:boolean-value="true" calcext:value-type="boolean">
            <text:p>TRUE</text:p>
          </table:table-cell>
          <table:table-cell/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17-s494734462-c132832.ukp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  <table:table-cell office:value-type="float" office:value="6680" calcext:value-type="float">
            <text:p>6680</text:p>
          </table:table-cell>
          <table:table-cell office:value-type="float" office:value="132797" calcext:value-type="float">
            <text:p>132797</text:p>
          </table:table-cell>
          <table:table-cell table:number-columns-repeated="2" office:value-type="float" office:value="7.23" calcext:value-type="float">
            <text:p>7.23</text:p>
          </table:table-cell>
          <table:table-cell office:value-type="float" office:value="14760" calcext:value-type="float">
            <text:p>14760</text:p>
          </table:table-cell>
          <table:table-cell office:value-type="float" office:value="132797" calcext:value-type="float">
            <text:p>132797</text:p>
          </table:table-cell>
          <table:table-cell/>
          <table:table-cell table:formula="of:=(['NO FAILED INSTANCES'.E103]=['NO FAILED INSTANCES'.I103])" office:value-type="boolean" office:boolean-value="true" calcext:value-type="boolean">
            <text:p>TRUE</text:p>
          </table:table-cell>
          <table:table-cell/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0000-1-s70766304-c338932.ukp</text:p>
          </table:table-cell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  <table:table-cell office:value-type="float" office:value="11620" calcext:value-type="float">
            <text:p>11620</text:p>
          </table:table-cell>
          <table:table-cell office:value-type="float" office:value="338817" calcext:value-type="float">
            <text:p>338817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3" calcext:value-type="float">
            <text:p>6.43</text:p>
          </table:table-cell>
          <table:table-cell office:value-type="float" office:value="13304" calcext:value-type="float">
            <text:p>13304</text:p>
          </table:table-cell>
          <table:table-cell office:value-type="float" office:value="338817" calcext:value-type="float">
            <text:p>338817</text:p>
          </table:table-cell>
          <table:table-cell/>
          <table:table-cell table:formula="of:=(['NO FAILED INSTANCES'.E104]=['NO FAILED INSTANCES'.I104])" office:value-type="boolean" office:boolean-value="true" calcext:value-type="boolean">
            <text:p>TRUE</text:p>
          </table:table-cell>
          <table:table-cell/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0000-4-s115999589-c110302.ukp</text:p>
          </table:table-cell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  <table:table-cell office:value-type="float" office:value="6148" calcext:value-type="float">
            <text:p>6148</text:p>
          </table:table-cell>
          <table:table-cell office:value-type="float" office:value="110262" calcext:value-type="float">
            <text:p>110262</text:p>
          </table:table-cell>
          <table:table-cell office:value-type="float" office:value="6.42667" calcext:value-type="float">
            <text:p>6.42667</text:p>
          </table:table-cell>
          <table:table-cell office:value-type="float" office:value="6.44" calcext:value-type="float">
            <text:p>6.44</text:p>
          </table:table-cell>
          <table:table-cell office:value-type="float" office:value="13396" calcext:value-type="float">
            <text:p>13396</text:p>
          </table:table-cell>
          <table:table-cell office:value-type="float" office:value="110262" calcext:value-type="float">
            <text:p>110262</text:p>
          </table:table-cell>
          <table:table-cell/>
          <table:table-cell table:formula="of:=(['NO FAILED INSTANCES'.E105]=['NO FAILED INSTANCES'.I105])" office:value-type="boolean" office:boolean-value="true" calcext:value-type="boolean">
            <text:p>TRUE</text:p>
          </table:table-cell>
          <table:table-cell/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5000-19-s651952263-c114448.ukp</text:p>
          </table:table-cell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  <table:table-cell office:value-type="float" office:value="6088" calcext:value-type="float">
            <text:p>6088</text:p>
          </table:table-cell>
          <table:table-cell office:value-type="float" office:value="114418" calcext:value-type="float">
            <text:p>114418</text:p>
          </table:table-cell>
          <table:table-cell office:value-type="float" office:value="6.42333" calcext:value-type="float">
            <text:p>6.42333</text:p>
          </table:table-cell>
          <table:table-cell office:value-type="float" office:value="6.42" calcext:value-type="float">
            <text:p>6.42</text:p>
          </table:table-cell>
          <table:table-cell office:value-type="float" office:value="13504" calcext:value-type="float">
            <text:p>13504</text:p>
          </table:table-cell>
          <table:table-cell office:value-type="float" office:value="114418" calcext:value-type="float">
            <text:p>114418</text:p>
          </table:table-cell>
          <table:table-cell/>
          <table:table-cell table:formula="of:=(['NO FAILED INSTANCES'.E106]=['NO FAILED INSTANCES'.I106])" office:value-type="boolean" office:boolean-value="true" calcext:value-type="boolean">
            <text:p>TRUE</text:p>
          </table:table-cell>
          <table:table-cell/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-5n5000wmin10000-8-s709024814-c486392.ukp</text:p>
          </table:table-cell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  <table:table-cell office:value-type="float" office:value="14864" calcext:value-type="float">
            <text:p>14864</text:p>
          </table:table-cell>
          <table:table-cell office:value-type="float" office:value="486227" calcext:value-type="float">
            <text:p>486227</text:p>
          </table:table-cell>
          <table:table-cell table:number-columns-repeated="2" office:value-type="float" office:value="6.42" calcext:value-type="float">
            <text:p>6.42</text:p>
          </table:table-cell>
          <table:table-cell office:value-type="float" office:value="13300" calcext:value-type="float">
            <text:p>13300</text:p>
          </table:table-cell>
          <table:table-cell office:value-type="float" office:value="486227" calcext:value-type="float">
            <text:p>486227</text:p>
          </table:table-cell>
          <table:table-cell/>
          <table:table-cell table:formula="of:=(['NO FAILED INSTANCES'.E107]=['NO FAILED INSTANCES'.I107])" office:value-type="boolean" office:boolean-value="true" calcext:value-type="boolean">
            <text:p>TRUE</text:p>
          </table:table-cell>
          <table:table-cell/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-5n5000wmin15000-12-s774429216-c190874.ukp</text:p>
          </table:table-cell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  <table:table-cell office:value-type="float" office:value="8072" calcext:value-type="float">
            <text:p>8072</text:p>
          </table:table-cell>
          <table:table-cell office:value-type="float" office:value="190824" calcext:value-type="float">
            <text:p>190824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" calcext:value-type="float">
            <text:p>6.4</text:p>
          </table:table-cell>
          <table:table-cell office:value-type="float" office:value="13424" calcext:value-type="float">
            <text:p>13424</text:p>
          </table:table-cell>
          <table:table-cell office:value-type="float" office:value="190824" calcext:value-type="float">
            <text:p>190824</text:p>
          </table:table-cell>
          <table:table-cell/>
          <table:table-cell table:formula="of:=(['NO FAILED INSTANCES'.E108]=['NO FAILED INSTANCES'.I108])" office:value-type="boolean" office:boolean-value="true" calcext:value-type="boolean">
            <text:p>TRUE</text:p>
          </table:table-cell>
          <table:table-cell/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5000-11-s243485145-c212223.ukp</text:p>
          </table:table-cell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  <table:table-cell office:value-type="float" office:value="8300" calcext:value-type="float">
            <text:p>8300</text:p>
          </table:table-cell>
          <table:table-cell office:value-type="float" office:value="212168" calcext:value-type="float">
            <text:p>212168</text:p>
          </table:table-cell>
          <table:table-cell office:value-type="float" office:value="6.39667" calcext:value-type="float">
            <text:p>6.39667</text:p>
          </table:table-cell>
          <table:table-cell office:value-type="float" office:value="6.4" calcext:value-type="float">
            <text:p>6.4</text:p>
          </table:table-cell>
          <table:table-cell office:value-type="float" office:value="13388" calcext:value-type="float">
            <text:p>13388</text:p>
          </table:table-cell>
          <table:table-cell office:value-type="float" office:value="212168" calcext:value-type="float">
            <text:p>212168</text:p>
          </table:table-cell>
          <table:table-cell/>
          <table:table-cell table:formula="of:=(['NO FAILED INSTANCES'.E109]=['NO FAILED INSTANCES'.I109])" office:value-type="boolean" office:boolean-value="true" calcext:value-type="boolean">
            <text:p>TRUE</text:p>
          </table:table-cell>
          <table:table-cell/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0000-9-s352825221-c365774.ukp</text:p>
          </table:table-cell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  <table:table-cell office:value-type="float" office:value="12112" calcext:value-type="float">
            <text:p>12112</text:p>
          </table:table-cell>
          <table:table-cell office:value-type="float" office:value="365649" calcext:value-type="float">
            <text:p>365649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496" calcext:value-type="float">
            <text:p>13496</text:p>
          </table:table-cell>
          <table:table-cell office:value-type="float" office:value="365649" calcext:value-type="float">
            <text:p>365649</text:p>
          </table:table-cell>
          <table:table-cell/>
          <table:table-cell table:formula="of:=(['NO FAILED INSTANCES'.E110]=['NO FAILED INSTANCES'.I110])" office:value-type="boolean" office:boolean-value="true" calcext:value-type="boolean">
            <text:p>TRUE</text:p>
          </table:table-cell>
          <table:table-cell/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0000-15-s705610326-c339566.ukp</text:p>
          </table:table-cell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  <table:table-cell office:value-type="float" office:value="11440" calcext:value-type="float">
            <text:p>11440</text:p>
          </table:table-cell>
          <table:table-cell office:value-type="float" office:value="339451" calcext:value-type="float">
            <text:p>339451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464" calcext:value-type="float">
            <text:p>13464</text:p>
          </table:table-cell>
          <table:table-cell office:value-type="float" office:value="339451" calcext:value-type="float">
            <text:p>339451</text:p>
          </table:table-cell>
          <table:table-cell/>
          <table:table-cell table:formula="of:=(['NO FAILED INSTANCES'.E111]=['NO FAILED INSTANCES'.I111])" office:value-type="boolean" office:boolean-value="true" calcext:value-type="boolean">
            <text:p>TRUE</text:p>
          </table:table-cell>
          <table:table-cell/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5000-17-s494734462-c331511.ukp</text:p>
          </table:table-cell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  <table:table-cell office:value-type="float" office:value="11316" calcext:value-type="float">
            <text:p>11316</text:p>
          </table:table-cell>
          <table:table-cell office:value-type="float" office:value="331426" calcext:value-type="float">
            <text:p>331426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504" calcext:value-type="float">
            <text:p>13504</text:p>
          </table:table-cell>
          <table:table-cell office:value-type="float" office:value="331426" calcext:value-type="float">
            <text:p>331426</text:p>
          </table:table-cell>
          <table:table-cell/>
          <table:table-cell table:formula="of:=(['NO FAILED INSTANCES'.E112]=['NO FAILED INSTANCES'.I112])" office:value-type="boolean" office:boolean-value="true" calcext:value-type="boolean">
            <text:p>TRUE</text:p>
          </table:table-cell>
          <table:table-cell/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5000-5-s948827585-c374557.ukp</text:p>
          </table:table-cell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  <table:table-cell office:value-type="float" office:value="12188" calcext:value-type="float">
            <text:p>12188</text:p>
          </table:table-cell>
          <table:table-cell office:value-type="float" office:value="374462" calcext:value-type="float">
            <text:p>374462</text:p>
          </table:table-cell>
          <table:table-cell office:value-type="float" office:value="6.38333" calcext:value-type="float">
            <text:p>6.38333</text:p>
          </table:table-cell>
          <table:table-cell office:value-type="float" office:value="6.38" calcext:value-type="float">
            <text:p>6.38</text:p>
          </table:table-cell>
          <table:table-cell office:value-type="float" office:value="13424" calcext:value-type="float">
            <text:p>13424</text:p>
          </table:table-cell>
          <table:table-cell office:value-type="float" office:value="374462" calcext:value-type="float">
            <text:p>374462</text:p>
          </table:table-cell>
          <table:table-cell/>
          <table:table-cell table:formula="of:=(['NO FAILED INSTANCES'.E113]=['NO FAILED INSTANCES'.I113])" office:value-type="boolean" office:boolean-value="true" calcext:value-type="boolean">
            <text:p>TRUE</text:p>
          </table:table-cell>
          <table:table-cell/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0000-16-s512981835-c486546.ukp</text:p>
          </table:table-cell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  <table:table-cell office:value-type="float" office:value="14936" calcext:value-type="float">
            <text:p>14936</text:p>
          </table:table-cell>
          <table:table-cell office:value-type="float" office:value="486381" calcext:value-type="float">
            <text:p>486381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13300" calcext:value-type="float">
            <text:p>13300</text:p>
          </table:table-cell>
          <table:table-cell office:value-type="float" office:value="486381" calcext:value-type="float">
            <text:p>486381</text:p>
          </table:table-cell>
          <table:table-cell/>
          <table:table-cell table:formula="of:=(['NO FAILED INSTANCES'.E114]=['NO FAILED INSTANCES'.I114])" office:value-type="boolean" office:boolean-value="true" calcext:value-type="boolean">
            <text:p>TRUE</text:p>
          </table:table-cell>
          <table:table-cell/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0000-18-s331104176-c306860.ukp</text:p>
          </table:table-cell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  <table:table-cell office:value-type="float" office:value="10680" calcext:value-type="float">
            <text:p>10680</text:p>
          </table:table-cell>
          <table:table-cell office:value-type="float" office:value="306755" calcext:value-type="float">
            <text:p>306755</text:p>
          </table:table-cell>
          <table:table-cell office:value-type="float" office:value="6.36667" calcext:value-type="float">
            <text:p>6.36667</text:p>
          </table:table-cell>
          <table:table-cell office:value-type="float" office:value="6.36" calcext:value-type="float">
            <text:p>6.36</text:p>
          </table:table-cell>
          <table:table-cell office:value-type="float" office:value="13228" calcext:value-type="float">
            <text:p>13228</text:p>
          </table:table-cell>
          <table:table-cell office:value-type="float" office:value="306755" calcext:value-type="float">
            <text:p>306755</text:p>
          </table:table-cell>
          <table:table-cell/>
          <table:table-cell table:formula="of:=(['NO FAILED INSTANCES'.E115]=['NO FAILED INSTANCES'.I115])" office:value-type="boolean" office:boolean-value="true" calcext:value-type="boolean">
            <text:p>TRUE</text:p>
          </table:table-cell>
          <table:table-cell/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10000-12-s774429216-c335226.ukp</text:p>
          </table:table-cell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  <table:table-cell office:value-type="float" office:value="11372" calcext:value-type="float">
            <text:p>11372</text:p>
          </table:table-cell>
          <table:table-cell office:value-type="float" office:value="335111" calcext:value-type="float">
            <text:p>335111</text:p>
          </table:table-cell>
          <table:table-cell office:value-type="float" office:value="6.36333" calcext:value-type="float">
            <text:p>6.36333</text:p>
          </table:table-cell>
          <table:table-cell office:value-type="float" office:value="6.36" calcext:value-type="float">
            <text:p>6.36</text:p>
          </table:table-cell>
          <table:table-cell office:value-type="float" office:value="13376" calcext:value-type="float">
            <text:p>13376</text:p>
          </table:table-cell>
          <table:table-cell office:value-type="float" office:value="335111" calcext:value-type="float">
            <text:p>335111</text:p>
          </table:table-cell>
          <table:table-cell/>
          <table:table-cell table:formula="of:=(['NO FAILED INSTANCES'.E116]=['NO FAILED INSTANCES'.I116])" office:value-type="boolean" office:boolean-value="true" calcext:value-type="boolean">
            <text:p>TRUE</text:p>
          </table:table-cell>
          <table:table-cell/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-5n5000wmin50000-7-s977973487-c449814.ukp</text:p>
          </table:table-cell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  <table:table-cell office:value-type="float" office:value="13776" calcext:value-type="float">
            <text:p>13776</text:p>
          </table:table-cell>
          <table:table-cell office:value-type="float" office:value="439952" calcext:value-type="float">
            <text:p>439952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13988" calcext:value-type="float">
            <text:p>13988</text:p>
          </table:table-cell>
          <table:table-cell office:value-type="float" office:value="439952" calcext:value-type="float">
            <text:p>439952</text:p>
          </table:table-cell>
          <table:table-cell/>
          <table:table-cell table:formula="of:=(['NO FAILED INSTANCES'.E117]=['NO FAILED INSTANCES'.I117])" office:value-type="boolean" office:boolean-value="true" calcext:value-type="boolean">
            <text:p>TRUE</text:p>
          </table:table-cell>
          <table:table-cell/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5n5000wmin50000-7-s977973487-c174298.ukp</text:p>
          </table:table-cell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  <table:table-cell office:value-type="float" office:value="7160" calcext:value-type="float">
            <text:p>7160</text:p>
          </table:table-cell>
          <table:table-cell office:value-type="float" office:value="165012" calcext:value-type="float">
            <text:p>16501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3256" calcext:value-type="float">
            <text:p>13256</text:p>
          </table:table-cell>
          <table:table-cell office:value-type="float" office:value="165012" calcext:value-type="float">
            <text:p>165012</text:p>
          </table:table-cell>
          <table:table-cell/>
          <table:table-cell table:formula="of:=(['NO FAILED INSTANCES'.E118]=['NO FAILED INSTANCES'.I118])" office:value-type="boolean" office:boolean-value="true" calcext:value-type="boolean">
            <text:p>TRUE</text:p>
          </table:table-cell>
          <table:table-cell/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17-s494734462-c181042.ukp</text:p>
          </table:table-cell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65" calcext:value-type="float">
            <text:p>5.65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19]=['NO FAILED INSTANCES'.I119])" office:value-type="boolean" office:boolean-value="true" calcext:value-type="boolean">
            <text:p>TRUE</text:p>
          </table:table-cell>
          <table:table-cell/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6-s11420633-c180784.ukp</text:p>
          </table:table-cell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  <table:table-cell office:value-type="float" office:value="7260" calcext:value-type="float">
            <text:p>7260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1667" calcext:value-type="float">
            <text:p>5.61667</text:p>
          </table:table-cell>
          <table:table-cell office:value-type="float" office:value="5.61" calcext:value-type="float">
            <text:p>5.61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0]=['NO FAILED INSTANCES'.I120])" office:value-type="boolean" office:boolean-value="true" calcext:value-type="boolean">
            <text:p>TRUE</text:p>
          </table:table-cell>
          <table:table-cell/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5-s948827585-c179042.ukp</text:p>
          </table:table-cell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" calcext:value-type="float">
            <text:p>5.6</text:p>
          </table:table-cell>
          <table:table-cell office:value-type="float" office:value="5.59" calcext:value-type="float">
            <text:p>5.59</text:p>
          </table:table-cell>
          <table:table-cell office:value-type="float" office:value="13420" calcext:value-type="float">
            <text:p>13420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1]=['NO FAILED INSTANCES'.I121])" office:value-type="boolean" office:boolean-value="true" calcext:value-type="boolean">
            <text:p>TRUE</text:p>
          </table:table-cell>
          <table:table-cell/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50000-6-s11420633-c126304.ukp</text:p>
          </table:table-cell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  <table:table-cell office:value-type="float" office:value="6184" calcext:value-type="float">
            <text:p>6184</text:p>
          </table:table-cell>
          <table:table-cell office:value-type="float" office:value="119988" calcext:value-type="float">
            <text:p>119988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596" calcext:value-type="float">
            <text:p>13596</text:p>
          </table:table-cell>
          <table:table-cell office:value-type="float" office:value="119988" calcext:value-type="float">
            <text:p>119988</text:p>
          </table:table-cell>
          <table:table-cell/>
          <table:table-cell table:formula="of:=(['NO FAILED INSTANCES'.E122]=['NO FAILED INSTANCES'.I122])" office:value-type="boolean" office:boolean-value="true" calcext:value-type="boolean">
            <text:p>TRUE</text:p>
          </table:table-cell>
          <table:table-cell/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9-s651952263-c488900.ukp</text:p>
          </table:table-cell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  <table:table-cell office:value-type="float" office:value="14908" calcext:value-type="float">
            <text:p>14908</text:p>
          </table:table-cell>
          <table:table-cell office:value-type="float" office:value="489140" calcext:value-type="float">
            <text:p>489140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" calcext:value-type="float">
            <text:p>5.2</text:p>
          </table:table-cell>
          <table:table-cell office:value-type="float" office:value="12188" calcext:value-type="float">
            <text:p>12188</text:p>
          </table:table-cell>
          <table:table-cell office:value-type="float" office:value="489140" calcext:value-type="float">
            <text:p>489140</text:p>
          </table:table-cell>
          <table:table-cell/>
          <table:table-cell table:formula="of:=(['NO FAILED INSTANCES'.E123]=['NO FAILED INSTANCES'.I123])" office:value-type="boolean" office:boolean-value="true" calcext:value-type="boolean">
            <text:p>TRUE</text:p>
          </table:table-cell>
          <table:table-cell/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5-s948827585-c136349.ukp</text:p>
          </table:table-cell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  <table:table-cell office:value-type="float" office:value="6700" calcext:value-type="float">
            <text:p>6700</text:p>
          </table:table-cell>
          <table:table-cell office:value-type="float" office:value="136414" calcext:value-type="float">
            <text:p>136414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2184" calcext:value-type="float">
            <text:p>12184</text:p>
          </table:table-cell>
          <table:table-cell office:value-type="float" office:value="136414" calcext:value-type="float">
            <text:p>136414</text:p>
          </table:table-cell>
          <table:table-cell/>
          <table:table-cell table:formula="of:=(['NO FAILED INSTANCES'.E124]=['NO FAILED INSTANCES'.I124])" office:value-type="boolean" office:boolean-value="true" calcext:value-type="boolean">
            <text:p>TRUE</text:p>
          </table:table-cell>
          <table:table-cell/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4-s859243264-c165880.ukp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  <table:table-cell office:value-type="float" office:value="7424" calcext:value-type="float">
            <text:p>7424</text:p>
          </table:table-cell>
          <table:table-cell office:value-type="float" office:value="165960" calcext:value-type="float">
            <text:p>165960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12212" calcext:value-type="float">
            <text:p>12212</text:p>
          </table:table-cell>
          <table:table-cell office:value-type="float" office:value="165960" calcext:value-type="float">
            <text:p>165960</text:p>
          </table:table-cell>
          <table:table-cell/>
          <table:table-cell table:formula="of:=(['NO FAILED INSTANCES'.E125]=['NO FAILED INSTANCES'.I125])" office:value-type="boolean" office:boolean-value="true" calcext:value-type="boolean">
            <text:p>TRUE</text:p>
          </table:table-cell>
          <table:table-cell/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6-s512981835-c139261.ukp</text:p>
          </table:table-cell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  <table:table-cell office:value-type="float" office:value="6744" calcext:value-type="float">
            <text:p>6744</text:p>
          </table:table-cell>
          <table:table-cell office:value-type="float" office:value="139326" calcext:value-type="float">
            <text:p>139326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208" calcext:value-type="float">
            <text:p>12208</text:p>
          </table:table-cell>
          <table:table-cell office:value-type="float" office:value="139326" calcext:value-type="float">
            <text:p>139326</text:p>
          </table:table-cell>
          <table:table-cell/>
          <table:table-cell table:formula="of:=(['NO FAILED INSTANCES'.E126]=['NO FAILED INSTANCES'.I126])" office:value-type="boolean" office:boolean-value="true" calcext:value-type="boolean">
            <text:p>TRUE</text:p>
          </table:table-cell>
          <table:table-cell/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2-s447284419-c195214.ukp</text:p>
          </table:table-cell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  <table:table-cell office:value-type="float" office:value="8140" calcext:value-type="float">
            <text:p>8140</text:p>
          </table:table-cell>
          <table:table-cell office:value-type="float" office:value="195309" calcext:value-type="float">
            <text:p>195309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216" calcext:value-type="float">
            <text:p>12216</text:p>
          </table:table-cell>
          <table:table-cell office:value-type="float" office:value="195309" calcext:value-type="float">
            <text:p>195309</text:p>
          </table:table-cell>
          <table:table-cell/>
          <table:table-cell table:formula="of:=(['NO FAILED INSTANCES'.E127]=['NO FAILED INSTANCES'.I127])" office:value-type="boolean" office:boolean-value="true" calcext:value-type="boolean">
            <text:p>TRUE</text:p>
          </table:table-cell>
          <table:table-cell/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3-s9506199-c126365.ukp</text:p>
          </table:table-cell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  <table:table-cell office:value-type="float" office:value="6428" calcext:value-type="float">
            <text:p>6428</text:p>
          </table:table-cell>
          <table:table-cell office:value-type="float" office:value="126425" calcext:value-type="float">
            <text:p>126425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4" calcext:value-type="float">
            <text:p>5.14</text:p>
          </table:table-cell>
          <table:table-cell office:value-type="float" office:value="12212" calcext:value-type="float">
            <text:p>12212</text:p>
          </table:table-cell>
          <table:table-cell office:value-type="float" office:value="126425" calcext:value-type="float">
            <text:p>126425</text:p>
          </table:table-cell>
          <table:table-cell/>
          <table:table-cell table:formula="of:=(['NO FAILED INSTANCES'.E128]=['NO FAILED INSTANCES'.I128])" office:value-type="boolean" office:boolean-value="true" calcext:value-type="boolean">
            <text:p>TRUE</text:p>
          </table:table-cell>
          <table:table-cell/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4-s115999589-c278698.ukp</text:p>
          </table:table-cell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  <table:table-cell office:value-type="float" office:value="9948" calcext:value-type="float">
            <text:p>9948</text:p>
          </table:table-cell>
          <table:table-cell office:value-type="float" office:value="278833" calcext:value-type="float">
            <text:p>278833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278833" calcext:value-type="float">
            <text:p>278833</text:p>
          </table:table-cell>
          <table:table-cell/>
          <table:table-cell table:formula="of:=(['NO FAILED INSTANCES'.E129]=['NO FAILED INSTANCES'.I129])" office:value-type="boolean" office:boolean-value="true" calcext:value-type="boolean">
            <text:p>TRUE</text:p>
          </table:table-cell>
          <table:table-cell/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19-s651952263-c207501.ukp</text:p>
          </table:table-cell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  <table:table-cell office:value-type="float" office:value="8092" calcext:value-type="float">
            <text:p>8092</text:p>
          </table:table-cell>
          <table:table-cell office:value-type="float" office:value="207521" calcext:value-type="float">
            <text:p>207521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5.13" calcext:value-type="float">
            <text:p>5.13</text:p>
          </table:table-cell>
          <table:table-cell office:value-type="float" office:value="12216" calcext:value-type="float">
            <text:p>12216</text:p>
          </table:table-cell>
          <table:table-cell office:value-type="float" office:value="207521" calcext:value-type="float">
            <text:p>207521</text:p>
          </table:table-cell>
          <table:table-cell/>
          <table:table-cell table:formula="of:=(['NO FAILED INSTANCES'.E130]=['NO FAILED INSTANCES'.I130])" office:value-type="boolean" office:boolean-value="true" calcext:value-type="boolean">
            <text:p>TRUE</text:p>
          </table:table-cell>
          <table:table-cell/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15-s705610326-c307383.ukp</text:p>
          </table:table-cell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  <table:table-cell office:value-type="float" office:value="10688" calcext:value-type="float">
            <text:p>10688</text:p>
          </table:table-cell>
          <table:table-cell office:value-type="float" office:value="307483" calcext:value-type="float">
            <text:p>307483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307483" calcext:value-type="float">
            <text:p>307483</text:p>
          </table:table-cell>
          <table:table-cell/>
          <table:table-cell table:formula="of:=(['NO FAILED INSTANCES'.E131]=['NO FAILED INSTANCES'.I131])" office:value-type="boolean" office:boolean-value="true" calcext:value-type="boolean">
            <text:p>TRUE</text:p>
          </table:table-cell>
          <table:table-cell/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9-s352825221-c485803.ukp</text:p>
          </table:table-cell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  <table:table-cell office:value-type="float" office:value="14920" calcext:value-type="float">
            <text:p>14920</text:p>
          </table:table-cell>
          <table:table-cell office:value-type="float" office:value="486043" calcext:value-type="float">
            <text:p>486043</text:p>
          </table:table-cell>
          <table:table-cell office:value-type="float" office:value="5.12667" calcext:value-type="float">
            <text:p>5.12667</text:p>
          </table:table-cell>
          <table:table-cell office:value-type="float" office:value="5.13" calcext:value-type="float">
            <text:p>5.13</text:p>
          </table:table-cell>
          <table:table-cell office:value-type="float" office:value="12084" calcext:value-type="float">
            <text:p>12084</text:p>
          </table:table-cell>
          <table:table-cell office:value-type="float" office:value="486043" calcext:value-type="float">
            <text:p>486043</text:p>
          </table:table-cell>
          <table:table-cell/>
          <table:table-cell table:formula="of:=(['NO FAILED INSTANCES'.E132]=['NO FAILED INSTANCES'.I132])" office:value-type="boolean" office:boolean-value="true" calcext:value-type="boolean">
            <text:p>TRUE</text:p>
          </table:table-cell>
          <table:table-cell/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16-s512981835-c159075.ukp</text:p>
          </table:table-cell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  <table:table-cell office:value-type="float" office:value="7300" calcext:value-type="float">
            <text:p>7300</text:p>
          </table:table-cell>
          <table:table-cell office:value-type="float" office:value="159125" calcext:value-type="float">
            <text:p>159125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2304" calcext:value-type="float">
            <text:p>12304</text:p>
          </table:table-cell>
          <table:table-cell office:value-type="float" office:value="159125" calcext:value-type="float">
            <text:p>159125</text:p>
          </table:table-cell>
          <table:table-cell/>
          <table:table-cell table:formula="of:=(['NO FAILED INSTANCES'.E133]=['NO FAILED INSTANCES'.I133])" office:value-type="boolean" office:boolean-value="true" calcext:value-type="boolean">
            <text:p>TRUE</text:p>
          </table:table-cell>
          <table:table-cell/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6-s11420633-c255303.ukp</text:p>
          </table:table-cell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  <table:table-cell office:value-type="float" office:value="9628" calcext:value-type="float">
            <text:p>9628</text:p>
          </table:table-cell>
          <table:table-cell office:value-type="float" office:value="255428" calcext:value-type="float">
            <text:p>255428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2" calcext:value-type="float">
            <text:p>5.12</text:p>
          </table:table-cell>
          <table:table-cell office:value-type="float" office:value="12244" calcext:value-type="float">
            <text:p>12244</text:p>
          </table:table-cell>
          <table:table-cell office:value-type="float" office:value="255428" calcext:value-type="float">
            <text:p>255428</text:p>
          </table:table-cell>
          <table:table-cell/>
          <table:table-cell table:formula="of:=(['NO FAILED INSTANCES'.E134]=['NO FAILED INSTANCES'.I134])" office:value-type="boolean" office:boolean-value="true" calcext:value-type="boolean">
            <text:p>TRUE</text:p>
          </table:table-cell>
          <table:table-cell/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7-s977973487-c355896.ukp</text:p>
          </table:table-cell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  <table:table-cell office:value-type="float" office:value="11964" calcext:value-type="float">
            <text:p>11964</text:p>
          </table:table-cell>
          <table:table-cell office:value-type="float" office:value="356071" calcext:value-type="float">
            <text:p>356071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180" calcext:value-type="float">
            <text:p>12180</text:p>
          </table:table-cell>
          <table:table-cell office:value-type="float" office:value="356071" calcext:value-type="float">
            <text:p>356071</text:p>
          </table:table-cell>
          <table:table-cell/>
          <table:table-cell table:formula="of:=(['NO FAILED INSTANCES'.E135]=['NO FAILED INSTANCES'.I135])" office:value-type="boolean" office:boolean-value="true" calcext:value-type="boolean">
            <text:p>TRUE</text:p>
          </table:table-cell>
          <table:table-cell/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0-s991135297-c396654.ukp</text:p>
          </table:table-cell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  <table:table-cell office:value-type="float" office:value="12852" calcext:value-type="float">
            <text:p>12852</text:p>
          </table:table-cell>
          <table:table-cell office:value-type="float" office:value="396784" calcext:value-type="float">
            <text:p>396784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124" calcext:value-type="float">
            <text:p>12124</text:p>
          </table:table-cell>
          <table:table-cell office:value-type="float" office:value="396784" calcext:value-type="float">
            <text:p>396784</text:p>
          </table:table-cell>
          <table:table-cell/>
          <table:table-cell table:formula="of:=(['NO FAILED INSTANCES'.E136]=['NO FAILED INSTANCES'.I136])" office:value-type="boolean" office:boolean-value="true" calcext:value-type="boolean">
            <text:p>TRUE</text:p>
          </table:table-cell>
          <table:table-cell/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6-s11420633-c185030.ukp</text:p>
          </table:table-cell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  <table:table-cell office:value-type="float" office:value="7952" calcext:value-type="float">
            <text:p>7952</text:p>
          </table:table-cell>
          <table:table-cell office:value-type="float" office:value="185090" calcext:value-type="float">
            <text:p>185090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076" calcext:value-type="float">
            <text:p>12076</text:p>
          </table:table-cell>
          <table:table-cell office:value-type="float" office:value="185090" calcext:value-type="float">
            <text:p>185090</text:p>
          </table:table-cell>
          <table:table-cell/>
          <table:table-cell table:formula="of:=(['NO FAILED INSTANCES'.E137]=['NO FAILED INSTANCES'.I137])" office:value-type="boolean" office:boolean-value="true" calcext:value-type="boolean">
            <text:p>TRUE</text:p>
          </table:table-cell>
          <table:table-cell/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-s70766304-c407331.ukp</text:p>
          </table:table-cell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  <table:table-cell office:value-type="float" office:value="13208" calcext:value-type="float">
            <text:p>13208</text:p>
          </table:table-cell>
          <table:table-cell office:value-type="float" office:value="407531" calcext:value-type="float">
            <text:p>407531</text:p>
          </table:table-cell>
          <table:table-cell table:number-columns-repeated="2" office:value-type="float" office:value="5.11" calcext:value-type="float">
            <text:p>5.11</text:p>
          </table:table-cell>
          <table:table-cell office:value-type="float" office:value="12216" calcext:value-type="float">
            <text:p>12216</text:p>
          </table:table-cell>
          <table:table-cell office:value-type="float" office:value="407531" calcext:value-type="float">
            <text:p>407531</text:p>
          </table:table-cell>
          <table:table-cell/>
          <table:table-cell table:formula="of:=(['NO FAILED INSTANCES'.E138]=['NO FAILED INSTANCES'.I138])" office:value-type="boolean" office:boolean-value="true" calcext:value-type="boolean">
            <text:p>TRUE</text:p>
          </table:table-cell>
          <table:table-cell/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8-s709024814-c458487.ukp</text:p>
          </table:table-cell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  <table:table-cell office:value-type="float" office:value="14220" calcext:value-type="float">
            <text:p>14220</text:p>
          </table:table-cell>
          <table:table-cell office:value-type="float" office:value="458712" calcext:value-type="float">
            <text:p>458712</text:p>
          </table:table-cell>
          <table:table-cell office:value-type="float" office:value="5.10667" calcext:value-type="float">
            <text:p>5.10667</text:p>
          </table:table-cell>
          <table:table-cell office:value-type="float" office:value="5.1" calcext:value-type="float">
            <text:p>5.1</text:p>
          </table:table-cell>
          <table:table-cell office:value-type="float" office:value="13060" calcext:value-type="float">
            <text:p>13060</text:p>
          </table:table-cell>
          <table:table-cell office:value-type="float" office:value="458712" calcext:value-type="float">
            <text:p>458712</text:p>
          </table:table-cell>
          <table:table-cell/>
          <table:table-cell table:formula="of:=(['NO FAILED INSTANCES'.E139]=['NO FAILED INSTANCES'.I139])" office:value-type="boolean" office:boolean-value="true" calcext:value-type="boolean">
            <text:p>TRUE</text:p>
          </table:table-cell>
          <table:table-cell/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2-s774429216-c485435.ukp</text:p>
          </table:table-cell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  <table:table-cell office:value-type="float" office:value="14960" calcext:value-type="float">
            <text:p>14960</text:p>
          </table:table-cell>
          <table:table-cell office:value-type="float" office:value="485675" calcext:value-type="float">
            <text:p>485675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24" calcext:value-type="float">
            <text:p>12124</text:p>
          </table:table-cell>
          <table:table-cell office:value-type="float" office:value="485675" calcext:value-type="float">
            <text:p>485675</text:p>
          </table:table-cell>
          <table:table-cell/>
          <table:table-cell table:formula="of:=(['NO FAILED INSTANCES'.E140]=['NO FAILED INSTANCES'.I140])" office:value-type="boolean" office:boolean-value="true" calcext:value-type="boolean">
            <text:p>TRUE</text:p>
          </table:table-cell>
          <table:table-cell/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15-s705610326-c161457.ukp</text:p>
          </table:table-cell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  <table:table-cell office:value-type="float" office:value="7008" calcext:value-type="float">
            <text:p>7008</text:p>
          </table:table-cell>
          <table:table-cell office:value-type="float" office:value="161472" calcext:value-type="float">
            <text:p>161472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76" calcext:value-type="float">
            <text:p>12176</text:p>
          </table:table-cell>
          <table:table-cell office:value-type="float" office:value="161472" calcext:value-type="float">
            <text:p>161472</text:p>
          </table:table-cell>
          <table:table-cell/>
          <table:table-cell table:formula="of:=(['NO FAILED INSTANCES'.E141]=['NO FAILED INSTANCES'.I141])" office:value-type="boolean" office:boolean-value="true" calcext:value-type="boolean">
            <text:p>TRUE</text:p>
          </table:table-cell>
          <table:table-cell/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4-s115999589-c205313.ukp</text:p>
          </table:table-cell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  <table:table-cell office:value-type="float" office:value="8012" calcext:value-type="float">
            <text:p>8012</text:p>
          </table:table-cell>
          <table:table-cell office:value-type="float" office:value="205333" calcext:value-type="float">
            <text:p>20533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2200" calcext:value-type="float">
            <text:p>12200</text:p>
          </table:table-cell>
          <table:table-cell office:value-type="float" office:value="205333" calcext:value-type="float">
            <text:p>205333</text:p>
          </table:table-cell>
          <table:table-cell/>
          <table:table-cell table:formula="of:=(['NO FAILED INSTANCES'.E142]=['NO FAILED INSTANCES'.I142])" office:value-type="boolean" office:boolean-value="true" calcext:value-type="boolean">
            <text:p>TRUE</text:p>
          </table:table-cell>
          <table:table-cell/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16-s512981835-c209143.ukp</text:p>
          </table:table-cell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  <table:table-cell office:value-type="float" office:value="8096" calcext:value-type="float">
            <text:p>8096</text:p>
          </table:table-cell>
          <table:table-cell office:value-type="float" office:value="209123" calcext:value-type="float">
            <text:p>20912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.83" calcext:value-type="float">
            <text:p>4.83</text:p>
          </table:table-cell>
          <table:table-cell office:value-type="float" office:value="13232" calcext:value-type="float">
            <text:p>13232</text:p>
          </table:table-cell>
          <table:table-cell office:value-type="float" office:value="209123" calcext:value-type="float">
            <text:p>209123</text:p>
          </table:table-cell>
          <table:table-cell/>
          <table:table-cell table:formula="of:=(['NO FAILED INSTANCES'.E143]=['NO FAILED INSTANCES'.I143])" office:value-type="boolean" office:boolean-value="true" calcext:value-type="boolean">
            <text:p>TRUE</text:p>
          </table:table-cell>
          <table:table-cell/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5-s705610326-c174280.ukp</text:p>
          </table:table-cell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  <table:table-cell office:value-type="float" office:value="7472" calcext:value-type="float">
            <text:p>7472</text:p>
          </table:table-cell>
          <table:table-cell office:value-type="float" office:value="174235" calcext:value-type="float">
            <text:p>174235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49" calcext:value-type="float">
            <text:p>4.49</text:p>
          </table:table-cell>
          <table:table-cell office:value-type="float" office:value="13300" calcext:value-type="float">
            <text:p>13300</text:p>
          </table:table-cell>
          <table:table-cell office:value-type="float" office:value="174235" calcext:value-type="float">
            <text:p>174235</text:p>
          </table:table-cell>
          <table:table-cell/>
          <table:table-cell table:formula="of:=(['NO FAILED INSTANCES'.E144]=['NO FAILED INSTANCES'.I144])" office:value-type="boolean" office:boolean-value="true" calcext:value-type="boolean">
            <text:p>TRUE</text:p>
          </table:table-cell>
          <table:table-cell/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9-s352825221-c394656.ukp</text:p>
          </table:table-cell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  <table:table-cell office:value-type="float" office:value="12860" calcext:value-type="float">
            <text:p>12860</text:p>
          </table:table-cell>
          <table:table-cell office:value-type="float" office:value="394556" calcext:value-type="float">
            <text:p>394556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" calcext:value-type="float">
            <text:p>3.9</text:p>
          </table:table-cell>
          <table:table-cell office:value-type="float" office:value="12040" calcext:value-type="float">
            <text:p>12040</text:p>
          </table:table-cell>
          <table:table-cell office:value-type="float" office:value="394556" calcext:value-type="float">
            <text:p>394556</text:p>
          </table:table-cell>
          <table:table-cell/>
          <table:table-cell table:formula="of:=(['NO FAILED INSTANCES'.E145]=['NO FAILED INSTANCES'.I145])" office:value-type="boolean" office:boolean-value="true" calcext:value-type="boolean">
            <text:p>TRUE</text:p>
          </table:table-cell>
          <table:table-cell/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10-s73800249-c147527.ukp</text:p>
          </table:table-cell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  <table:table-cell office:value-type="float" office:value="6608" calcext:value-type="float">
            <text:p>660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6]=['NO FAILED INSTANCES'.I146])" office:value-type="boolean" office:boolean-value="true" calcext:value-type="boolean">
            <text:p>TRUE</text:p>
          </table:table-cell>
          <table:table-cell/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2-s447284419-c131959.ukp</text:p>
          </table:table-cell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  <table:table-cell office:value-type="float" office:value="6264" calcext:value-type="float">
            <text:p>6264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224" calcext:value-type="float">
            <text:p>12224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7]=['NO FAILED INSTANCES'.I147])" office:value-type="boolean" office:boolean-value="true" calcext:value-type="boolean">
            <text:p>TRUE</text:p>
          </table:table-cell>
          <table:table-cell/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8-s709024814-c143323.ukp</text:p>
          </table:table-cell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  <table:table-cell office:value-type="float" office:value="6468" calcext:value-type="float">
            <text:p>646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1667" calcext:value-type="float">
            <text:p>3.61667</text:p>
          </table:table-cell>
          <table:table-cell office:value-type="float" office:value="3.61" calcext:value-type="float">
            <text:p>3.61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8]=['NO FAILED INSTANCES'.I148])" office:value-type="boolean" office:boolean-value="true" calcext:value-type="boolean">
            <text:p>TRUE</text:p>
          </table:table-cell>
          <table:table-cell/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5-s948827585-c254904.ukp</text:p>
          </table:table-cell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  <table:table-cell office:value-type="float" office:value="9608" calcext:value-type="float">
            <text:p>9608</text:p>
          </table:table-cell>
          <table:table-cell office:value-type="float" office:value="254839" calcext:value-type="float">
            <text:p>254839</text:p>
          </table:table-cell>
          <table:table-cell office:value-type="float" office:value="3.51333" calcext:value-type="float">
            <text:p>3.51333</text:p>
          </table:table-cell>
          <table:table-cell office:value-type="float" office:value="3.51" calcext:value-type="float">
            <text:p>3.51</text:p>
          </table:table-cell>
          <table:table-cell office:value-type="float" office:value="11300" calcext:value-type="float">
            <text:p>11300</text:p>
          </table:table-cell>
          <table:table-cell office:value-type="float" office:value="254839" calcext:value-type="float">
            <text:p>254839</text:p>
          </table:table-cell>
          <table:table-cell/>
          <table:table-cell table:formula="of:=(['NO FAILED INSTANCES'.E149]=['NO FAILED INSTANCES'.I149])" office:value-type="boolean" office:boolean-value="true" calcext:value-type="boolean">
            <text:p>TRUE</text:p>
          </table:table-cell>
          <table:table-cell/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15000-18-s331104176-c175223.ukp</text:p>
          </table:table-cell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  <table:table-cell office:value-type="float" office:value="7536" calcext:value-type="float">
            <text:p>7536</text:p>
          </table:table-cell>
          <table:table-cell office:value-type="float" office:value="175178" calcext:value-type="float">
            <text:p>175178</text:p>
          </table:table-cell>
          <table:table-cell office:value-type="float" office:value="2.92667" calcext:value-type="float">
            <text:p>2.92667</text:p>
          </table:table-cell>
          <table:table-cell office:value-type="float" office:value="2.92" calcext:value-type="float">
            <text:p>2.92</text:p>
          </table:table-cell>
          <table:table-cell office:value-type="float" office:value="11004" calcext:value-type="float">
            <text:p>11004</text:p>
          </table:table-cell>
          <table:table-cell office:value-type="float" office:value="175178" calcext:value-type="float">
            <text:p>175178</text:p>
          </table:table-cell>
          <table:table-cell/>
          <table:table-cell table:formula="of:=(['NO FAILED INSTANCES'.E150]=['NO FAILED INSTANCES'.I150])" office:value-type="boolean" office:boolean-value="true" calcext:value-type="boolean">
            <text:p>TRUE</text:p>
          </table:table-cell>
          <table:table-cell/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2-s774429216-c215500.ukp</text:p>
          </table:table-cell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  <table:table-cell office:value-type="float" office:value="8752" calcext:value-type="float">
            <text:p>8752</text:p>
          </table:table-cell>
          <table:table-cell office:value-type="float" office:value="215445" calcext:value-type="float">
            <text:p>215445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68" calcext:value-type="float">
            <text:p>2.68</text:p>
          </table:table-cell>
          <table:table-cell office:value-type="float" office:value="11056" calcext:value-type="float">
            <text:p>11056</text:p>
          </table:table-cell>
          <table:table-cell office:value-type="float" office:value="215445" calcext:value-type="float">
            <text:p>215445</text:p>
          </table:table-cell>
          <table:table-cell/>
          <table:table-cell table:formula="of:=(['NO FAILED INSTANCES'.E151]=['NO FAILED INSTANCES'.I151])" office:value-type="boolean" office:boolean-value="true" calcext:value-type="boolean">
            <text:p>TRUE</text:p>
          </table:table-cell>
          <table:table-cell/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10000-2-s447284419-c385407.ukp</text:p>
          </table:table-cell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  <table:table-cell office:value-type="float" office:value="12600" calcext:value-type="float">
            <text:p>12600</text:p>
          </table:table-cell>
          <table:table-cell office:value-type="float" office:value="385277" calcext:value-type="float">
            <text:p>385277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6" calcext:value-type="float">
            <text:p>2.66</text:p>
          </table:table-cell>
          <table:table-cell office:value-type="float" office:value="10748" calcext:value-type="float">
            <text:p>10748</text:p>
          </table:table-cell>
          <table:table-cell office:value-type="float" office:value="385277" calcext:value-type="float">
            <text:p>385277</text:p>
          </table:table-cell>
          <table:table-cell/>
          <table:table-cell table:formula="of:=(['NO FAILED INSTANCES'.E152]=['NO FAILED INSTANCES'.I152])" office:value-type="boolean" office:boolean-value="true" calcext:value-type="boolean">
            <text:p>TRUE</text:p>
          </table:table-cell>
          <table:table-cell/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4-s115999589-c431140.ukp</text:p>
          </table:table-cell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  <table:table-cell office:value-type="float" office:value="13220" calcext:value-type="float">
            <text:p>13220</text:p>
          </table:table-cell>
          <table:table-cell office:value-type="float" office:value="431100" calcext:value-type="float">
            <text:p>431100</text:p>
          </table:table-cell>
          <table:table-cell office:value-type="float" office:value="2.60333" calcext:value-type="float">
            <text:p>2.60333</text:p>
          </table:table-cell>
          <table:table-cell office:value-type="float" office:value="2.6" calcext:value-type="float">
            <text:p>2.6</text:p>
          </table:table-cell>
          <table:table-cell office:value-type="float" office:value="10884" calcext:value-type="float">
            <text:p>10884</text:p>
          </table:table-cell>
          <table:table-cell office:value-type="float" office:value="431100" calcext:value-type="float">
            <text:p>431100</text:p>
          </table:table-cell>
          <table:table-cell/>
          <table:table-cell table:formula="of:=(['NO FAILED INSTANCES'.E153]=['NO FAILED INSTANCES'.I153])" office:value-type="boolean" office:boolean-value="true" calcext:value-type="boolean">
            <text:p>TRUE</text:p>
          </table:table-cell>
          <table:table-cell/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1-s243485145-c235619.ukp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  <table:table-cell office:value-type="float" office:value="9092" calcext:value-type="float">
            <text:p>9092</text:p>
          </table:table-cell>
          <table:table-cell office:value-type="float" office:value="235559" calcext:value-type="float">
            <text:p>235559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4" calcext:value-type="float">
            <text:p>2.54</text:p>
          </table:table-cell>
          <table:table-cell office:value-type="float" office:value="10368" calcext:value-type="float">
            <text:p>10368</text:p>
          </table:table-cell>
          <table:table-cell office:value-type="float" office:value="235559" calcext:value-type="float">
            <text:p>235559</text:p>
          </table:table-cell>
          <table:table-cell/>
          <table:table-cell table:formula="of:=(['NO FAILED INSTANCES'.E154]=['NO FAILED INSTANCES'.I154])" office:value-type="boolean" office:boolean-value="true" calcext:value-type="boolean">
            <text:p>TRUE</text:p>
          </table:table-cell>
          <table:table-cell/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110000-16-s512981835-c107424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  <table:table-cell office:value-type="float" office:value="5512" calcext:value-type="float">
            <text:p>551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'NO FAILED INSTANCES'.E155]=['NO FAILED INSTANCES'.I155])" office:value-type="boolean" office:boolean-value="true" calcext:value-type="boolean">
            <text:p>TRUE</text:p>
          </table:table-cell>
          <table:table-cell/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110000-6-s11420633-c450056.ukp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  <table:table-cell office:value-type="float" office:value="13292" calcext:value-type="float">
            <text:p>13292</text:p>
          </table:table-cell>
          <table:table-cell office:value-type="float" office:value="450036" calcext:value-type="float">
            <text:p>450036</text:p>
          </table:table-cell>
          <table:table-cell office:value-type="float" office:value="0.08" calcext:value-type="float">
            <text:p>0.08</text:p>
          </table:table-cell>
          <table:table-cell office:value-type="float" office:value="30.09" calcext:value-type="float">
            <text:p>30.09</text:p>
          </table:table-cell>
          <table:table-cell office:value-type="float" office:value="21008" calcext:value-type="float">
            <text:p>2100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  <table:table-cell/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50000-11-s243485145-c309580.ukp</text:p>
          </table:table-cell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  <table:table-cell office:value-type="float" office:value="10428" calcext:value-type="float">
            <text:p>10428</text:p>
          </table:table-cell>
          <table:table-cell office:value-type="float" office:value="309550" calcext:value-type="float">
            <text:p>30955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47.08" calcext:value-type="float">
            <text:p>47.08</text:p>
          </table:table-cell>
          <table:table-cell office:value-type="float" office:value="26096" calcext:value-type="float">
            <text:p>26096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  <table:table-cell/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50000-14-s859243264-c207299.ukp</text:p>
          </table:table-cell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  <table:table-cell office:value-type="float" office:value="7980" calcext:value-type="float">
            <text:p>7980</text:p>
          </table:table-cell>
          <table:table-cell office:value-type="float" office:value="207279" calcext:value-type="float">
            <text:p>20727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29.42" calcext:value-type="float">
            <text:p>29.42</text:p>
          </table:table-cell>
          <table:table-cell office:value-type="float" office:value="21052" calcext:value-type="float">
            <text:p>21052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  <table:table-cell/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50000-16-s512981835-c317267.ukp</text:p>
          </table:table-cell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  <table:table-cell office:value-type="float" office:value="10580" calcext:value-type="float">
            <text:p>10580</text:p>
          </table:table-cell>
          <table:table-cell office:value-type="float" office:value="317237" calcext:value-type="float">
            <text:p>317237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47.19" calcext:value-type="float">
            <text:p>47.19</text:p>
          </table:table-cell>
          <table:table-cell office:value-type="float" office:value="29508" calcext:value-type="float">
            <text:p>29508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  <table:table-cell/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10000wmin50000-17-s494734462-c368879.ukp</text:p>
          </table:table-cell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  <table:table-cell office:value-type="float" office:value="11952" calcext:value-type="float">
            <text:p>11952</text:p>
          </table:table-cell>
          <table:table-cell office:value-type="float" office:value="368844" calcext:value-type="float">
            <text:p>36884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72.63" calcext:value-type="float">
            <text:p>72.63</text:p>
          </table:table-cell>
          <table:table-cell office:value-type="float" office:value="36080" calcext:value-type="float">
            <text:p>360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  <table:table-cell/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10000wmin50000-7-s977973487-c204548.ukp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  <table:table-cell office:value-type="float" office:value="7952" calcext:value-type="float">
            <text:p>7952</text:p>
          </table:table-cell>
          <table:table-cell office:value-type="float" office:value="204528" calcext:value-type="float">
            <text:p>204528</text:p>
          </table:table-cell>
          <table:table-cell office:value-type="float" office:value="0.07" calcext:value-type="float">
            <text:p>0.07</text:p>
          </table:table-cell>
          <table:table-cell office:value-type="float" office:value="29.6" calcext:value-type="float">
            <text:p>29.6</text:p>
          </table:table-cell>
          <table:table-cell office:value-type="float" office:value="21240" calcext:value-type="float">
            <text:p>212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  <table:table-cell/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0-s991135297-c238296.ukp</text:p>
          </table:table-cell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  <table:table-cell office:value-type="float" office:value="8736" calcext:value-type="float">
            <text:p>8736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8.13" calcext:value-type="float">
            <text:p>8.13</text:p>
          </table:table-cell>
          <table:table-cell office:value-type="float" office:value="16252" calcext:value-type="float">
            <text:p>16252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  <table:table-cell/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16-s512981835-c345832.ukp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  <table:table-cell office:value-type="float" office:value="11276" calcext:value-type="float">
            <text:p>11276</text:p>
          </table:table-cell>
          <table:table-cell office:value-type="float" office:value="330024" calcext:value-type="float">
            <text:p>33002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8" calcext:value-type="float">
            <text:p>11.28</text:p>
          </table:table-cell>
          <table:table-cell office:value-type="float" office:value="18144" calcext:value-type="float">
            <text:p>18144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  <table:table-cell/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17-s494734462-c395025.ukp</text:p>
          </table:table-cell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  <table:table-cell office:value-type="float" office:value="12576" calcext:value-type="float">
            <text:p>12576</text:p>
          </table:table-cell>
          <table:table-cell office:value-type="float" office:value="385028" calcext:value-type="float">
            <text:p>38502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8144" calcext:value-type="float">
            <text:p>1814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  <table:table-cell/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18-s331104176-c351233.ukp</text:p>
          </table:table-cell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  <table:table-cell office:value-type="float" office:value="11412" calcext:value-type="float">
            <text:p>11412</text:p>
          </table:table-cell>
          <table:table-cell office:value-type="float" office:value="351198" calcext:value-type="float">
            <text:p>35119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49" calcext:value-type="float">
            <text:p>16.49</text:p>
          </table:table-cell>
          <table:table-cell office:value-type="float" office:value="18408" calcext:value-type="float">
            <text:p>18408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  <table:table-cell/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19-s651952263-c458425.ukp</text:p>
          </table:table-cell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  <table:table-cell office:value-type="float" office:value="14060" calcext:value-type="float">
            <text:p>14060</text:p>
          </table:table-cell>
          <table:table-cell office:value-type="float" office:value="458380" calcext:value-type="float">
            <text:p>45838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25.28" calcext:value-type="float">
            <text:p>25.28</text:p>
          </table:table-cell>
          <table:table-cell office:value-type="float" office:value="23084" calcext:value-type="float">
            <text:p>23084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  <table:table-cell/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3-s62347307-c358253.ukp</text:p>
          </table:table-cell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  <table:table-cell office:value-type="float" office:value="11556" calcext:value-type="float">
            <text:p>11556</text:p>
          </table:table-cell>
          <table:table-cell office:value-type="float" office:value="358218" calcext:value-type="float">
            <text:p>35821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68" calcext:value-type="float">
            <text:p>16.68</text:p>
          </table:table-cell>
          <table:table-cell office:value-type="float" office:value="19472" calcext:value-type="float">
            <text:p>194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  <table:table-cell/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6-s11420633-c220969.ukp</text:p>
          </table:table-cell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  <table:table-cell office:value-type="float" office:value="8544" calcext:value-type="float">
            <text:p>8544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" calcext:value-type="float">
            <text:p>0.03</text:p>
          </table:table-cell>
          <table:table-cell office:value-type="float" office:value="8.09" calcext:value-type="float">
            <text:p>8.09</text:p>
          </table:table-cell>
          <table:table-cell office:value-type="float" office:value="15048" calcext:value-type="float">
            <text:p>15048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  <table:table-cell/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1-s243485145-c195533.ukp</text:p>
          </table:table-cell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  <table:table-cell office:value-type="float" office:value="8112" calcext:value-type="float">
            <text:p>8112</text:p>
          </table:table-cell>
          <table:table-cell office:value-type="float" office:value="195628" calcext:value-type="float">
            <text:p>1956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195628" calcext:value-type="float">
            <text:p>195628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  <table:table-cell/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2-s774429216-c440469.ukp</text:p>
          </table:table-cell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  <table:table-cell office:value-type="float" office:value="13920" calcext:value-type="float">
            <text:p>13920</text:p>
          </table:table-cell>
          <table:table-cell office:value-type="float" office:value="440689" calcext:value-type="float">
            <text:p>4406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88" calcext:value-type="float">
            <text:p>7488</text:p>
          </table:table-cell>
          <table:table-cell office:value-type="float" office:value="440689" calcext:value-type="float">
            <text:p>440689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  <table:table-cell/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4-s859243264-c425021.ukp</text:p>
          </table:table-cell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  <table:table-cell office:value-type="float" office:value="13552" calcext:value-type="float">
            <text:p>13552</text:p>
          </table:table-cell>
          <table:table-cell office:value-type="float" office:value="425231" calcext:value-type="float">
            <text:p>42523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48" calcext:value-type="float">
            <text:p>7248</text:p>
          </table:table-cell>
          <table:table-cell office:value-type="float" office:value="425231" calcext:value-type="float">
            <text:p>425231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  <table:table-cell/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5-s705610326-c164272.ukp</text:p>
          </table:table-cell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  <table:table-cell office:value-type="float" office:value="7428" calcext:value-type="float">
            <text:p>7428</text:p>
          </table:table-cell>
          <table:table-cell office:value-type="float" office:value="164352" calcext:value-type="float">
            <text:p>1643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164352" calcext:value-type="float">
            <text:p>164352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  <table:table-cell/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  <table:table-cell/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  <table:table-cell/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  <table:table-cell/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  <table:table-cell/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  <table:table-cell/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  <table:table-cell/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  <table:table-cell/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  <table:table-cell/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  <table:table-cell/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INSTANCES'.E169]=['NO FAILED INSTANCES'.I169])" office:value-type="boolean" office:boolean-value="true" calcext:value-type="boolean">
            <text:p>TRUE</text:p>
          </table:table-cell>
          <table:table-cell/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INSTANCES'.E170]=['NO FAILED INSTANCES'.I170])" office:value-type="boolean" office:boolean-value="true" calcext:value-type="boolean">
            <text:p>TRUE</text:p>
          </table:table-cell>
          <table:table-cell/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INSTANCES'.E171]=['NO FAILED INSTANCES'.I171])" office:value-type="boolean" office:boolean-value="true" calcext:value-type="boolean">
            <text:p>TRUE</text:p>
          </table:table-cell>
          <table:table-cell/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INSTANCES'.E172]=['NO FAILED INSTANCES'.I172])" office:value-type="boolean" office:boolean-value="true" calcext:value-type="boolean">
            <text:p>TRUE</text:p>
          </table:table-cell>
          <table:table-cell/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INSTANCES'.E173]=['NO FAILED INSTANCES'.I173])" office:value-type="boolean" office:boolean-value="true" calcext:value-type="boolean">
            <text:p>TRUE</text:p>
          </table:table-cell>
          <table:table-cell/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INSTANCES'.E174]=['NO FAILED INSTANCES'.I174])" office:value-type="boolean" office:boolean-value="true" calcext:value-type="boolean">
            <text:p>TRUE</text:p>
          </table:table-cell>
          <table:table-cell/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INSTANCES'.E175]=['NO FAILED INSTANCES'.I175])" office:value-type="boolean" office:boolean-value="true" calcext:value-type="boolean">
            <text:p>TRUE</text:p>
          </table:table-cell>
          <table:table-cell/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INSTANCES'.E176]=['NO FAILED INSTANCES'.I176])" office:value-type="boolean" office:boolean-value="true" calcext:value-type="boolean">
            <text:p>TRUE</text:p>
          </table:table-cell>
          <table:table-cell/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INSTANCES'.E177]=['NO FAILED INSTANCES'.I177])" office:value-type="boolean" office:boolean-value="true" calcext:value-type="boolean">
            <text:p>TRUE</text:p>
          </table:table-cell>
          <table:table-cell/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INSTANCES'.E178]=['NO FAILED INSTANCES'.I178])" office:value-type="boolean" office:boolean-value="true" calcext:value-type="boolean">
            <text:p>TRUE</text:p>
          </table:table-cell>
          <table:table-cell/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INSTANCES'.E179]=['NO FAILED INSTANCES'.I179])" office:value-type="boolean" office:boolean-value="true" calcext:value-type="boolean">
            <text:p>TRUE</text:p>
          </table:table-cell>
          <table:table-cell/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INSTANCES'.E180]=['NO FAILED INSTANCES'.I180])" office:value-type="boolean" office:boolean-value="true" calcext:value-type="boolean">
            <text:p>TRUE</text:p>
          </table:table-cell>
          <table:table-cell/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INSTANCES'.E181]=['NO FAILED INSTANCES'.I181])" office:value-type="boolean" office:boolean-value="true" calcext:value-type="boolean">
            <text:p>TRUE</text:p>
          </table:table-cell>
          <table:table-cell/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INSTANCES'.E182]=['NO FAILED INSTANCES'.I182])" office:value-type="boolean" office:boolean-value="true" calcext:value-type="boolean">
            <text:p>TRUE</text:p>
          </table:table-cell>
          <table:table-cell/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INSTANCES'.E183]=['NO FAILED INSTANCES'.I183])" office:value-type="boolean" office:boolean-value="true" calcext:value-type="boolean">
            <text:p>TRUE</text:p>
          </table:table-cell>
          <table:table-cell/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INSTANCES'.E184]=['NO FAILED INSTANCES'.I184])" office:value-type="boolean" office:boolean-value="true" calcext:value-type="boolean">
            <text:p>TRUE</text:p>
          </table:table-cell>
          <table:table-cell/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INSTANCES'.E185]=['NO FAILED INSTANCES'.I185])" office:value-type="boolean" office:boolean-value="true" calcext:value-type="boolean">
            <text:p>TRUE</text:p>
          </table:table-cell>
          <table:table-cell/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INSTANCES'.E186]=['NO FAILED INSTANCES'.I186])" office:value-type="boolean" office:boolean-value="true" calcext:value-type="boolean">
            <text:p>TRUE</text:p>
          </table:table-cell>
          <table:table-cell/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INSTANCES'.E187]=['NO FAILED INSTANCES'.I187])" office:value-type="boolean" office:boolean-value="true" calcext:value-type="boolean">
            <text:p>TRUE</text:p>
          </table:table-cell>
          <table:table-cell/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INSTANCES'.E188]=['NO FAILED INSTANCES'.I188])" office:value-type="boolean" office:boolean-value="true" calcext:value-type="boolean">
            <text:p>TRUE</text:p>
          </table:table-cell>
          <table:table-cell/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INSTANCES'.E189]=['NO FAILED INSTANCES'.I189])" office:value-type="boolean" office:boolean-value="true" calcext:value-type="boolean">
            <text:p>TRUE</text:p>
          </table:table-cell>
          <table:table-cell/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INSTANCES'.E190]=['NO FAILED INSTANCES'.I190])" office:value-type="boolean" office:boolean-value="true" calcext:value-type="boolean">
            <text:p>TRUE</text:p>
          </table:table-cell>
          <table:table-cell/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INSTANCES'.E191]=['NO FAILED INSTANCES'.I191])" office:value-type="boolean" office:boolean-value="true" calcext:value-type="boolean">
            <text:p>TRUE</text:p>
          </table:table-cell>
          <table:table-cell/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INSTANCES'.E192]=['NO FAILED INSTANCES'.I192])" office:value-type="boolean" office:boolean-value="true" calcext:value-type="boolean">
            <text:p>TRUE</text:p>
          </table:table-cell>
          <table:table-cell/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INSTANCES'.E193]=['NO FAILED INSTANCES'.I193])" office:value-type="boolean" office:boolean-value="true" calcext:value-type="boolean">
            <text:p>TRUE</text:p>
          </table:table-cell>
          <table:table-cell/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INSTANCES'.E194]=['NO FAILED INSTANCES'.I194])" office:value-type="boolean" office:boolean-value="true" calcext:value-type="boolean">
            <text:p>TRUE</text:p>
          </table:table-cell>
          <table:table-cell/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INSTANCES'.E195]=['NO FAILED INSTANCES'.I195])" office:value-type="boolean" office:boolean-value="true" calcext:value-type="boolean">
            <text:p>TRUE</text:p>
          </table:table-cell>
          <table:table-cell/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INSTANCES'.E196]=['NO FAILED INSTANCES'.I196])" office:value-type="boolean" office:boolean-value="true" calcext:value-type="boolean">
            <text:p>TRUE</text:p>
          </table:table-cell>
          <table:table-cell/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INSTANCES'.E197]=['NO FAILED INSTANCES'.I197])" office:value-type="boolean" office:boolean-value="true" calcext:value-type="boolean">
            <text:p>TRUE</text:p>
          </table:table-cell>
          <table:table-cell/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INSTANCES'.E198]=['NO FAILED INSTANCES'.I198])" office:value-type="boolean" office:boolean-value="true" calcext:value-type="boolean">
            <text:p>TRUE</text:p>
          </table:table-cell>
          <table:table-cell/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INSTANCES'.E199]=['NO FAILED INSTANCES'.I199])" office:value-type="boolean" office:boolean-value="true" calcext:value-type="boolean">
            <text:p>TRUE</text:p>
          </table:table-cell>
          <table:table-cell/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INSTANCES'.E200]=['NO FAILED INSTANCES'.I200])" office:value-type="boolean" office:boolean-value="true" calcext:value-type="boolean">
            <text:p>TRUE</text:p>
          </table:table-cell>
          <table:table-cell/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INSTANCES'.E201]=['NO FAILED INSTANCES'.I201])" office:value-type="boolean" office:boolean-value="true" calcext:value-type="boolean">
            <text:p>TRUE</text:p>
          </table:table-cell>
          <table:table-cell/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INSTANCES'.E202]=['NO FAILED INSTANCES'.I202])" office:value-type="boolean" office:boolean-value="true" calcext:value-type="boolean">
            <text:p>TRUE</text:p>
          </table:table-cell>
          <table:table-cell/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INSTANCES'.E203]=['NO FAILED INSTANCES'.I203])" office:value-type="boolean" office:boolean-value="true" calcext:value-type="boolean">
            <text:p>TRUE</text:p>
          </table:table-cell>
          <table:table-cell/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INSTANCES'.E204]=['NO FAILED INSTANCES'.I204])" office:value-type="boolean" office:boolean-value="true" calcext:value-type="boolean">
            <text:p>TRUE</text:p>
          </table:table-cell>
          <table:table-cell/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INSTANCES'.E205]=['NO FAILED INSTANCES'.I205])" office:value-type="boolean" office:boolean-value="true" calcext:value-type="boolean">
            <text:p>TRUE</text:p>
          </table:table-cell>
          <table:table-cell/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INSTANCES'.E206]=['NO FAILED INSTANCES'.I206])" office:value-type="boolean" office:boolean-value="true" calcext:value-type="boolean">
            <text:p>TRUE</text:p>
          </table:table-cell>
          <table:table-cell/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INSTANCES'.E207]=['NO FAILED INSTANCES'.I207])" office:value-type="boolean" office:boolean-value="true" calcext:value-type="boolean">
            <text:p>TRUE</text:p>
          </table:table-cell>
          <table:table-cell/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INSTANCES'.E208]=['NO FAILED INSTANCES'.I208])" office:value-type="boolean" office:boolean-value="true" calcext:value-type="boolean">
            <text:p>TRUE</text:p>
          </table:table-cell>
          <table:table-cell/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INSTANCES'.E209]=['NO FAILED INSTANCES'.I209])" office:value-type="boolean" office:boolean-value="true" calcext:value-type="boolean">
            <text:p>TRUE</text:p>
          </table:table-cell>
          <table:table-cell/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INSTANCES'.E210]=['NO FAILED INSTANCES'.I210])" office:value-type="boolean" office:boolean-value="true" calcext:value-type="boolean">
            <text:p>TRUE</text:p>
          </table:table-cell>
          <table:table-cell/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INSTANCES'.E211]=['NO FAILED INSTANCES'.I211])" office:value-type="boolean" office:boolean-value="true" calcext:value-type="boolean">
            <text:p>TRUE</text:p>
          </table:table-cell>
          <table:table-cell/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INSTANCES'.E212]=['NO FAILED INSTANCES'.I212])" office:value-type="boolean" office:boolean-value="true" calcext:value-type="boolean">
            <text:p>TRUE</text:p>
          </table:table-cell>
          <table:table-cell/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INSTANCES'.E213]=['NO FAILED INSTANCES'.I213])" office:value-type="boolean" office:boolean-value="true" calcext:value-type="boolean">
            <text:p>TRUE</text:p>
          </table:table-cell>
          <table:table-cell/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2"/>
          <table:table-cell table:formula="of:=SUM(['NO FAILED INSTANCES'.C2:.C213])" office:value-type="float" office:value="30.84" calcext:value-type="float">
            <text:p>30.84</text:p>
          </table:table-cell>
          <table:table-cell table:number-columns-repeated="2"/>
          <table:table-cell table:formula="of:=SUM(['NO FAILED INSTANCES'.F2:.F213])" office:value-type="float" office:value="2331.18641000001" calcext:value-type="float">
            <text:p>2331.18641</text:p>
          </table:table-cell>
          <table:table-cell table:number-columns-repeated="4"/>
          <table:table-cell table:style-name="Default" table:formula="of:=SUM(['NO FAILED INSTANCES'.K2:.K213])" office:value-type="float" office:value="212" calcext:value-type="float">
            <text:p>212</text:p>
          </table:table-cell>
          <table:table-cell/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Horas:</text:p>
          </table:table-cell>
          <table:table-cell table:number-columns-repeated="4"/>
          <table:table-cell table:formula="of:=[.F242]/(60^2)" office:value-type="float" office:value="0.647551780555559" calcext:value-type="float">
            <text:p>0.6475517806</text:p>
          </table:table-cell>
          <table:table-cell table:number-columns-repeated="4"/>
          <table:table-cell table:style-name="Default"/>
          <table:table-cell/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NO FAILED NO EXTREME CASES" table:style-name="ta1">
        <table:shapes>
          <draw:frame draw:z-index="0" draw:style-name="gr1" draw:text-style-name="P1" svg:width="159.99mm" svg:height="89.99mm" svg:x="264.95mm" svg:y="2.01mm">
            <draw:object draw:notify-on-update-of-ranges="'NO FAILED NO EXTREME CASES'.B1:'NO FAILED NO EXTREME CASES'.B1 'NO FAILED NO EXTREME CASES'.B2:'NO FAILED NO EXTREME CASES'.B55 'NO FAILED NO EXTREME CASES'.F1:'NO FAILED NO EXTREME CASES'.F1 'NO FAILED NO EXTREME CASES'.F2:'NO FAILED NO EXTREME CASES'.F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NO EXTREME CASES'.E2]=['NO FAILED NO EXTREME CASES'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NO EXTREME CASES'.E3]=['NO FAILED NO EXTREME CASES'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NO EXTREME CASES'.E4]=['NO FAILED NO EXTREME CASES'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NO EXTREME CASES'.E5]=['NO FAILED NO EXTREME CASES'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NO EXTREME CASES'.E6]=['NO FAILED NO EXTREME CASES'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NO EXTREME CASES'.E7]=['NO FAILED NO EXTREME CASES'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NO EXTREME CASES'.E8]=['NO FAILED NO EXTREME CASES'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NO EXTREME CASES'.E9]=['NO FAILED NO EXTREME CASES'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NO EXTREME CASES'.E10]=['NO FAILED NO EXTREME CASES'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NO EXTREME CASES'.E11]=['NO FAILED NO EXTREME CASES'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NO EXTREME CASES'.E12]=['NO FAILED NO EXTREME CASES'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NO EXTREME CASES'.E13]=['NO FAILED NO EXTREME CASES'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NO EXTREME CASES'.E14]=['NO FAILED NO EXTREME CASES'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NO EXTREME CASES'.E15]=['NO FAILED NO EXTREME CASES'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NO EXTREME CASES'.E16]=['NO FAILED NO EXTREME CASES'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NO EXTREME CASES'.E17]=['NO FAILED NO EXTREME CASES'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NO EXTREME CASES'.E18]=['NO FAILED NO EXTREME CASES'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NO EXTREME CASES'.E19]=['NO FAILED NO EXTREME CASES'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NO EXTREME CASES'.E20]=['NO FAILED NO EXTREME CASES'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NO EXTREME CASES'.E21]=['NO FAILED NO EXTREME CASES'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NO EXTREME CASES'.E22]=['NO FAILED NO EXTREME CASES'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NO EXTREME CASES'.E23]=['NO FAILED NO EXTREME CASES'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NO EXTREME CASES'.E24]=['NO FAILED NO EXTREME CASES'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NO EXTREME CASES'.E25]=['NO FAILED NO EXTREME CASES'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NO EXTREME CASES'.E26]=['NO FAILED NO EXTREME CASES'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NO EXTREME CASES'.E27]=['NO FAILED NO EXTREME CASES'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NO EXTREME CASES'.E28]=['NO FAILED NO EXTREME CASES'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NO EXTREME CASES'.E29]=['NO FAILED NO EXTREME CASES'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NO EXTREME CASES'.E30]=['NO FAILED NO EXTREME CASES'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NO EXTREME CASES'.E31]=['NO FAILED NO EXTREME CASES'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NO EXTREME CASES'.E32]=['NO FAILED NO EXTREME CASES'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NO EXTREME CASES'.E33]=['NO FAILED NO EXTREME CASES'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NO EXTREME CASES'.E34]=['NO FAILED NO EXTREME CASES'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NO EXTREME CASES'.E35]=['NO FAILED NO EXTREME CASES'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NO EXTREME CASES'.E36]=['NO FAILED NO EXTREME CASES'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NO EXTREME CASES'.E37]=['NO FAILED NO EXTREME CASES'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NO EXTREME CASES'.E38]=['NO FAILED NO EXTREME CASES'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NO EXTREME CASES'.E39]=['NO FAILED NO EXTREME CASES'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NO EXTREME CASES'.E40]=['NO FAILED NO EXTREME CASES'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NO EXTREME CASES'.E41]=['NO FAILED NO EXTREME CASES'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NO EXTREME CASES'.E42]=['NO FAILED NO EXTREME CASES'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NO EXTREME CASES'.E43]=['NO FAILED NO EXTREME CASES'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NO EXTREME CASES'.E44]=['NO FAILED NO EXTREME CASES'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NO EXTREME CASES'.E45]=['NO FAILED NO EXTREME CASES'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NO EXTREME CASES'.E46]=['NO FAILED NO EXTREME CASES'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NO EXTREME CASES'.E47]=['NO FAILED NO EXTREME CASES'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NO EXTREME CASES'.E48]=['NO FAILED NO EXTREME CASES'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NO EXTREME CASES'.E49]=['NO FAILED NO EXTREME CASES'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NO EXTREME CASES'.E50]=['NO FAILED NO EXTREME CASES'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NO EXTREME CASES'.E51]=['NO FAILED NO EXTREME CASES'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NO EXTREME CASES'.E52]=['NO FAILED NO EXTREME CASES'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NO EXTREME CASES'.E53]=['NO FAILED NO EXTREME CASES'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NO EXTREME CASES'.E54]=['NO FAILED NO EXTREME CASES'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NO EXTREME CASES'.E55]=['NO FAILED NO EXTREME CASES'.I55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55])" office:value-type="float" office:value="5.87610133" calcext:value-type="float">
            <text:p>5.87610133</text:p>
          </table:table-cell>
          <table:table-cell table:number-columns-repeated="3"/>
          <table:table-cell table:formula="of:=SUM([.F2:.F55])" office:value-type="float" office:value="0.55664" calcext:value-type="float">
            <text:p>0.55664</text:p>
          </table:table-cell>
          <table:table-cell table:number-columns-repeated="5"/>
        </table:table-row>
        <table:table-row table:style-name="ro1" table:number-rows-repeated="3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ILED INSTANCES" table:style-name="ta1">
        <table:table-column table:style-name="co3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2-s774429216-c251971.ukp</text:p>
          </table:table-cell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  <table:table-cell office:value-type="float" office:value="8772" calcext:value-type="float">
            <text:p>877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3666" calcext:value-type="float">
            <text:p>20.53666</text:p>
          </table:table-cell>
          <table:table-cell office:value-type="float" office:value="20.53" calcext:value-type="float">
            <text:p>20.53</text:p>
          </table:table-cell>
          <table:table-cell office:value-type="float" office:value="19756" calcext:value-type="float">
            <text:p>1975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2]=['FAILED INSTANCES'.I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MPLESMENTE ERRADA, SE CONFIRMOU QUE A SOLUÇÂO DO UKP5 É OTIMA E A DO PYASUKP É SUBOTIMA</text:p>
          </table:table-cell>
        </table:table-row>
        <table:table-row table:style-name="ro1">
          <table:table-cell office:value-type="string" calcext:value-type="string">
            <text:p>a5n10000wmin110000-7-s977973487-c242136.ukp</text:p>
          </table:table-cell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  <table:table-cell office:value-type="float" office:value="8392" calcext:value-type="float">
            <text:p>839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2666" calcext:value-type="float">
            <text:p>20.52666</text:p>
          </table:table-cell>
          <table:table-cell office:value-type="float" office:value="20.51" calcext:value-type="float">
            <text:p>20.51</text:p>
          </table:table-cell>
          <table:table-cell office:value-type="float" office:value="19716" calcext:value-type="float">
            <text:p>1971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3]=['FAILED INSTANCES'.I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0-s991135297-c142695.ukp</text:p>
          </table:table-cell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  <table:table-cell office:value-type="float" office:value="6568" calcext:value-type="float">
            <text:p>6568</text:p>
          </table:table-cell>
          <table:table-cell office:value-type="float" office:value="120008" calcext:value-type="float">
            <text:p>120008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19780" calcext:value-type="float">
            <text:p>197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4]=['FAILED INSTANCES'.I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4-s115999589-c246183.ukp</text:p>
          </table:table-cell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  <table:table-cell office:value-type="float" office:value="8632" calcext:value-type="float">
            <text:p>863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8" calcext:value-type="float">
            <text:p>20.48</text:p>
          </table:table-cell>
          <table:table-cell office:value-type="float" office:value="19652" calcext:value-type="float">
            <text:p>19652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5]=['FAILED INSTANCES'.I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2-s447284419-c125797.ukp</text:p>
          </table:table-cell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  <table:table-cell office:value-type="float" office:value="6176" calcext:value-type="float">
            <text:p>6176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5" calcext:value-type="float">
            <text:p>20.45</text:p>
          </table:table-cell>
          <table:table-cell office:value-type="float" office:value="19680" calcext:value-type="float">
            <text:p>196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6]=['FAILED INSTANCES'.I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13-s9506199-c142175.ukp</text:p>
          </table:table-cell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  <table:table-cell office:value-type="float" office:value="6492" calcext:value-type="float">
            <text:p>6492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3" calcext:value-type="float">
            <text:p>20.43</text:p>
          </table:table-cell>
          <table:table-cell office:value-type="float" office:value="19640" calcext:value-type="float">
            <text:p>1964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7]=['FAILED INSTANCES'.I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9-s651952263-c269076.ukp</text:p>
          </table:table-cell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  <table:table-cell office:value-type="float" office:value="9004" calcext:value-type="float">
            <text:p>9004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560" calcext:value-type="float">
            <text:p>1956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8]=['FAILED INSTANCES'.I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6-s11420633-c323898.ukp</text:p>
          </table:table-cell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  <table:table-cell office:value-type="float" office:value="10328" calcext:value-type="float">
            <text:p>10328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720" calcext:value-type="float">
            <text:p>1972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9]=['FAILED INSTANCES'.I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3-s62347307-c146431.ukp</text:p>
          </table:table-cell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  <table:table-cell office:value-type="float" office:value="6628" calcext:value-type="float">
            <text:p>6628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30666" calcext:value-type="float">
            <text:p>20.30666</text:p>
          </table:table-cell>
          <table:table-cell office:value-type="float" office:value="20.3" calcext:value-type="float">
            <text:p>20.3</text:p>
          </table:table-cell>
          <table:table-cell office:value-type="float" office:value="19652" calcext:value-type="float">
            <text:p>19652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10]=['FAILED INSTANCES'.I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4-s859243264-c209781.ukp</text:p>
          </table:table-cell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  <table:table-cell office:value-type="float" office:value="7608" calcext:value-type="float">
            <text:p>760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7666" calcext:value-type="float">
            <text:p>11.67666</text:p>
          </table:table-cell>
          <table:table-cell office:value-type="float" office:value="11.67" calcext:value-type="float">
            <text:p>11.67</text:p>
          </table:table-cell>
          <table:table-cell office:value-type="float" office:value="14912" calcext:value-type="float">
            <text:p>14912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1]=['FAILED INSTANCES'.I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5-s705610326-c151709.ukp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  <table:table-cell office:value-type="float" office:value="6432" calcext:value-type="float">
            <text:p>6432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5333" calcext:value-type="float">
            <text:p>11.65333</text:p>
          </table:table-cell>
          <table:table-cell office:value-type="float" office:value="11.65" calcext:value-type="float">
            <text:p>11.65</text:p>
          </table:table-cell>
          <table:table-cell office:value-type="float" office:value="14860" calcext:value-type="float">
            <text:p>14860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2]=['FAILED INSTANCES'.I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6-s512981835-c128359.ukp</text:p>
          </table:table-cell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  <table:table-cell office:value-type="float" office:value="5780" calcext:value-type="float">
            <text:p>5780</text:p>
          </table:table-cell>
          <table:table-cell office:value-type="float" office:value="120004" calcext:value-type="float">
            <text:p>120004</text:p>
          </table:table-cell>
          <table:table-cell table:number-columns-repeated="2" office:value-type="float" office:value="11.62" calcext:value-type="float">
            <text:p>11.62</text:p>
          </table:table-cell>
          <table:table-cell office:value-type="float" office:value="14884" calcext:value-type="float">
            <text:p>1488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3]=['FAILED INSTANCES'.I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1-s243485145-c198303.ukp</text:p>
          </table:table-cell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  <table:table-cell office:value-type="float" office:value="7440" calcext:value-type="float">
            <text:p>7440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8666" calcext:value-type="float">
            <text:p>11.58666</text:p>
          </table:table-cell>
          <table:table-cell office:value-type="float" office:value="11.58" calcext:value-type="float">
            <text:p>11.58</text:p>
          </table:table-cell>
          <table:table-cell office:value-type="float" office:value="14988" calcext:value-type="float">
            <text:p>149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4]=['FAILED INSTANCES'.I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7-s494734462-c175486.ukp</text:p>
          </table:table-cell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  <table:table-cell office:value-type="float" office:value="6704" calcext:value-type="float">
            <text:p>6704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3666" calcext:value-type="float">
            <text:p>11.53666</text:p>
          </table:table-cell>
          <table:table-cell office:value-type="float" office:value="11.53" calcext:value-type="float">
            <text:p>11.53</text:p>
          </table:table-cell>
          <table:table-cell office:value-type="float" office:value="15004" calcext:value-type="float">
            <text:p>1500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5]=['FAILED INSTANCES'.I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5-s948827585-c167807.ukp</text:p>
          </table:table-cell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  <table:table-cell office:value-type="float" office:value="6568" calcext:value-type="float">
            <text:p>656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4788" calcext:value-type="float">
            <text:p>147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6]=['FAILED INSTANCES'.I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110000-6-s11420633-c450056.ukp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  <table:table-cell office:value-type="float" office:value="13292" calcext:value-type="float">
            <text:p>13292</text:p>
          </table:table-cell>
          <table:table-cell office:value-type="float" office:value="450036" calcext:value-type="float">
            <text:p>450036</text:p>
          </table:table-cell>
          <table:table-cell office:value-type="float" office:value="0.08" calcext:value-type="float">
            <text:p>0.08</text:p>
          </table:table-cell>
          <table:table-cell office:value-type="float" office:value="30.09" calcext:value-type="float">
            <text:p>30.09</text:p>
          </table:table-cell>
          <table:table-cell office:value-type="float" office:value="21008" calcext:value-type="float">
            <text:p>2100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'FAILED INSTANCES'.E17]=['FAILED INSTANCES'.I1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REIO QUE PODEMOS ASSUMIR QUE </text:p>
          </table:table-cell>
        </table:table-row>
        <table:table-row table:style-name="ro1">
          <table:table-cell office:value-type="string" calcext:value-type="string">
            <text:p>a-5n10000wmin50000-11-s243485145-c309580.ukp</text:p>
          </table:table-cell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  <table:table-cell office:value-type="float" office:value="10428" calcext:value-type="float">
            <text:p>10428</text:p>
          </table:table-cell>
          <table:table-cell office:value-type="float" office:value="309550" calcext:value-type="float">
            <text:p>30955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47.08" calcext:value-type="float">
            <text:p>47.08</text:p>
          </table:table-cell>
          <table:table-cell office:value-type="float" office:value="26096" calcext:value-type="float">
            <text:p>26096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'FAILED INSTANCES'.E18]=['FAILED INSTANCES'.I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4-s859243264-c207299.ukp</text:p>
          </table:table-cell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  <table:table-cell office:value-type="float" office:value="7980" calcext:value-type="float">
            <text:p>7980</text:p>
          </table:table-cell>
          <table:table-cell office:value-type="float" office:value="207279" calcext:value-type="float">
            <text:p>20727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29.42" calcext:value-type="float">
            <text:p>29.42</text:p>
          </table:table-cell>
          <table:table-cell office:value-type="float" office:value="21052" calcext:value-type="float">
            <text:p>21052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'FAILED INSTANCES'.E19]=['FAILED INSTANCES'.I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6-s512981835-c317267.ukp</text:p>
          </table:table-cell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  <table:table-cell office:value-type="float" office:value="10580" calcext:value-type="float">
            <text:p>10580</text:p>
          </table:table-cell>
          <table:table-cell office:value-type="float" office:value="317237" calcext:value-type="float">
            <text:p>317237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47.19" calcext:value-type="float">
            <text:p>47.19</text:p>
          </table:table-cell>
          <table:table-cell office:value-type="float" office:value="29508" calcext:value-type="float">
            <text:p>29508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'FAILED INSTANCES'.E20]=['FAILED INSTANCES'.I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7-s494734462-c368879.ukp</text:p>
          </table:table-cell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  <table:table-cell office:value-type="float" office:value="11952" calcext:value-type="float">
            <text:p>11952</text:p>
          </table:table-cell>
          <table:table-cell office:value-type="float" office:value="368844" calcext:value-type="float">
            <text:p>36884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72.63" calcext:value-type="float">
            <text:p>72.63</text:p>
          </table:table-cell>
          <table:table-cell office:value-type="float" office:value="36080" calcext:value-type="float">
            <text:p>360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'FAILED INSTANCES'.E21]=['FAILED INSTANCES'.I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7-s977973487-c204548.ukp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  <table:table-cell office:value-type="float" office:value="7952" calcext:value-type="float">
            <text:p>7952</text:p>
          </table:table-cell>
          <table:table-cell office:value-type="float" office:value="204528" calcext:value-type="float">
            <text:p>204528</text:p>
          </table:table-cell>
          <table:table-cell office:value-type="float" office:value="0.07" calcext:value-type="float">
            <text:p>0.07</text:p>
          </table:table-cell>
          <table:table-cell office:value-type="float" office:value="29.6" calcext:value-type="float">
            <text:p>29.6</text:p>
          </table:table-cell>
          <table:table-cell office:value-type="float" office:value="21240" calcext:value-type="float">
            <text:p>212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'FAILED INSTANCES'.E22]=['FAILED INSTANCES'.I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0-s991135297-c238296.ukp</text:p>
          </table:table-cell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  <table:table-cell office:value-type="float" office:value="8736" calcext:value-type="float">
            <text:p>8736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8.13" calcext:value-type="float">
            <text:p>8.13</text:p>
          </table:table-cell>
          <table:table-cell office:value-type="float" office:value="16252" calcext:value-type="float">
            <text:p>16252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'FAILED INSTANCES'.E23]=['FAILED INSTANCES'.I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16-s512981835-c345832.ukp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  <table:table-cell office:value-type="float" office:value="11276" calcext:value-type="float">
            <text:p>11276</text:p>
          </table:table-cell>
          <table:table-cell office:value-type="float" office:value="330024" calcext:value-type="float">
            <text:p>33002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8" calcext:value-type="float">
            <text:p>11.28</text:p>
          </table:table-cell>
          <table:table-cell office:value-type="float" office:value="18144" calcext:value-type="float">
            <text:p>18144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'FAILED INSTANCES'.E24]=['FAILED INSTANCES'.I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17-s494734462-c395025.ukp</text:p>
          </table:table-cell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  <table:table-cell office:value-type="float" office:value="12576" calcext:value-type="float">
            <text:p>12576</text:p>
          </table:table-cell>
          <table:table-cell office:value-type="float" office:value="385028" calcext:value-type="float">
            <text:p>38502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8144" calcext:value-type="float">
            <text:p>1814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'FAILED INSTANCES'.E25]=['FAILED INSTANCES'.I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18-s331104176-c351233.ukp</text:p>
          </table:table-cell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  <table:table-cell office:value-type="float" office:value="11412" calcext:value-type="float">
            <text:p>11412</text:p>
          </table:table-cell>
          <table:table-cell office:value-type="float" office:value="351198" calcext:value-type="float">
            <text:p>35119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49" calcext:value-type="float">
            <text:p>16.49</text:p>
          </table:table-cell>
          <table:table-cell office:value-type="float" office:value="18408" calcext:value-type="float">
            <text:p>18408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'FAILED INSTANCES'.E26]=['FAILED INSTANCES'.I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19-s651952263-c458425.ukp</text:p>
          </table:table-cell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  <table:table-cell office:value-type="float" office:value="14060" calcext:value-type="float">
            <text:p>14060</text:p>
          </table:table-cell>
          <table:table-cell office:value-type="float" office:value="458380" calcext:value-type="float">
            <text:p>45838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25.28" calcext:value-type="float">
            <text:p>25.28</text:p>
          </table:table-cell>
          <table:table-cell office:value-type="float" office:value="23084" calcext:value-type="float">
            <text:p>23084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'FAILED INSTANCES'.E27]=['FAILED INSTANCES'.I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3-s62347307-c358253.ukp</text:p>
          </table:table-cell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  <table:table-cell office:value-type="float" office:value="11556" calcext:value-type="float">
            <text:p>11556</text:p>
          </table:table-cell>
          <table:table-cell office:value-type="float" office:value="358218" calcext:value-type="float">
            <text:p>35821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68" calcext:value-type="float">
            <text:p>16.68</text:p>
          </table:table-cell>
          <table:table-cell office:value-type="float" office:value="19472" calcext:value-type="float">
            <text:p>194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'FAILED INSTANCES'.E28]=['FAILED INSTANCES'.I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6-s11420633-c220969.ukp</text:p>
          </table:table-cell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  <table:table-cell office:value-type="float" office:value="8544" calcext:value-type="float">
            <text:p>8544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" calcext:value-type="float">
            <text:p>0.03</text:p>
          </table:table-cell>
          <table:table-cell office:value-type="float" office:value="8.09" calcext:value-type="float">
            <text:p>8.09</text:p>
          </table:table-cell>
          <table:table-cell office:value-type="float" office:value="15048" calcext:value-type="float">
            <text:p>15048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'FAILED INSTANCES'.E29]=['FAILED INSTANCES'.I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29])" office:value-type="float" office:value="4.14" calcext:value-type="float">
            <text:p>4.14</text:p>
          </table:table-cell>
          <table:table-cell table:number-columns-repeated="3"/>
          <table:table-cell table:formula="of:=SUM([.G2:.G29])" office:value-type="float" office:value="606.62" calcext:value-type="float">
            <text:p>606.6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NDOM SEED NÃO FAZ DIFERENÇA ITEMS SÃO OS MESMOS PARA CADA minw E n NESSE TIPO DE INSTANCIA</text:p>
          </table:table-cell>
          <table:table-cell table:number-columns-repeated="2"/>
          <table:table-cell office:value-type="string" calcext:value-type="string">
            <text:p>RANDOM SEED NÃO FAZ DIFERENÇA ITEMS SÃO OS MESMOS PARA CADA minw E n NESSE TIPO DE INSTANCIA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NO FAILED INSTANCES" table:style-name="ta1">
        <table:shapes>
          <draw:frame draw:z-index="0" draw:style-name="gr1" draw:text-style-name="P1" svg:width="159.99mm" svg:height="89.99mm" svg:x="270.95mm" svg:y="0.01mm">
            <draw:object draw:notify-on-update-of-ranges="'NO FAILED INSTANCES'.B1:'NO FAILED INSTANCES'.B1 'NO FAILED INSTANCES'.B2:'NO FAILED INSTANCES'.B213 'NO FAILED INSTANCES'.F1:'NO FAILED INSTANCES'.F1 'NO FAILED INSTANCES'.F2:'NO FAILED INSTANCES'.F2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a-5n10000wmin50000-12-s774429216-c443157.ukp</text:p>
          </table:table-cell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  <table:table-cell office:value-type="float" office:value="13516" calcext:value-type="float">
            <text:p>13516</text:p>
          </table:table-cell>
          <table:table-cell office:value-type="float" office:value="443117" calcext:value-type="float">
            <text:p>443117</text:p>
          </table:table-cell>
          <table:table-cell office:value-type="float" office:value="81.60999" calcext:value-type="float">
            <text:p>81.60999</text:p>
          </table:table-cell>
          <table:table-cell office:value-type="float" office:value="81.55" calcext:value-type="float">
            <text:p>81.55</text:p>
          </table:table-cell>
          <table:table-cell office:value-type="float" office:value="31456" calcext:value-type="float">
            <text:p>31456</text:p>
          </table:table-cell>
          <table:table-cell office:value-type="float" office:value="443117" calcext:value-type="float">
            <text:p>443117</text:p>
          </table:table-cell>
          <table:table-cell/>
          <table:table-cell table:formula="of:=(['NO FAILED INSTANCES'.E2]=['NO FAILED INSTANCES'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5-s948827585-c449846.ukp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  <table:table-cell office:value-type="float" office:value="13912" calcext:value-type="float">
            <text:p>13912</text:p>
          </table:table-cell>
          <table:table-cell office:value-type="float" office:value="449886" calcext:value-type="float">
            <text:p>449886</text:p>
          </table:table-cell>
          <table:table-cell office:value-type="float" office:value="63.74999" calcext:value-type="float">
            <text:p>63.74999</text:p>
          </table:table-cell>
          <table:table-cell office:value-type="float" office:value="63.72" calcext:value-type="float">
            <text:p>63.72</text:p>
          </table:table-cell>
          <table:table-cell office:value-type="float" office:value="33280" calcext:value-type="float">
            <text:p>33280</text:p>
          </table:table-cell>
          <table:table-cell office:value-type="float" office:value="449886" calcext:value-type="float">
            <text:p>449886</text:p>
          </table:table-cell>
          <table:table-cell/>
          <table:table-cell table:formula="of:=(['NO FAILED INSTANCES'.E3]=['NO FAILED INSTANCES'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3-s62347307-c330038.ukp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  <table:table-cell office:value-type="float" office:value="11056" calcext:value-type="float">
            <text:p>11056</text:p>
          </table:table-cell>
          <table:table-cell office:value-type="float" office:value="330008" calcext:value-type="float">
            <text:p>330008</text:p>
          </table:table-cell>
          <table:table-cell office:value-type="float" office:value="51.07333" calcext:value-type="float">
            <text:p>51.07333</text:p>
          </table:table-cell>
          <table:table-cell office:value-type="float" office:value="51.03" calcext:value-type="float">
            <text:p>51.03</text:p>
          </table:table-cell>
          <table:table-cell office:value-type="float" office:value="28592" calcext:value-type="float">
            <text:p>28592</text:p>
          </table:table-cell>
          <table:table-cell office:value-type="float" office:value="330008" calcext:value-type="float">
            <text:p>330008</text:p>
          </table:table-cell>
          <table:table-cell/>
          <table:table-cell table:formula="of:=(['NO FAILED INSTANCES'.E4]=['NO FAILED INSTANCES'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0-s73800249-c397023.ukp</text:p>
          </table:table-cell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  <table:table-cell office:value-type="float" office:value="12672" calcext:value-type="float">
            <text:p>12672</text:p>
          </table:table-cell>
          <table:table-cell office:value-type="float" office:value="396988" calcext:value-type="float">
            <text:p>396988</text:p>
          </table:table-cell>
          <table:table-cell office:value-type="float" office:value="50.87333" calcext:value-type="float">
            <text:p>50.87333</text:p>
          </table:table-cell>
          <table:table-cell office:value-type="float" office:value="50.85" calcext:value-type="float">
            <text:p>50.85</text:p>
          </table:table-cell>
          <table:table-cell office:value-type="float" office:value="28624" calcext:value-type="float">
            <text:p>28624</text:p>
          </table:table-cell>
          <table:table-cell office:value-type="float" office:value="396988" calcext:value-type="float">
            <text:p>396988</text:p>
          </table:table-cell>
          <table:table-cell/>
          <table:table-cell table:formula="of:=(['NO FAILED INSTANCES'.E5]=['NO FAILED INSTANCES'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8-s709024814-c454703.ukp</text:p>
          </table:table-cell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  <table:table-cell office:value-type="float" office:value="13972" calcext:value-type="float">
            <text:p>13972</text:p>
          </table:table-cell>
          <table:table-cell office:value-type="float" office:value="454663" calcext:value-type="float">
            <text:p>454663</text:p>
          </table:table-cell>
          <table:table-cell office:value-type="float" office:value="50.68999" calcext:value-type="float">
            <text:p>50.68999</text:p>
          </table:table-cell>
          <table:table-cell office:value-type="float" office:value="50.66" calcext:value-type="float">
            <text:p>50.66</text:p>
          </table:table-cell>
          <table:table-cell office:value-type="float" office:value="28576" calcext:value-type="float">
            <text:p>28576</text:p>
          </table:table-cell>
          <table:table-cell office:value-type="float" office:value="454663" calcext:value-type="float">
            <text:p>454663</text:p>
          </table:table-cell>
          <table:table-cell/>
          <table:table-cell table:formula="of:=(['NO FAILED INSTANCES'.E6]=['NO FAILED INSTANCES'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5-s948827585-c459420.ukp</text:p>
          </table:table-cell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  <table:table-cell office:value-type="float" office:value="14084" calcext:value-type="float">
            <text:p>14084</text:p>
          </table:table-cell>
          <table:table-cell office:value-type="float" office:value="459380" calcext:value-type="float">
            <text:p>459380</text:p>
          </table:table-cell>
          <table:table-cell office:value-type="float" office:value="50.26" calcext:value-type="float">
            <text:p>50.26</text:p>
          </table:table-cell>
          <table:table-cell office:value-type="float" office:value="50.24" calcext:value-type="float">
            <text:p>50.24</text:p>
          </table:table-cell>
          <table:table-cell office:value-type="float" office:value="28648" calcext:value-type="float">
            <text:p>28648</text:p>
          </table:table-cell>
          <table:table-cell office:value-type="float" office:value="459380" calcext:value-type="float">
            <text:p>459380</text:p>
          </table:table-cell>
          <table:table-cell/>
          <table:table-cell table:formula="of:=(['NO FAILED INSTANCES'.E7]=['NO FAILED INSTANCES'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1-s243485145-c399427.ukp</text:p>
          </table:table-cell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  <table:table-cell office:value-type="float" office:value="12712" calcext:value-type="float">
            <text:p>12712</text:p>
          </table:table-cell>
          <table:table-cell office:value-type="float" office:value="399462" calcext:value-type="float">
            <text:p>399462</text:p>
          </table:table-cell>
          <table:table-cell office:value-type="float" office:value="47.70666" calcext:value-type="float">
            <text:p>47.70666</text:p>
          </table:table-cell>
          <table:table-cell office:value-type="float" office:value="47.69" calcext:value-type="float">
            <text:p>47.69</text:p>
          </table:table-cell>
          <table:table-cell office:value-type="float" office:value="26788" calcext:value-type="float">
            <text:p>26788</text:p>
          </table:table-cell>
          <table:table-cell office:value-type="float" office:value="399462" calcext:value-type="float">
            <text:p>399462</text:p>
          </table:table-cell>
          <table:table-cell/>
          <table:table-cell table:formula="of:=(['NO FAILED INSTANCES'.E8]=['NO FAILED INSTANCES'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-s70766304-c392064.ukp</text:p>
          </table:table-cell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  <table:table-cell office:value-type="float" office:value="12448" calcext:value-type="float">
            <text:p>12448</text:p>
          </table:table-cell>
          <table:table-cell office:value-type="float" office:value="392099" calcext:value-type="float">
            <text:p>39209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22" calcext:value-type="float">
            <text:p>47.22</text:p>
          </table:table-cell>
          <table:table-cell office:value-type="float" office:value="26656" calcext:value-type="float">
            <text:p>26656</text:p>
          </table:table-cell>
          <table:table-cell office:value-type="float" office:value="392099" calcext:value-type="float">
            <text:p>392099</text:p>
          </table:table-cell>
          <table:table-cell/>
          <table:table-cell table:formula="of:=(['NO FAILED INSTANCES'.E9]=['NO FAILED INSTANCES'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7-s977973487-c437749.ukp</text:p>
          </table:table-cell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  <table:table-cell office:value-type="float" office:value="13432" calcext:value-type="float">
            <text:p>13432</text:p>
          </table:table-cell>
          <table:table-cell office:value-type="float" office:value="437789" calcext:value-type="float">
            <text:p>437789</text:p>
          </table:table-cell>
          <table:table-cell office:value-type="float" office:value="46.37" calcext:value-type="float">
            <text:p>46.37</text:p>
          </table:table-cell>
          <table:table-cell office:value-type="float" office:value="46.34" calcext:value-type="float">
            <text:p>46.34</text:p>
          </table:table-cell>
          <table:table-cell office:value-type="float" office:value="26716" calcext:value-type="float">
            <text:p>26716</text:p>
          </table:table-cell>
          <table:table-cell office:value-type="float" office:value="437789" calcext:value-type="float">
            <text:p>437789</text:p>
          </table:table-cell>
          <table:table-cell/>
          <table:table-cell table:formula="of:=(['NO FAILED INSTANCES'.E10]=['NO FAILED INSTANCES'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0-s73800249-c330487.ukp</text:p>
          </table:table-cell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  <table:table-cell office:value-type="float" office:value="11084" calcext:value-type="float">
            <text:p>11084</text:p>
          </table:table-cell>
          <table:table-cell office:value-type="float" office:value="330517" calcext:value-type="float">
            <text:p>330517</text:p>
          </table:table-cell>
          <table:table-cell office:value-type="float" office:value="46.35333" calcext:value-type="float">
            <text:p>46.35333</text:p>
          </table:table-cell>
          <table:table-cell office:value-type="float" office:value="46.34" calcext:value-type="float">
            <text:p>46.34</text:p>
          </table:table-cell>
          <table:table-cell office:value-type="float" office:value="26804" calcext:value-type="float">
            <text:p>26804</text:p>
          </table:table-cell>
          <table:table-cell office:value-type="float" office:value="330517" calcext:value-type="float">
            <text:p>330517</text:p>
          </table:table-cell>
          <table:table-cell/>
          <table:table-cell table:formula="of:=(['NO FAILED INSTANCES'.E11]=['NO FAILED INSTANCES'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4-s115999589-c480554.ukp</text:p>
          </table:table-cell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  <table:table-cell office:value-type="float" office:value="14708" calcext:value-type="float">
            <text:p>14708</text:p>
          </table:table-cell>
          <table:table-cell office:value-type="float" office:value="480599" calcext:value-type="float">
            <text:p>480599</text:p>
          </table:table-cell>
          <table:table-cell office:value-type="float" office:value="46.16" calcext:value-type="float">
            <text:p>46.16</text:p>
          </table:table-cell>
          <table:table-cell office:value-type="float" office:value="46.15" calcext:value-type="float">
            <text:p>46.15</text:p>
          </table:table-cell>
          <table:table-cell office:value-type="float" office:value="26708" calcext:value-type="float">
            <text:p>26708</text:p>
          </table:table-cell>
          <table:table-cell office:value-type="float" office:value="480599" calcext:value-type="float">
            <text:p>480599</text:p>
          </table:table-cell>
          <table:table-cell/>
          <table:table-cell table:formula="of:=(['NO FAILED INSTANCES'.E12]=['NO FAILED INSTANCES'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3-s9506199-c278955.ukp</text:p>
          </table:table-cell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  <table:table-cell office:value-type="float" office:value="9628" calcext:value-type="float">
            <text:p>9628</text:p>
          </table:table-cell>
          <table:table-cell office:value-type="float" office:value="278930" calcext:value-type="float">
            <text:p>278930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6" calcext:value-type="float">
            <text:p>43.66</text:p>
          </table:table-cell>
          <table:table-cell office:value-type="float" office:value="30884" calcext:value-type="float">
            <text:p>30884</text:p>
          </table:table-cell>
          <table:table-cell office:value-type="float" office:value="278930" calcext:value-type="float">
            <text:p>278930</text:p>
          </table:table-cell>
          <table:table-cell/>
          <table:table-cell table:formula="of:=(['NO FAILED INSTANCES'.E13]=['NO FAILED INSTANCES'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0-s991135297-c467336.ukp</text:p>
          </table:table-cell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  <table:table-cell office:value-type="float" office:value="13752" calcext:value-type="float">
            <text:p>13752</text:p>
          </table:table-cell>
          <table:table-cell office:value-type="float" office:value="467356" calcext:value-type="float">
            <text:p>467356</text:p>
          </table:table-cell>
          <table:table-cell office:value-type="float" office:value="33.47333" calcext:value-type="float">
            <text:p>33.47333</text:p>
          </table:table-cell>
          <table:table-cell office:value-type="float" office:value="33.46" calcext:value-type="float">
            <text:p>33.46</text:p>
          </table:table-cell>
          <table:table-cell office:value-type="float" office:value="21272" calcext:value-type="float">
            <text:p>21272</text:p>
          </table:table-cell>
          <table:table-cell office:value-type="float" office:value="467356" calcext:value-type="float">
            <text:p>467356</text:p>
          </table:table-cell>
          <table:table-cell/>
          <table:table-cell table:formula="of:=(['NO FAILED INSTANCES'.E14]=['NO FAILED INSTANCES'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0-s73800249-c462686.ukp</text:p>
          </table:table-cell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  <table:table-cell office:value-type="float" office:value="13620" calcext:value-type="float">
            <text:p>13620</text:p>
          </table:table-cell>
          <table:table-cell office:value-type="float" office:value="462706" calcext:value-type="float">
            <text:p>462706</text:p>
          </table:table-cell>
          <table:table-cell office:value-type="float" office:value="33.37" calcext:value-type="float">
            <text:p>33.37</text:p>
          </table:table-cell>
          <table:table-cell office:value-type="float" office:value="33.34" calcext:value-type="float">
            <text:p>33.34</text:p>
          </table:table-cell>
          <table:table-cell office:value-type="float" office:value="23988" calcext:value-type="float">
            <text:p>23988</text:p>
          </table:table-cell>
          <table:table-cell office:value-type="float" office:value="462706" calcext:value-type="float">
            <text:p>462706</text:p>
          </table:table-cell>
          <table:table-cell/>
          <table:table-cell table:formula="of:=(['NO FAILED INSTANCES'.E15]=['NO FAILED INSTANCES'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2-s774429216-c292439.ukp</text:p>
          </table:table-cell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  <table:table-cell office:value-type="float" office:value="10096" calcext:value-type="float">
            <text:p>10096</text:p>
          </table:table-cell>
          <table:table-cell office:value-type="float" office:value="292464" calcext:value-type="float">
            <text:p>292464</text:p>
          </table:table-cell>
          <table:table-cell office:value-type="float" office:value="33.25333" calcext:value-type="float">
            <text:p>33.25333</text:p>
          </table:table-cell>
          <table:table-cell office:value-type="float" office:value="33.24" calcext:value-type="float">
            <text:p>33.24</text:p>
          </table:table-cell>
          <table:table-cell office:value-type="float" office:value="23852" calcext:value-type="float">
            <text:p>23852</text:p>
          </table:table-cell>
          <table:table-cell office:value-type="float" office:value="292464" calcext:value-type="float">
            <text:p>292464</text:p>
          </table:table-cell>
          <table:table-cell/>
          <table:table-cell table:formula="of:=(['NO FAILED INSTANCES'.E16]=['NO FAILED INSTANCES'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6-s512981835-c470172.ukp</text:p>
          </table:table-cell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  <table:table-cell office:value-type="float" office:value="14292" calcext:value-type="float">
            <text:p>14292</text:p>
          </table:table-cell>
          <table:table-cell office:value-type="float" office:value="470217" calcext:value-type="float">
            <text:p>470217</text:p>
          </table:table-cell>
          <table:table-cell office:value-type="float" office:value="32.76333" calcext:value-type="float">
            <text:p>32.76333</text:p>
          </table:table-cell>
          <table:table-cell office:value-type="float" office:value="32.75" calcext:value-type="float">
            <text:p>32.75</text:p>
          </table:table-cell>
          <table:table-cell office:value-type="float" office:value="21260" calcext:value-type="float">
            <text:p>21260</text:p>
          </table:table-cell>
          <table:table-cell office:value-type="float" office:value="470217" calcext:value-type="float">
            <text:p>470217</text:p>
          </table:table-cell>
          <table:table-cell/>
          <table:table-cell table:formula="of:=(['NO FAILED INSTANCES'.E17]=['NO FAILED INSTANCES'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9-s352825221-c467881.ukp</text:p>
          </table:table-cell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  <table:table-cell office:value-type="float" office:value="14196" calcext:value-type="float">
            <text:p>14196</text:p>
          </table:table-cell>
          <table:table-cell office:value-type="float" office:value="467841" calcext:value-type="float">
            <text:p>467841</text:p>
          </table:table-cell>
          <table:table-cell office:value-type="float" office:value="29.21333" calcext:value-type="float">
            <text:p>29.21333</text:p>
          </table:table-cell>
          <table:table-cell office:value-type="float" office:value="29.2" calcext:value-type="float">
            <text:p>29.2</text:p>
          </table:table-cell>
          <table:table-cell office:value-type="float" office:value="19848" calcext:value-type="float">
            <text:p>19848</text:p>
          </table:table-cell>
          <table:table-cell office:value-type="float" office:value="467841" calcext:value-type="float">
            <text:p>467841</text:p>
          </table:table-cell>
          <table:table-cell/>
          <table:table-cell table:formula="of:=(['NO FAILED INSTANCES'.E18]=['NO FAILED INSTANCES'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8-s331104176-c394085.ukp</text:p>
          </table:table-cell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  <table:table-cell office:value-type="float" office:value="12012" calcext:value-type="float">
            <text:p>12012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2" calcext:value-type="float">
            <text:p>27.62</text:p>
          </table:table-cell>
          <table:table-cell office:value-type="float" office:value="19636" calcext:value-type="float">
            <text:p>19636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19]=['NO FAILED INSTANCES'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9-s352825221-c439823.ukp</text:p>
          </table:table-cell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  <table:table-cell office:value-type="float" office:value="13040" calcext:value-type="float">
            <text:p>13040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2" calcext:value-type="float">
            <text:p>27.32</text:p>
          </table:table-cell>
          <table:table-cell office:value-type="float" office:value="19732" calcext:value-type="float">
            <text:p>19732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0]=['NO FAILED INSTANCES'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4-s859243264-c192846.ukp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  <table:table-cell office:value-type="float" office:value="7748" calcext:value-type="float">
            <text:p>7748</text:p>
          </table:table-cell>
          <table:table-cell office:value-type="float" office:value="180012" calcext:value-type="float">
            <text:p>180012</text:p>
          </table:table-cell>
          <table:table-cell office:value-type="float" office:value="27.25333" calcext:value-type="float">
            <text:p>27.25333</text:p>
          </table:table-cell>
          <table:table-cell office:value-type="float" office:value="27.23" calcext:value-type="float">
            <text:p>27.23</text:p>
          </table:table-cell>
          <table:table-cell office:value-type="float" office:value="19772" calcext:value-type="float">
            <text:p>19772</text:p>
          </table:table-cell>
          <table:table-cell office:value-type="float" office:value="180012" calcext:value-type="float">
            <text:p>180012</text:p>
          </table:table-cell>
          <table:table-cell/>
          <table:table-cell table:formula="of:=(['NO FAILED INSTANCES'.E21]=['NO FAILED INSTANCES'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8-s709024814-c360118.ukp</text:p>
          </table:table-cell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  <table:table-cell office:value-type="float" office:value="11268" calcext:value-type="float">
            <text:p>11268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04" calcext:value-type="float">
            <text:p>27.04</text:p>
          </table:table-cell>
          <table:table-cell office:value-type="float" office:value="19708" calcext:value-type="float">
            <text:p>1970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2]=['NO FAILED INSTANCES'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3-s62347307-c381355.ukp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  <table:table-cell office:value-type="float" office:value="11884" calcext:value-type="float">
            <text:p>11884</text:p>
          </table:table-cell>
          <table:table-cell office:value-type="float" office:value="360012" calcext:value-type="float">
            <text:p>360012</text:p>
          </table:table-cell>
          <table:table-cell office:value-type="float" office:value="26.93333" calcext:value-type="float">
            <text:p>26.93333</text:p>
          </table:table-cell>
          <table:table-cell office:value-type="float" office:value="26.91" calcext:value-type="float">
            <text:p>26.91</text:p>
          </table:table-cell>
          <table:table-cell office:value-type="float" office:value="19788" calcext:value-type="float">
            <text:p>1978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3]=['NO FAILED INSTANCES'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5-s705610326-c438691.ukp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  <table:table-cell office:value-type="float" office:value="13008" calcext:value-type="float">
            <text:p>130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8" calcext:value-type="float">
            <text:p>25.98</text:p>
          </table:table-cell>
          <table:table-cell office:value-type="float" office:value="25.97" calcext:value-type="float">
            <text:p>25.97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4]=['NO FAILED INSTANCES'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9-s651952263-c397702.ukp</text:p>
          </table:table-cell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  <table:table-cell office:value-type="float" office:value="12108" calcext:value-type="float">
            <text:p>121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4666" calcext:value-type="float">
            <text:p>25.94666</text:p>
          </table:table-cell>
          <table:table-cell office:value-type="float" office:value="25.94" calcext:value-type="float">
            <text:p>25.94</text:p>
          </table:table-cell>
          <table:table-cell office:value-type="float" office:value="20076" calcext:value-type="float">
            <text:p>20076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5]=['NO FAILED INSTANCES'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1-s243485145-c392325.ukp</text:p>
          </table:table-cell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  <table:table-cell office:value-type="float" office:value="12072" calcext:value-type="float">
            <text:p>12072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2" calcext:value-type="float">
            <text:p>25.92</text:p>
          </table:table-cell>
          <table:table-cell office:value-type="float" office:value="20208" calcext:value-type="float">
            <text:p>20208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6]=['NO FAILED INSTANCES'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7-s494734462-c405300.ukp</text:p>
          </table:table-cell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  <table:table-cell office:value-type="float" office:value="12128" calcext:value-type="float">
            <text:p>1212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1" calcext:value-type="float">
            <text:p>25.91</text:p>
          </table:table-cell>
          <table:table-cell office:value-type="float" office:value="20660" calcext:value-type="float">
            <text:p>20660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7]=['NO FAILED INSTANCES'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3-s62347307-c424208.ukp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  <table:table-cell office:value-type="float" office:value="12820" calcext:value-type="float">
            <text:p>12820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69666" calcext:value-type="float">
            <text:p>25.69666</text:p>
          </table:table-cell>
          <table:table-cell office:value-type="float" office:value="25.68" calcext:value-type="float">
            <text:p>25.68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8]=['NO FAILED INSTANCES'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2-s447284419-c359948.ukp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  <table:table-cell office:value-type="float" office:value="11252" calcext:value-type="float">
            <text:p>11252</text:p>
          </table:table-cell>
          <table:table-cell office:value-type="float" office:value="359963" calcext:value-type="float">
            <text:p>359963</text:p>
          </table:table-cell>
          <table:table-cell office:value-type="float" office:value="23.76" calcext:value-type="float">
            <text:p>23.76</text:p>
          </table:table-cell>
          <table:table-cell office:value-type="float" office:value="23.75" calcext:value-type="float">
            <text:p>23.75</text:p>
          </table:table-cell>
          <table:table-cell office:value-type="float" office:value="19752" calcext:value-type="float">
            <text:p>19752</text:p>
          </table:table-cell>
          <table:table-cell office:value-type="float" office:value="359963" calcext:value-type="float">
            <text:p>359963</text:p>
          </table:table-cell>
          <table:table-cell/>
          <table:table-cell table:formula="of:=(['NO FAILED INSTANCES'.E29]=['NO FAILED INSTANCES'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0-s991135297-c416848.ukp</text:p>
          </table:table-cell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  <table:table-cell office:value-type="float" office:value="12920" calcext:value-type="float">
            <text:p>12920</text:p>
          </table:table-cell>
          <table:table-cell office:value-type="float" office:value="416808" calcext:value-type="float">
            <text:p>416808</text:p>
          </table:table-cell>
          <table:table-cell office:value-type="float" office:value="23.71666" calcext:value-type="float">
            <text:p>23.71666</text:p>
          </table:table-cell>
          <table:table-cell office:value-type="float" office:value="23.7" calcext:value-type="float">
            <text:p>23.7</text:p>
          </table:table-cell>
          <table:table-cell office:value-type="float" office:value="22712" calcext:value-type="float">
            <text:p>22712</text:p>
          </table:table-cell>
          <table:table-cell office:value-type="float" office:value="416808" calcext:value-type="float">
            <text:p>416808</text:p>
          </table:table-cell>
          <table:table-cell/>
          <table:table-cell table:formula="of:=(['NO FAILED INSTANCES'.E30]=['NO FAILED INSTANCES'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9-s651952263-c310421.ukp</text:p>
          </table:table-cell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0451" calcext:value-type="float">
            <text:p>310451</text:p>
          </table:table-cell>
          <table:table-cell office:value-type="float" office:value="23.67666" calcext:value-type="float">
            <text:p>23.67666</text:p>
          </table:table-cell>
          <table:table-cell office:value-type="float" office:value="23.66" calcext:value-type="float">
            <text:p>23.66</text:p>
          </table:table-cell>
          <table:table-cell office:value-type="float" office:value="19664" calcext:value-type="float">
            <text:p>19664</text:p>
          </table:table-cell>
          <table:table-cell office:value-type="float" office:value="310451" calcext:value-type="float">
            <text:p>310451</text:p>
          </table:table-cell>
          <table:table-cell/>
          <table:table-cell table:formula="of:=(['NO FAILED INSTANCES'.E31]=['NO FAILED INSTANCES'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9-s352825221-c174903.ukp</text:p>
          </table:table-cell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  <table:table-cell office:value-type="float" office:value="7360" calcext:value-type="float">
            <text:p>7360</text:p>
          </table:table-cell>
          <table:table-cell office:value-type="float" office:value="174918" calcext:value-type="float">
            <text:p>174918</text:p>
          </table:table-cell>
          <table:table-cell office:value-type="float" office:value="23.67" calcext:value-type="float">
            <text:p>23.67</text:p>
          </table:table-cell>
          <table:table-cell office:value-type="float" office:value="23.66" calcext:value-type="float">
            <text:p>23.66</text:p>
          </table:table-cell>
          <table:table-cell office:value-type="float" office:value="19684" calcext:value-type="float">
            <text:p>19684</text:p>
          </table:table-cell>
          <table:table-cell office:value-type="float" office:value="174918" calcext:value-type="float">
            <text:p>174918</text:p>
          </table:table-cell>
          <table:table-cell/>
          <table:table-cell table:formula="of:=(['NO FAILED INSTANCES'.E32]=['NO FAILED INSTANCES'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3-s62347307-c188981.ukp</text:p>
          </table:table-cell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  <table:table-cell office:value-type="float" office:value="8128" calcext:value-type="float">
            <text:p>8128</text:p>
          </table:table-cell>
          <table:table-cell office:value-type="float" office:value="188931" calcext:value-type="float">
            <text:p>188931</text:p>
          </table:table-cell>
          <table:table-cell office:value-type="float" office:value="23.61" calcext:value-type="float">
            <text:p>23.61</text:p>
          </table:table-cell>
          <table:table-cell office:value-type="float" office:value="23.6" calcext:value-type="float">
            <text:p>23.6</text:p>
          </table:table-cell>
          <table:table-cell office:value-type="float" office:value="18100" calcext:value-type="float">
            <text:p>18100</text:p>
          </table:table-cell>
          <table:table-cell office:value-type="float" office:value="188931" calcext:value-type="float">
            <text:p>188931</text:p>
          </table:table-cell>
          <table:table-cell/>
          <table:table-cell table:formula="of:=(['NO FAILED INSTANCES'.E33]=['NO FAILED INSTANCES'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-s70766304-c350538.ukp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  <table:table-cell office:value-type="float" office:value="11060" calcext:value-type="float">
            <text:p>11060</text:p>
          </table:table-cell>
          <table:table-cell office:value-type="float" office:value="350553" calcext:value-type="float">
            <text:p>350553</text:p>
          </table:table-cell>
          <table:table-cell table:number-columns-repeated="2" office:value-type="float" office:value="23.61" calcext:value-type="float">
            <text:p>23.61</text:p>
          </table:table-cell>
          <table:table-cell office:value-type="float" office:value="19688" calcext:value-type="float">
            <text:p>19688</text:p>
          </table:table-cell>
          <table:table-cell office:value-type="float" office:value="350553" calcext:value-type="float">
            <text:p>350553</text:p>
          </table:table-cell>
          <table:table-cell/>
          <table:table-cell table:formula="of:=(['NO FAILED INSTANCES'.E34]=['NO FAILED INSTANCES'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3-s9506199-c341327.ukp</text:p>
          </table:table-cell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  <table:table-cell office:value-type="float" office:value="10748" calcext:value-type="float">
            <text:p>10748</text:p>
          </table:table-cell>
          <table:table-cell office:value-type="float" office:value="341342" calcext:value-type="float">
            <text:p>341342</text:p>
          </table:table-cell>
          <table:table-cell office:value-type="float" office:value="23.59666" calcext:value-type="float">
            <text:p>23.59666</text:p>
          </table:table-cell>
          <table:table-cell office:value-type="float" office:value="23.59" calcext:value-type="float">
            <text:p>23.59</text:p>
          </table:table-cell>
          <table:table-cell office:value-type="float" office:value="19740" calcext:value-type="float">
            <text:p>19740</text:p>
          </table:table-cell>
          <table:table-cell office:value-type="float" office:value="341342" calcext:value-type="float">
            <text:p>341342</text:p>
          </table:table-cell>
          <table:table-cell/>
          <table:table-cell table:formula="of:=(['NO FAILED INSTANCES'.E35]=['NO FAILED INSTANCES'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8-s709024814-c313448.ukp</text:p>
          </table:table-cell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3478" calcext:value-type="float">
            <text:p>313478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23.48" calcext:value-type="float">
            <text:p>23.48</text:p>
          </table:table-cell>
          <table:table-cell office:value-type="float" office:value="19668" calcext:value-type="float">
            <text:p>19668</text:p>
          </table:table-cell>
          <table:table-cell office:value-type="float" office:value="313478" calcext:value-type="float">
            <text:p>313478</text:p>
          </table:table-cell>
          <table:table-cell/>
          <table:table-cell table:formula="of:=(['NO FAILED INSTANCES'.E36]=['NO FAILED INSTANCES'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5-s705610326-c268381.ukp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  <table:table-cell office:value-type="float" office:value="9504" calcext:value-type="float">
            <text:p>9504</text:p>
          </table:table-cell>
          <table:table-cell office:value-type="float" office:value="268406" calcext:value-type="float">
            <text:p>268406</text:p>
          </table:table-cell>
          <table:table-cell office:value-type="float" office:value="23.42666" calcext:value-type="float">
            <text:p>23.42666</text:p>
          </table:table-cell>
          <table:table-cell office:value-type="float" office:value="23.42" calcext:value-type="float">
            <text:p>23.42</text:p>
          </table:table-cell>
          <table:table-cell office:value-type="float" office:value="19568" calcext:value-type="float">
            <text:p>19568</text:p>
          </table:table-cell>
          <table:table-cell office:value-type="float" office:value="268406" calcext:value-type="float">
            <text:p>268406</text:p>
          </table:table-cell>
          <table:table-cell/>
          <table:table-cell table:formula="of:=(['NO FAILED INSTANCES'.E37]=['NO FAILED INSTANCES'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7-s494734462-c211057.ukp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  <table:table-cell office:value-type="float" office:value="8188" calcext:value-type="float">
            <text:p>8188</text:p>
          </table:table-cell>
          <table:table-cell office:value-type="float" office:value="211077" calcext:value-type="float">
            <text:p>211077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1" calcext:value-type="float">
            <text:p>23.41</text:p>
          </table:table-cell>
          <table:table-cell office:value-type="float" office:value="19696" calcext:value-type="float">
            <text:p>19696</text:p>
          </table:table-cell>
          <table:table-cell office:value-type="float" office:value="211077" calcext:value-type="float">
            <text:p>211077</text:p>
          </table:table-cell>
          <table:table-cell/>
          <table:table-cell table:formula="of:=(['NO FAILED INSTANCES'.E38]=['NO FAILED INSTANCES'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6-s11420633-c402542.ukp</text:p>
          </table:table-cell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  <table:table-cell office:value-type="float" office:value="13004" calcext:value-type="float">
            <text:p>13004</text:p>
          </table:table-cell>
          <table:table-cell office:value-type="float" office:value="402437" calcext:value-type="float">
            <text:p>402437</text:p>
          </table:table-cell>
          <table:table-cell office:value-type="float" office:value="23" calcext:value-type="float">
            <text:p>23</text:p>
          </table:table-cell>
          <table:table-cell office:value-type="float" office:value="22.99" calcext:value-type="float">
            <text:p>22.99</text:p>
          </table:table-cell>
          <table:table-cell office:value-type="float" office:value="18680" calcext:value-type="float">
            <text:p>18680</text:p>
          </table:table-cell>
          <table:table-cell office:value-type="float" office:value="402437" calcext:value-type="float">
            <text:p>402437</text:p>
          </table:table-cell>
          <table:table-cell/>
          <table:table-cell table:formula="of:=(['NO FAILED INSTANCES'.E39]=['NO FAILED INSTANCES'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8-s709024814-c368892.ukp</text:p>
          </table:table-cell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  <table:table-cell office:value-type="float" office:value="12196" calcext:value-type="float">
            <text:p>12196</text:p>
          </table:table-cell>
          <table:table-cell office:value-type="float" office:value="368797" calcext:value-type="float">
            <text:p>368797</text:p>
          </table:table-cell>
          <table:table-cell office:value-type="float" office:value="22.91333" calcext:value-type="float">
            <text:p>22.91333</text:p>
          </table:table-cell>
          <table:table-cell office:value-type="float" office:value="22.91" calcext:value-type="float">
            <text:p>22.91</text:p>
          </table:table-cell>
          <table:table-cell office:value-type="float" office:value="18252" calcext:value-type="float">
            <text:p>18252</text:p>
          </table:table-cell>
          <table:table-cell office:value-type="float" office:value="368797" calcext:value-type="float">
            <text:p>368797</text:p>
          </table:table-cell>
          <table:table-cell/>
          <table:table-cell table:formula="of:=(['NO FAILED INSTANCES'.E40]=['NO FAILED INSTANCES'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0-s73800249-c169808.ukp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  <table:table-cell office:value-type="float" office:value="7528" calcext:value-type="float">
            <text:p>7528</text:p>
          </table:table-cell>
          <table:table-cell office:value-type="float" office:value="169763" calcext:value-type="float">
            <text:p>169763</text:p>
          </table:table-cell>
          <table:table-cell table:number-columns-repeated="2" office:value-type="float" office:value="22.88" calcext:value-type="float">
            <text:p>22.88</text:p>
          </table:table-cell>
          <table:table-cell office:value-type="float" office:value="18248" calcext:value-type="float">
            <text:p>18248</text:p>
          </table:table-cell>
          <table:table-cell office:value-type="float" office:value="169763" calcext:value-type="float">
            <text:p>169763</text:p>
          </table:table-cell>
          <table:table-cell/>
          <table:table-cell table:formula="of:=(['NO FAILED INSTANCES'.E41]=['NO FAILED INSTANCES'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4-s859243264-c408454.ukp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  <table:table-cell office:value-type="float" office:value="13272" calcext:value-type="float">
            <text:p>13272</text:p>
          </table:table-cell>
          <table:table-cell office:value-type="float" office:value="408349" calcext:value-type="float">
            <text:p>408349</text:p>
          </table:table-cell>
          <table:table-cell office:value-type="float" office:value="22.88" calcext:value-type="float">
            <text:p>22.88</text:p>
          </table:table-cell>
          <table:table-cell office:value-type="float" office:value="22.86" calcext:value-type="float">
            <text:p>22.86</text:p>
          </table:table-cell>
          <table:table-cell office:value-type="float" office:value="18532" calcext:value-type="float">
            <text:p>18532</text:p>
          </table:table-cell>
          <table:table-cell office:value-type="float" office:value="408349" calcext:value-type="float">
            <text:p>408349</text:p>
          </table:table-cell>
          <table:table-cell/>
          <table:table-cell table:formula="of:=(['NO FAILED INSTANCES'.E42]=['NO FAILED INSTANCES'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4-s859243264-c423765.ukp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  <table:table-cell office:value-type="float" office:value="13288" calcext:value-type="float">
            <text:p>13288</text:p>
          </table:table-cell>
          <table:table-cell office:value-type="float" office:value="423725" calcext:value-type="float">
            <text:p>423725</text:p>
          </table:table-cell>
          <table:table-cell office:value-type="float" office:value="18.45333" calcext:value-type="float">
            <text:p>18.45333</text:p>
          </table:table-cell>
          <table:table-cell office:value-type="float" office:value="18.45" calcext:value-type="float">
            <text:p>18.45</text:p>
          </table:table-cell>
          <table:table-cell office:value-type="float" office:value="18828" calcext:value-type="float">
            <text:p>18828</text:p>
          </table:table-cell>
          <table:table-cell office:value-type="float" office:value="423725" calcext:value-type="float">
            <text:p>423725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7-s977973487-c269998.ukp</text:p>
          </table:table-cell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  <table:table-cell office:value-type="float" office:value="9000" calcext:value-type="float">
            <text:p>9000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2333" calcext:value-type="float">
            <text:p>17.12333</text:p>
          </table:table-cell>
          <table:table-cell office:value-type="float" office:value="17.12" calcext:value-type="float">
            <text:p>17.12</text:p>
          </table:table-cell>
          <table:table-cell office:value-type="float" office:value="18536" calcext:value-type="float">
            <text:p>1853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5-s948827585-c290275.ukp</text:p>
          </table:table-cell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  <table:table-cell office:value-type="float" office:value="9664" calcext:value-type="float">
            <text:p>9664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0333" calcext:value-type="float">
            <text:p>17.10333</text:p>
          </table:table-cell>
          <table:table-cell office:value-type="float" office:value="17.1" calcext:value-type="float">
            <text:p>17.1</text:p>
          </table:table-cell>
          <table:table-cell office:value-type="float" office:value="18608" calcext:value-type="float">
            <text:p>1860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3-s62347307-c302917.ukp</text:p>
          </table:table-cell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  <table:table-cell office:value-type="float" office:value="10520" calcext:value-type="float">
            <text:p>10520</text:p>
          </table:table-cell>
          <table:table-cell office:value-type="float" office:value="302837" calcext:value-type="float">
            <text:p>302837</text:p>
          </table:table-cell>
          <table:table-cell office:value-type="float" office:value="17.09333" calcext:value-type="float">
            <text:p>17.09333</text:p>
          </table:table-cell>
          <table:table-cell office:value-type="float" office:value="17.09" calcext:value-type="float">
            <text:p>17.09</text:p>
          </table:table-cell>
          <table:table-cell office:value-type="float" office:value="16828" calcext:value-type="float">
            <text:p>16828</text:p>
          </table:table-cell>
          <table:table-cell office:value-type="float" office:value="302837" calcext:value-type="float">
            <text:p>302837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6-s512981835-c200297.ukp</text:p>
          </table:table-cell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  <table:table-cell office:value-type="float" office:value="8088" calcext:value-type="float">
            <text:p>8088</text:p>
          </table:table-cell>
          <table:table-cell office:value-type="float" office:value="200242" calcext:value-type="float">
            <text:p>200242</text:p>
          </table:table-cell>
          <table:table-cell office:value-type="float" office:value="17.00666" calcext:value-type="float">
            <text:p>17.00666</text:p>
          </table:table-cell>
          <table:table-cell office:value-type="float" office:value="17" calcext:value-type="float">
            <text:p>17</text:p>
          </table:table-cell>
          <table:table-cell office:value-type="float" office:value="17660" calcext:value-type="float">
            <text:p>17660</text:p>
          </table:table-cell>
          <table:table-cell office:value-type="float" office:value="200242" calcext:value-type="float">
            <text:p>200242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2-s774429216-c316860.ukp</text:p>
          </table:table-cell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8288" calcext:value-type="float">
            <text:p>1828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0-s991135297-c404432.ukp</text:p>
          </table:table-cell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  <table:table-cell office:value-type="float" office:value="13000" calcext:value-type="float">
            <text:p>13000</text:p>
          </table:table-cell>
          <table:table-cell office:value-type="float" office:value="404327" calcext:value-type="float">
            <text:p>404327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3" calcext:value-type="float">
            <text:p>16.93</text:p>
          </table:table-cell>
          <table:table-cell office:value-type="float" office:value="17420" calcext:value-type="float">
            <text:p>17420</text:p>
          </table:table-cell>
          <table:table-cell office:value-type="float" office:value="404327" calcext:value-type="float">
            <text:p>404327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9-s352825221-c320989.ukp</text:p>
          </table:table-cell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  <table:table-cell office:value-type="float" office:value="10960" calcext:value-type="float">
            <text:p>10960</text:p>
          </table:table-cell>
          <table:table-cell office:value-type="float" office:value="320904" calcext:value-type="float">
            <text:p>320904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4" calcext:value-type="float">
            <text:p>16.84</text:p>
          </table:table-cell>
          <table:table-cell office:value-type="float" office:value="16120" calcext:value-type="float">
            <text:p>16120</text:p>
          </table:table-cell>
          <table:table-cell office:value-type="float" office:value="320904" calcext:value-type="float">
            <text:p>320904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-s70766304-c270313.ukp</text:p>
          </table:table-cell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  <table:table-cell office:value-type="float" office:value="9076" calcext:value-type="float">
            <text:p>907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6.79666" calcext:value-type="float">
            <text:p>16.79666</text:p>
          </table:table-cell>
          <table:table-cell office:value-type="float" office:value="16.78" calcext:value-type="float">
            <text:p>16.78</text:p>
          </table:table-cell>
          <table:table-cell office:value-type="float" office:value="18248" calcext:value-type="float">
            <text:p>1824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3-s9506199-c104330.ukp</text:p>
          </table:table-cell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  <table:table-cell office:value-type="float" office:value="5972" calcext:value-type="float">
            <text:p>5972</text:p>
          </table:table-cell>
          <table:table-cell office:value-type="float" office:value="104300" calcext:value-type="float">
            <text:p>104300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1" calcext:value-type="float">
            <text:p>15.11</text:p>
          </table:table-cell>
          <table:table-cell office:value-type="float" office:value="17356" calcext:value-type="float">
            <text:p>17356</text:p>
          </table:table-cell>
          <table:table-cell office:value-type="float" office:value="104300" calcext:value-type="float">
            <text:p>104300</text:p>
          </table:table-cell>
          <table:table-cell/>
          <table:table-cell table:formula="of:=(['NO FAILED INSTANCES'.E52]=['NO FAILED INSTANCES'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8-s331104176-c191746.ukp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  <table:table-cell office:value-type="float" office:value="7784" calcext:value-type="float">
            <text:p>7784</text:p>
          </table:table-cell>
          <table:table-cell office:value-type="float" office:value="179982" calcext:value-type="float">
            <text:p>1799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372" calcext:value-type="float">
            <text:p>18372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53]=['NO FAILED INSTANCES'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0-s73800249-c254716.ukp</text:p>
          </table:table-cell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  <table:table-cell office:value-type="float" office:value="8828" calcext:value-type="float">
            <text:p>8828</text:p>
          </table:table-cell>
          <table:table-cell office:value-type="float" office:value="239988" calcext:value-type="float">
            <text:p>239988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8256" calcext:value-type="float">
            <text:p>1825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4]=['NO FAILED INSTANCES'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9-s352825221-c420652.ukp</text:p>
          </table:table-cell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  <table:table-cell office:value-type="float" office:value="12856" calcext:value-type="float">
            <text:p>12856</text:p>
          </table:table-cell>
          <table:table-cell office:value-type="float" office:value="420692" calcext:value-type="float">
            <text:p>420692</text:p>
          </table:table-cell>
          <table:table-cell office:value-type="float" office:value="14.66" calcext:value-type="float">
            <text:p>14.66</text:p>
          </table:table-cell>
          <table:table-cell office:value-type="float" office:value="14.65" calcext:value-type="float">
            <text:p>14.65</text:p>
          </table:table-cell>
          <table:table-cell office:value-type="float" office:value="19360" calcext:value-type="float">
            <text:p>19360</text:p>
          </table:table-cell>
          <table:table-cell office:value-type="float" office:value="420692" calcext:value-type="float">
            <text:p>420692</text:p>
          </table:table-cell>
          <table:table-cell/>
          <table:table-cell table:formula="of:=(['NO FAILED INSTANCES'.E55]=['NO FAILED INSTANCES'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0-s991135297-c290107.ukp</text:p>
          </table:table-cell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  <table:table-cell office:value-type="float" office:value="10384" calcext:value-type="float">
            <text:p>10384</text:p>
          </table:table-cell>
          <table:table-cell office:value-type="float" office:value="290032" calcext:value-type="float">
            <text:p>290032</text:p>
          </table:table-cell>
          <table:table-cell office:value-type="float" office:value="14.51666" calcext:value-type="float">
            <text:p>14.51666</text:p>
          </table:table-cell>
          <table:table-cell office:value-type="float" office:value="14.52" calcext:value-type="float">
            <text:p>14.52</text:p>
          </table:table-cell>
          <table:table-cell office:value-type="float" office:value="18024" calcext:value-type="float">
            <text:p>18024</text:p>
          </table:table-cell>
          <table:table-cell office:value-type="float" office:value="290032" calcext:value-type="float">
            <text:p>290032</text:p>
          </table:table-cell>
          <table:table-cell/>
          <table:table-cell table:formula="of:=(['NO FAILED INSTANCES'.E56]=['NO FAILED INSTANCES'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8-s709024814-c432693.ukp</text:p>
          </table:table-cell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  <table:table-cell office:value-type="float" office:value="13384" calcext:value-type="float">
            <text:p>13384</text:p>
          </table:table-cell>
          <table:table-cell office:value-type="float" office:value="432733" calcext:value-type="float">
            <text:p>432733</text:p>
          </table:table-cell>
          <table:table-cell office:value-type="float" office:value="14.50333" calcext:value-type="float">
            <text:p>14.50333</text:p>
          </table:table-cell>
          <table:table-cell office:value-type="float" office:value="14.49" calcext:value-type="float">
            <text:p>14.49</text:p>
          </table:table-cell>
          <table:table-cell office:value-type="float" office:value="19552" calcext:value-type="float">
            <text:p>19552</text:p>
          </table:table-cell>
          <table:table-cell office:value-type="float" office:value="432733" calcext:value-type="float">
            <text:p>432733</text:p>
          </table:table-cell>
          <table:table-cell/>
          <table:table-cell table:formula="of:=(['NO FAILED INSTANCES'.E57]=['NO FAILED INSTANCES'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8-s331104176-c471517.ukp</text:p>
          </table:table-cell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  <table:table-cell office:value-type="float" office:value="14224" calcext:value-type="float">
            <text:p>14224</text:p>
          </table:table-cell>
          <table:table-cell office:value-type="float" office:value="471562" calcext:value-type="float">
            <text:p>471562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7" calcext:value-type="float">
            <text:p>14.47</text:p>
          </table:table-cell>
          <table:table-cell office:value-type="float" office:value="19432" calcext:value-type="float">
            <text:p>19432</text:p>
          </table:table-cell>
          <table:table-cell office:value-type="float" office:value="471562" calcext:value-type="float">
            <text:p>471562</text:p>
          </table:table-cell>
          <table:table-cell/>
          <table:table-cell table:formula="of:=(['NO FAILED INSTANCES'.E58]=['NO FAILED INSTANCES'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9-s352825221-c347411.ukp</text:p>
          </table:table-cell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  <table:table-cell office:value-type="float" office:value="11308" calcext:value-type="float">
            <text:p>11308</text:p>
          </table:table-cell>
          <table:table-cell office:value-type="float" office:value="329964" calcext:value-type="float">
            <text:p>329964</text:p>
          </table:table-cell>
          <table:table-cell office:value-type="float" office:value="12" calcext:value-type="float">
            <text:p>12</text:p>
          </table:table-cell>
          <table:table-cell office:value-type="float" office:value="11.99" calcext:value-type="float">
            <text:p>11.99</text:p>
          </table:table-cell>
          <table:table-cell office:value-type="float" office:value="16744" calcext:value-type="float">
            <text:p>16744</text:p>
          </table:table-cell>
          <table:table-cell office:value-type="float" office:value="329964" calcext:value-type="float">
            <text:p>329964</text:p>
          </table:table-cell>
          <table:table-cell/>
          <table:table-cell table:formula="of:=(['NO FAILED INSTANCES'.E59]=['NO FAILED INSTANCES'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4-s115999589-c189028.ukp</text:p>
          </table:table-cell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  <table:table-cell office:value-type="float" office:value="7816" calcext:value-type="float">
            <text:p>7816</text:p>
          </table:table-cell>
          <table:table-cell office:value-type="float" office:value="179982" calcext:value-type="float">
            <text:p>179982</text:p>
          </table:table-cell>
          <table:table-cell office:value-type="float" office:value="11.93666" calcext:value-type="float">
            <text:p>11.93666</text:p>
          </table:table-cell>
          <table:table-cell office:value-type="float" office:value="11.94" calcext:value-type="float">
            <text:p>11.94</text:p>
          </table:table-cell>
          <table:table-cell office:value-type="float" office:value="17036" calcext:value-type="float">
            <text:p>17036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60]=['NO FAILED INSTANCES'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8-s331104176-c345321.ukp</text:p>
          </table:table-cell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  <table:table-cell office:value-type="float" office:value="10796" calcext:value-type="float">
            <text:p>10796</text:p>
          </table:table-cell>
          <table:table-cell office:value-type="float" office:value="345306" calcext:value-type="float">
            <text:p>34530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6912" calcext:value-type="float">
            <text:p>16912</text:p>
          </table:table-cell>
          <table:table-cell office:value-type="float" office:value="345306" calcext:value-type="float">
            <text:p>345306</text:p>
          </table:table-cell>
          <table:table-cell/>
          <table:table-cell table:formula="of:=(['NO FAILED INSTANCES'.E61]=['NO FAILED INSTANCES'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4-s115999589-c291012.ukp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  <table:table-cell office:value-type="float" office:value="10480" calcext:value-type="float">
            <text:p>10480</text:p>
          </table:table-cell>
          <table:table-cell office:value-type="float" office:value="290937" calcext:value-type="float">
            <text:p>290937</text:p>
          </table:table-cell>
          <table:table-cell office:value-type="float" office:value="11.75666" calcext:value-type="float">
            <text:p>11.75666</text:p>
          </table:table-cell>
          <table:table-cell office:value-type="float" office:value="11.76" calcext:value-type="float">
            <text:p>11.76</text:p>
          </table:table-cell>
          <table:table-cell office:value-type="float" office:value="16460" calcext:value-type="float">
            <text:p>16460</text:p>
          </table:table-cell>
          <table:table-cell office:value-type="float" office:value="290937" calcext:value-type="float">
            <text:p>290937</text:p>
          </table:table-cell>
          <table:table-cell/>
          <table:table-cell table:formula="of:=(['NO FAILED INSTANCES'.E62]=['NO FAILED INSTANCES'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4-s115999589-c342019.ukp</text:p>
          </table:table-cell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  <table:table-cell office:value-type="float" office:value="10608" calcext:value-type="float">
            <text:p>10608</text:p>
          </table:table-cell>
          <table:table-cell office:value-type="float" office:value="342004" calcext:value-type="float">
            <text:p>342004</text:p>
          </table:table-cell>
          <table:table-cell office:value-type="float" office:value="11.69667" calcext:value-type="float">
            <text:p>11.69667</text:p>
          </table:table-cell>
          <table:table-cell office:value-type="float" office:value="11.69" calcext:value-type="float">
            <text:p>11.69</text:p>
          </table:table-cell>
          <table:table-cell office:value-type="float" office:value="16864" calcext:value-type="float">
            <text:p>16864</text:p>
          </table:table-cell>
          <table:table-cell office:value-type="float" office:value="342004" calcext:value-type="float">
            <text:p>342004</text:p>
          </table:table-cell>
          <table:table-cell/>
          <table:table-cell table:formula="of:=(['NO FAILED INSTANCES'.E63]=['NO FAILED INSTANCES'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8-s709024814-c466465.ukp</text:p>
          </table:table-cell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  <table:table-cell office:value-type="float" office:value="13656" calcext:value-type="float">
            <text:p>13656</text:p>
          </table:table-cell>
          <table:table-cell office:value-type="float" office:value="466445" calcext:value-type="float">
            <text:p>466445</text:p>
          </table:table-cell>
          <table:table-cell office:value-type="float" office:value="11.67333" calcext:value-type="float">
            <text:p>11.67333</text:p>
          </table:table-cell>
          <table:table-cell office:value-type="float" office:value="11.67" calcext:value-type="float">
            <text:p>11.67</text:p>
          </table:table-cell>
          <table:table-cell office:value-type="float" office:value="16668" calcext:value-type="float">
            <text:p>16668</text:p>
          </table:table-cell>
          <table:table-cell office:value-type="float" office:value="466445" calcext:value-type="float">
            <text:p>46644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5-s705610326-c489348.ukp</text:p>
          </table:table-cell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  <table:table-cell office:value-type="float" office:value="15044" calcext:value-type="float">
            <text:p>15044</text:p>
          </table:table-cell>
          <table:table-cell office:value-type="float" office:value="489223" calcext:value-type="float">
            <text:p>489223</text:p>
          </table:table-cell>
          <table:table-cell office:value-type="float" office:value="11.51333" calcext:value-type="float">
            <text:p>11.51333</text:p>
          </table:table-cell>
          <table:table-cell office:value-type="float" office:value="11.5" calcext:value-type="float">
            <text:p>11.5</text:p>
          </table:table-cell>
          <table:table-cell office:value-type="float" office:value="16000" calcext:value-type="float">
            <text:p>16000</text:p>
          </table:table-cell>
          <table:table-cell office:value-type="float" office:value="489223" calcext:value-type="float">
            <text:p>489223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1-s243485145-c427555.ukp</text:p>
          </table:table-cell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  <table:table-cell office:value-type="float" office:value="13396" calcext:value-type="float">
            <text:p>13396</text:p>
          </table:table-cell>
          <table:table-cell office:value-type="float" office:value="427515" calcext:value-type="float">
            <text:p>427515</text:p>
          </table:table-cell>
          <table:table-cell office:value-type="float" office:value="11.47667" calcext:value-type="float">
            <text:p>11.47667</text:p>
          </table:table-cell>
          <table:table-cell office:value-type="float" office:value="11.47" calcext:value-type="float">
            <text:p>11.47</text:p>
          </table:table-cell>
          <table:table-cell office:value-type="float" office:value="15896" calcext:value-type="float">
            <text:p>15896</text:p>
          </table:table-cell>
          <table:table-cell office:value-type="float" office:value="427515" calcext:value-type="float">
            <text:p>42751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4-s859243264-c245620.ukp</text:p>
          </table:table-cell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  <table:table-cell office:value-type="float" office:value="9188" calcext:value-type="float">
            <text:p>9188</text:p>
          </table:table-cell>
          <table:table-cell office:value-type="float" office:value="245555" calcext:value-type="float">
            <text:p>245555</text:p>
          </table:table-cell>
          <table:table-cell office:value-type="float" office:value="11.46333" calcext:value-type="float">
            <text:p>11.46333</text:p>
          </table:table-cell>
          <table:table-cell office:value-type="float" office:value="11.46" calcext:value-type="float">
            <text:p>11.46</text:p>
          </table:table-cell>
          <table:table-cell office:value-type="float" office:value="15824" calcext:value-type="float">
            <text:p>15824</text:p>
          </table:table-cell>
          <table:table-cell office:value-type="float" office:value="245555" calcext:value-type="float">
            <text:p>24555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2-s447284419-c246187.ukp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  <table:table-cell office:value-type="float" office:value="9180" calcext:value-type="float">
            <text:p>9180</text:p>
          </table:table-cell>
          <table:table-cell office:value-type="float" office:value="246122" calcext:value-type="float">
            <text:p>246122</text:p>
          </table:table-cell>
          <table:table-cell office:value-type="float" office:value="11.45333" calcext:value-type="float">
            <text:p>11.45333</text:p>
          </table:table-cell>
          <table:table-cell office:value-type="float" office:value="11.44" calcext:value-type="float">
            <text:p>11.44</text:p>
          </table:table-cell>
          <table:table-cell office:value-type="float" office:value="15732" calcext:value-type="float">
            <text:p>15732</text:p>
          </table:table-cell>
          <table:table-cell office:value-type="float" office:value="246122" calcext:value-type="float">
            <text:p>246122</text:p>
          </table:table-cell>
          <table:table-cell/>
          <table:table-cell table:formula="of:=(['NO FAILED INSTANCES'.E68]=['NO FAILED INSTANCES'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4-s115999589-c285541.ukp</text:p>
          </table:table-cell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  <table:table-cell office:value-type="float" office:value="10344" calcext:value-type="float">
            <text:p>10344</text:p>
          </table:table-cell>
          <table:table-cell office:value-type="float" office:value="285466" calcext:value-type="float">
            <text:p>285466</text:p>
          </table:table-cell>
          <table:table-cell office:value-type="float" office:value="11.43333" calcext:value-type="float">
            <text:p>11.43333</text:p>
          </table:table-cell>
          <table:table-cell office:value-type="float" office:value="11.43" calcext:value-type="float">
            <text:p>11.43</text:p>
          </table:table-cell>
          <table:table-cell office:value-type="float" office:value="15736" calcext:value-type="float">
            <text:p>15736</text:p>
          </table:table-cell>
          <table:table-cell office:value-type="float" office:value="285466" calcext:value-type="float">
            <text:p>285466</text:p>
          </table:table-cell>
          <table:table-cell/>
          <table:table-cell table:formula="of:=(['NO FAILED INSTANCES'.E69]=['NO FAILED INSTANCES'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-s70766304-c425465.ukp</text:p>
          </table:table-cell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  <table:table-cell office:value-type="float" office:value="13456" calcext:value-type="float">
            <text:p>13456</text:p>
          </table:table-cell>
          <table:table-cell office:value-type="float" office:value="425355" calcext:value-type="float">
            <text:p>425355</text:p>
          </table:table-cell>
          <table:table-cell office:value-type="float" office:value="11.36333" calcext:value-type="float">
            <text:p>11.36333</text:p>
          </table:table-cell>
          <table:table-cell office:value-type="float" office:value="11.36" calcext:value-type="float">
            <text:p>11.36</text:p>
          </table:table-cell>
          <table:table-cell office:value-type="float" office:value="15816" calcext:value-type="float">
            <text:p>15816</text:p>
          </table:table-cell>
          <table:table-cell office:value-type="float" office:value="425355" calcext:value-type="float">
            <text:p>425355</text:p>
          </table:table-cell>
          <table:table-cell/>
          <table:table-cell table:formula="of:=(['NO FAILED INSTANCES'.E70]=['NO FAILED INSTANCES'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8-s331104176-c271340.ukp</text:p>
          </table:table-cell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  <table:table-cell office:value-type="float" office:value="9828" calcext:value-type="float">
            <text:p>9828</text:p>
          </table:table-cell>
          <table:table-cell office:value-type="float" office:value="271270" calcext:value-type="float">
            <text:p>271270</text:p>
          </table:table-cell>
          <table:table-cell table:number-columns-repeated="2" office:value-type="float" office:value="10.87" calcext:value-type="float">
            <text:p>10.87</text:p>
          </table:table-cell>
          <table:table-cell office:value-type="float" office:value="16348" calcext:value-type="float">
            <text:p>16348</text:p>
          </table:table-cell>
          <table:table-cell office:value-type="float" office:value="271270" calcext:value-type="float">
            <text:p>271270</text:p>
          </table:table-cell>
          <table:table-cell/>
          <table:table-cell table:formula="of:=(['NO FAILED INSTANCES'.E71]=['NO FAILED INSTANCES'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2-s447284419-c231519.ukp</text:p>
          </table:table-cell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  <table:table-cell office:value-type="float" office:value="9032" calcext:value-type="float">
            <text:p>9032</text:p>
          </table:table-cell>
          <table:table-cell office:value-type="float" office:value="231459" calcext:value-type="float">
            <text:p>231459</text:p>
          </table:table-cell>
          <table:table-cell office:value-type="float" office:value="10.6" calcext:value-type="float">
            <text:p>10.6</text:p>
          </table:table-cell>
          <table:table-cell office:value-type="float" office:value="10.59" calcext:value-type="float">
            <text:p>10.59</text:p>
          </table:table-cell>
          <table:table-cell office:value-type="float" office:value="16528" calcext:value-type="float">
            <text:p>16528</text:p>
          </table:table-cell>
          <table:table-cell office:value-type="float" office:value="231459" calcext:value-type="float">
            <text:p>231459</text:p>
          </table:table-cell>
          <table:table-cell/>
          <table:table-cell table:formula="of:=(['NO FAILED INSTANCES'.E72]=['NO FAILED INSTANCES'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3-s62347307-c383395.ukp</text:p>
          </table:table-cell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  <table:table-cell office:value-type="float" office:value="12060" calcext:value-type="float">
            <text:p>12060</text:p>
          </table:table-cell>
          <table:table-cell office:value-type="float" office:value="383430" calcext:value-type="float">
            <text:p>383430</text:p>
          </table:table-cell>
          <table:table-cell table:number-columns-repeated="2" office:value-type="float" office:value="10.54" calcext:value-type="float">
            <text:p>10.54</text:p>
          </table:table-cell>
          <table:table-cell office:value-type="float" office:value="15760" calcext:value-type="float">
            <text:p>15760</text:p>
          </table:table-cell>
          <table:table-cell office:value-type="float" office:value="383430" calcext:value-type="float">
            <text:p>383430</text:p>
          </table:table-cell>
          <table:table-cell/>
          <table:table-cell table:formula="of:=(['NO FAILED INSTANCES'.E73]=['NO FAILED INSTANCES'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0-s73800249-c325904.ukp</text:p>
          </table:table-cell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  <table:table-cell office:value-type="float" office:value="10976" calcext:value-type="float">
            <text:p>10976</text:p>
          </table:table-cell>
          <table:table-cell office:value-type="float" office:value="325934" calcext:value-type="float">
            <text:p>325934</text:p>
          </table:table-cell>
          <table:table-cell office:value-type="float" office:value="10.43333" calcext:value-type="float">
            <text:p>10.43333</text:p>
          </table:table-cell>
          <table:table-cell office:value-type="float" office:value="10.43" calcext:value-type="float">
            <text:p>10.43</text:p>
          </table:table-cell>
          <table:table-cell office:value-type="float" office:value="15848" calcext:value-type="float">
            <text:p>15848</text:p>
          </table:table-cell>
          <table:table-cell office:value-type="float" office:value="325934" calcext:value-type="float">
            <text:p>325934</text:p>
          </table:table-cell>
          <table:table-cell/>
          <table:table-cell table:formula="of:=(['NO FAILED INSTANCES'.E74]=['NO FAILED INSTANCES'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1-s243485145-c325554.ukp</text:p>
          </table:table-cell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  <table:table-cell office:value-type="float" office:value="10884" calcext:value-type="float">
            <text:p>10884</text:p>
          </table:table-cell>
          <table:table-cell office:value-type="float" office:value="325584" calcext:value-type="float">
            <text:p>32558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1" calcext:value-type="float">
            <text:p>10.41</text:p>
          </table:table-cell>
          <table:table-cell office:value-type="float" office:value="16100" calcext:value-type="float">
            <text:p>16100</text:p>
          </table:table-cell>
          <table:table-cell office:value-type="float" office:value="325584" calcext:value-type="float">
            <text:p>325584</text:p>
          </table:table-cell>
          <table:table-cell/>
          <table:table-cell table:formula="of:=(['NO FAILED INSTANCES'.E75]=['NO FAILED INSTANCES'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3-s62347307-c286338.ukp</text:p>
          </table:table-cell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  <table:table-cell office:value-type="float" office:value="10360" calcext:value-type="float">
            <text:p>10360</text:p>
          </table:table-cell>
          <table:table-cell office:value-type="float" office:value="286238" calcext:value-type="float">
            <text:p>286238</text:p>
          </table:table-cell>
          <table:table-cell office:value-type="float" office:value="10.05333" calcext:value-type="float">
            <text:p>10.05333</text:p>
          </table:table-cell>
          <table:table-cell office:value-type="float" office:value="10.04" calcext:value-type="float">
            <text:p>10.04</text:p>
          </table:table-cell>
          <table:table-cell office:value-type="float" office:value="15956" calcext:value-type="float">
            <text:p>15956</text:p>
          </table:table-cell>
          <table:table-cell office:value-type="float" office:value="286238" calcext:value-type="float">
            <text:p>286238</text:p>
          </table:table-cell>
          <table:table-cell/>
          <table:table-cell table:formula="of:=(['NO FAILED INSTANCES'.E76]=['NO FAILED INSTANCES'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7-s494734462-c122437.ukp</text:p>
          </table:table-cell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  <table:table-cell office:value-type="float" office:value="6520" calcext:value-type="float">
            <text:p>6520</text:p>
          </table:table-cell>
          <table:table-cell office:value-type="float" office:value="122392" calcext:value-type="float">
            <text:p>12239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3" calcext:value-type="float">
            <text:p>10.03</text:p>
          </table:table-cell>
          <table:table-cell office:value-type="float" office:value="15824" calcext:value-type="float">
            <text:p>15824</text:p>
          </table:table-cell>
          <table:table-cell office:value-type="float" office:value="122392" calcext:value-type="float">
            <text:p>122392</text:p>
          </table:table-cell>
          <table:table-cell/>
          <table:table-cell table:formula="of:=(['NO FAILED INSTANCES'.E77]=['NO FAILED INSTANCES'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3-s9506199-c167515.ukp</text:p>
          </table:table-cell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  <table:table-cell office:value-type="float" office:value="7328" calcext:value-type="float">
            <text:p>7328</text:p>
          </table:table-cell>
          <table:table-cell office:value-type="float" office:value="167455" calcext:value-type="float">
            <text:p>167455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15896" calcext:value-type="float">
            <text:p>15896</text:p>
          </table:table-cell>
          <table:table-cell office:value-type="float" office:value="167455" calcext:value-type="float">
            <text:p>167455</text:p>
          </table:table-cell>
          <table:table-cell/>
          <table:table-cell table:formula="of:=(['NO FAILED INSTANCES'.E78]=['NO FAILED INSTANCES'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0-s73800249-c304533.ukp</text:p>
          </table:table-cell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  <table:table-cell office:value-type="float" office:value="10508" calcext:value-type="float">
            <text:p>10508</text:p>
          </table:table-cell>
          <table:table-cell office:value-type="float" office:value="304428" calcext:value-type="float">
            <text:p>304428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780" calcext:value-type="float">
            <text:p>15780</text:p>
          </table:table-cell>
          <table:table-cell office:value-type="float" office:value="304428" calcext:value-type="float">
            <text:p>304428</text:p>
          </table:table-cell>
          <table:table-cell/>
          <table:table-cell table:formula="of:=(['NO FAILED INSTANCES'.E79]=['NO FAILED INSTANCES'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5-s948827585-c390841.ukp</text:p>
          </table:table-cell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  <table:table-cell office:value-type="float" office:value="12736" calcext:value-type="float">
            <text:p>12736</text:p>
          </table:table-cell>
          <table:table-cell office:value-type="float" office:value="390706" calcext:value-type="float">
            <text:p>390706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864" calcext:value-type="float">
            <text:p>15864</text:p>
          </table:table-cell>
          <table:table-cell office:value-type="float" office:value="390706" calcext:value-type="float">
            <text:p>390706</text:p>
          </table:table-cell>
          <table:table-cell/>
          <table:table-cell table:formula="of:=(['NO FAILED INSTANCES'.E80]=['NO FAILED INSTANCES'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9-s651952263-c123996.ukp</text:p>
          </table:table-cell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  <table:table-cell office:value-type="float" office:value="6388" calcext:value-type="float">
            <text:p>6388</text:p>
          </table:table-cell>
          <table:table-cell office:value-type="float" office:value="123951" calcext:value-type="float">
            <text:p>123951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5928" calcext:value-type="float">
            <text:p>15928</text:p>
          </table:table-cell>
          <table:table-cell office:value-type="float" office:value="123951" calcext:value-type="float">
            <text:p>123951</text:p>
          </table:table-cell>
          <table:table-cell/>
          <table:table-cell table:formula="of:=(['NO FAILED INSTANCES'.E81]=['NO FAILED INSTANCES'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0-s991135297-c469348.ukp</text:p>
          </table:table-cell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  <table:table-cell office:value-type="float" office:value="14476" calcext:value-type="float">
            <text:p>14476</text:p>
          </table:table-cell>
          <table:table-cell office:value-type="float" office:value="469188" calcext:value-type="float">
            <text:p>469188</text:p>
          </table:table-cell>
          <table:table-cell office:value-type="float" office:value="9.98333" calcext:value-type="float">
            <text:p>9.98333</text:p>
          </table:table-cell>
          <table:table-cell office:value-type="float" office:value="9.98" calcext:value-type="float">
            <text:p>9.98</text:p>
          </table:table-cell>
          <table:table-cell office:value-type="float" office:value="15752" calcext:value-type="float">
            <text:p>15752</text:p>
          </table:table-cell>
          <table:table-cell office:value-type="float" office:value="469188" calcext:value-type="float">
            <text:p>469188</text:p>
          </table:table-cell>
          <table:table-cell/>
          <table:table-cell table:formula="of:=(['NO FAILED INSTANCES'.E82]=['NO FAILED INSTANCES'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7-s977973487-c109928.ukp</text:p>
          </table:table-cell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  <table:table-cell office:value-type="float" office:value="5892" calcext:value-type="float">
            <text:p>5892</text:p>
          </table:table-cell>
          <table:table-cell office:value-type="float" office:value="109888" calcext:value-type="float">
            <text:p>109888</text:p>
          </table:table-cell>
          <table:table-cell table:number-columns-repeated="2" office:value-type="float" office:value="9.96" calcext:value-type="float">
            <text:p>9.96</text:p>
          </table:table-cell>
          <table:table-cell office:value-type="float" office:value="15944" calcext:value-type="float">
            <text:p>15944</text:p>
          </table:table-cell>
          <table:table-cell office:value-type="float" office:value="109888" calcext:value-type="float">
            <text:p>109888</text:p>
          </table:table-cell>
          <table:table-cell/>
          <table:table-cell table:formula="of:=(['NO FAILED INSTANCES'.E83]=['NO FAILED INSTANCES'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6-s11420633-c439034.ukp</text:p>
          </table:table-cell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  <table:table-cell office:value-type="float" office:value="13732" calcext:value-type="float">
            <text:p>13732</text:p>
          </table:table-cell>
          <table:table-cell office:value-type="float" office:value="438884" calcext:value-type="float">
            <text:p>438884</text:p>
          </table:table-cell>
          <table:table-cell office:value-type="float" office:value="9.93" calcext:value-type="float">
            <text:p>9.93</text:p>
          </table:table-cell>
          <table:table-cell office:value-type="float" office:value="9.92" calcext:value-type="float">
            <text:p>9.92</text:p>
          </table:table-cell>
          <table:table-cell office:value-type="float" office:value="15808" calcext:value-type="float">
            <text:p>15808</text:p>
          </table:table-cell>
          <table:table-cell office:value-type="float" office:value="438884" calcext:value-type="float">
            <text:p>438884</text:p>
          </table:table-cell>
          <table:table-cell/>
          <table:table-cell table:formula="of:=(['NO FAILED INSTANCES'.E84]=['NO FAILED INSTANCES'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-s70766304-c290863.ukp</text:p>
          </table:table-cell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  <table:table-cell office:value-type="float" office:value="10132" calcext:value-type="float">
            <text:p>10132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82667" calcext:value-type="float">
            <text:p>9.82667</text:p>
          </table:table-cell>
          <table:table-cell office:value-type="float" office:value="9.82" calcext:value-type="float">
            <text:p>9.82</text:p>
          </table:table-cell>
          <table:table-cell office:value-type="float" office:value="15912" calcext:value-type="float">
            <text:p>15912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5]=['NO FAILED INSTANCES'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5-s705610326-c289627.ukp</text:p>
          </table:table-cell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  <table:table-cell office:value-type="float" office:value="10036" calcext:value-type="float">
            <text:p>10036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22333" calcext:value-type="float">
            <text:p>9.22333</text:p>
          </table:table-cell>
          <table:table-cell office:value-type="float" office:value="9.22" calcext:value-type="float">
            <text:p>9.22</text:p>
          </table:table-cell>
          <table:table-cell office:value-type="float" office:value="15824" calcext:value-type="float">
            <text:p>15824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6]=['NO FAILED INSTANCES'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7-s977973487-c372198.ukp</text:p>
          </table:table-cell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  <table:table-cell office:value-type="float" office:value="12240" calcext:value-type="float">
            <text:p>12240</text:p>
          </table:table-cell>
          <table:table-cell office:value-type="float" office:value="372103" calcext:value-type="float">
            <text:p>372103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69" calcext:value-type="float">
            <text:p>8.69</text:p>
          </table:table-cell>
          <table:table-cell office:value-type="float" office:value="15076" calcext:value-type="float">
            <text:p>15076</text:p>
          </table:table-cell>
          <table:table-cell office:value-type="float" office:value="372103" calcext:value-type="float">
            <text:p>372103</text:p>
          </table:table-cell>
          <table:table-cell/>
          <table:table-cell table:formula="of:=(['NO FAILED INSTANCES'.E87]=['NO FAILED INSTANCES'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3-s9506199-c155515.ukp</text:p>
          </table:table-cell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  <table:table-cell office:value-type="float" office:value="6512" calcext:value-type="float">
            <text:p>6512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22" calcext:value-type="float">
            <text:p>8.22</text:p>
          </table:table-cell>
          <table:table-cell office:value-type="float" office:value="8.21" calcext:value-type="float">
            <text:p>8.21</text:p>
          </table:table-cell>
          <table:table-cell office:value-type="float" office:value="14900" calcext:value-type="float">
            <text:p>1490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8]=['NO FAILED INSTANCES'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4-s859243264-c190672.ukp</text:p>
          </table:table-cell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  <table:table-cell office:value-type="float" office:value="7248" calcext:value-type="float">
            <text:p>7248</text:p>
          </table:table-cell>
          <table:table-cell office:value-type="float" office:value="119994" calcext:value-type="float">
            <text:p>119994</text:p>
          </table:table-cell>
          <table:table-cell table:number-columns-repeated="2" office:value-type="float" office:value="8.21" calcext:value-type="float">
            <text:p>8.21</text:p>
          </table:table-cell>
          <table:table-cell office:value-type="float" office:value="15180" calcext:value-type="float">
            <text:p>1518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9]=['NO FAILED INSTANCES'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9-s352825221-c181920.ukp</text:p>
          </table:table-cell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  <table:table-cell office:value-type="float" office:value="7164" calcext:value-type="float">
            <text:p>7164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14667" calcext:value-type="float">
            <text:p>8.14667</text:p>
          </table:table-cell>
          <table:table-cell office:value-type="float" office:value="8.14" calcext:value-type="float">
            <text:p>8.14</text:p>
          </table:table-cell>
          <table:table-cell office:value-type="float" office:value="14788" calcext:value-type="float">
            <text:p>14788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90]=['NO FAILED INSTANCES'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3-s9506199-c212625.ukp</text:p>
          </table:table-cell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  <table:table-cell office:value-type="float" office:value="8716" calcext:value-type="float">
            <text:p>8716</text:p>
          </table:table-cell>
          <table:table-cell office:value-type="float" office:value="212570" calcext:value-type="float">
            <text:p>212570</text:p>
          </table:table-cell>
          <table:table-cell table:number-columns-repeated="2" office:value-type="float" office:value="7.67" calcext:value-type="float">
            <text:p>7.67</text:p>
          </table:table-cell>
          <table:table-cell office:value-type="float" office:value="15148" calcext:value-type="float">
            <text:p>15148</text:p>
          </table:table-cell>
          <table:table-cell office:value-type="float" office:value="212570" calcext:value-type="float">
            <text:p>212570</text:p>
          </table:table-cell>
          <table:table-cell/>
          <table:table-cell table:formula="of:=(['NO FAILED INSTANCES'.E91]=['NO FAILED INSTANCES'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5-s948827585-c267626.ukp</text:p>
          </table:table-cell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  <table:table-cell office:value-type="float" office:value="9772" calcext:value-type="float">
            <text:p>9772</text:p>
          </table:table-cell>
          <table:table-cell office:value-type="float" office:value="267711" calcext:value-type="float">
            <text:p>267711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44" calcext:value-type="float">
            <text:p>14744</text:p>
          </table:table-cell>
          <table:table-cell office:value-type="float" office:value="267711" calcext:value-type="float">
            <text:p>267711</text:p>
          </table:table-cell>
          <table:table-cell/>
          <table:table-cell table:formula="of:=(['NO FAILED INSTANCES'.E92]=['NO FAILED INSTANCES'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2-s447284419-c263074.ukp</text:p>
          </table:table-cell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  <table:table-cell office:value-type="float" office:value="9492" calcext:value-type="float">
            <text:p>9492</text:p>
          </table:table-cell>
          <table:table-cell office:value-type="float" office:value="263099" calcext:value-type="float">
            <text:p>263099</text:p>
          </table:table-cell>
          <table:table-cell office:value-type="float" office:value="7.35" calcext:value-type="float">
            <text:p>7.35</text:p>
          </table:table-cell>
          <table:table-cell office:value-type="float" office:value="7.34" calcext:value-type="float">
            <text:p>7.34</text:p>
          </table:table-cell>
          <table:table-cell office:value-type="float" office:value="14672" calcext:value-type="float">
            <text:p>14672</text:p>
          </table:table-cell>
          <table:table-cell office:value-type="float" office:value="263099" calcext:value-type="float">
            <text:p>263099</text:p>
          </table:table-cell>
          <table:table-cell/>
          <table:table-cell table:formula="of:=(['NO FAILED INSTANCES'.E93]=['NO FAILED INSTANCES'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4-s859243264-c344273.ukp</text:p>
          </table:table-cell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  <table:table-cell office:value-type="float" office:value="11448" calcext:value-type="float">
            <text:p>11448</text:p>
          </table:table-cell>
          <table:table-cell office:value-type="float" office:value="344383" calcext:value-type="float">
            <text:p>344383</text:p>
          </table:table-cell>
          <table:table-cell office:value-type="float" office:value="7.34333" calcext:value-type="float">
            <text:p>7.34333</text:p>
          </table:table-cell>
          <table:table-cell office:value-type="float" office:value="7.34" calcext:value-type="float">
            <text:p>7.34</text:p>
          </table:table-cell>
          <table:table-cell office:value-type="float" office:value="14612" calcext:value-type="float">
            <text:p>14612</text:p>
          </table:table-cell>
          <table:table-cell office:value-type="float" office:value="344383" calcext:value-type="float">
            <text:p>344383</text:p>
          </table:table-cell>
          <table:table-cell/>
          <table:table-cell table:formula="of:=(['NO FAILED INSTANCES'.E94]=['NO FAILED INSTANCES'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0-s73800249-c358669.ukp</text:p>
          </table:table-cell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  <table:table-cell office:value-type="float" office:value="12064" calcext:value-type="float">
            <text:p>12064</text:p>
          </table:table-cell>
          <table:table-cell office:value-type="float" office:value="358784" calcext:value-type="float">
            <text:p>358784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14648" calcext:value-type="float">
            <text:p>14648</text:p>
          </table:table-cell>
          <table:table-cell office:value-type="float" office:value="358784" calcext:value-type="float">
            <text:p>358784</text:p>
          </table:table-cell>
          <table:table-cell/>
          <table:table-cell table:formula="of:=(['NO FAILED INSTANCES'.E95]=['NO FAILED INSTANCES'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1-s243485145-c448219.ukp</text:p>
          </table:table-cell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  <table:table-cell office:value-type="float" office:value="14016" calcext:value-type="float">
            <text:p>14016</text:p>
          </table:table-cell>
          <table:table-cell office:value-type="float" office:value="448364" calcext:value-type="float">
            <text:p>448364</text:p>
          </table:table-cell>
          <table:table-cell office:value-type="float" office:value="7.32" calcext:value-type="float">
            <text:p>7.32</text:p>
          </table:table-cell>
          <table:table-cell office:value-type="float" office:value="7.31" calcext:value-type="float">
            <text:p>7.31</text:p>
          </table:table-cell>
          <table:table-cell office:value-type="float" office:value="14536" calcext:value-type="float">
            <text:p>14536</text:p>
          </table:table-cell>
          <table:table-cell office:value-type="float" office:value="448364" calcext:value-type="float">
            <text:p>448364</text:p>
          </table:table-cell>
          <table:table-cell/>
          <table:table-cell table:formula="of:=(['NO FAILED INSTANCES'.E96]=['NO FAILED INSTANCES'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8-s331104176-c329508.ukp</text:p>
          </table:table-cell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  <table:table-cell office:value-type="float" office:value="11268" calcext:value-type="float">
            <text:p>11268</text:p>
          </table:table-cell>
          <table:table-cell office:value-type="float" office:value="329613" calcext:value-type="float">
            <text:p>329613</text:p>
          </table:table-cell>
          <table:table-cell office:value-type="float" office:value="7.31333" calcext:value-type="float">
            <text:p>7.31333</text:p>
          </table:table-cell>
          <table:table-cell office:value-type="float" office:value="7.31" calcext:value-type="float">
            <text:p>7.31</text:p>
          </table:table-cell>
          <table:table-cell office:value-type="float" office:value="14568" calcext:value-type="float">
            <text:p>14568</text:p>
          </table:table-cell>
          <table:table-cell office:value-type="float" office:value="329613" calcext:value-type="float">
            <text:p>329613</text:p>
          </table:table-cell>
          <table:table-cell/>
          <table:table-cell table:formula="of:=(['NO FAILED INSTANCES'.E97]=['NO FAILED INSTANCES'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4-s115999589-c134457.ukp</text:p>
          </table:table-cell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  <table:table-cell office:value-type="float" office:value="6584" calcext:value-type="float">
            <text:p>6584</text:p>
          </table:table-cell>
          <table:table-cell office:value-type="float" office:value="134497" calcext:value-type="float">
            <text:p>134497</text:p>
          </table:table-cell>
          <table:table-cell office:value-type="float" office:value="7.29" calcext:value-type="float">
            <text:p>7.29</text:p>
          </table:table-cell>
          <table:table-cell office:value-type="float" office:value="7.28" calcext:value-type="float">
            <text:p>7.28</text:p>
          </table:table-cell>
          <table:table-cell office:value-type="float" office:value="14700" calcext:value-type="float">
            <text:p>14700</text:p>
          </table:table-cell>
          <table:table-cell office:value-type="float" office:value="134497" calcext:value-type="float">
            <text:p>134497</text:p>
          </table:table-cell>
          <table:table-cell/>
          <table:table-cell table:formula="of:=(['NO FAILED INSTANCES'.E98]=['NO FAILED INSTANCES'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3-s9506199-c193658.ukp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  <table:table-cell office:value-type="float" office:value="7988" calcext:value-type="float">
            <text:p>7988</text:p>
          </table:table-cell>
          <table:table-cell office:value-type="float" office:value="193718" calcext:value-type="float">
            <text:p>193718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193718" calcext:value-type="float">
            <text:p>193718</text:p>
          </table:table-cell>
          <table:table-cell/>
          <table:table-cell table:formula="of:=(['NO FAILED INSTANCES'.E99]=['NO FAILED INSTANCES'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2-s774429216-c464551.ukp</text:p>
          </table:table-cell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  <table:table-cell office:value-type="float" office:value="14088" calcext:value-type="float">
            <text:p>14088</text:p>
          </table:table-cell>
          <table:table-cell office:value-type="float" office:value="464596" calcext:value-type="float">
            <text:p>464596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464596" calcext:value-type="float">
            <text:p>464596</text:p>
          </table:table-cell>
          <table:table-cell/>
          <table:table-cell table:formula="of:=(['NO FAILED INSTANCES'.E100]=['NO FAILED INSTANCES'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2-s774429216-c130590.ukp</text:p>
          </table:table-cell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  <table:table-cell office:value-type="float" office:value="6472" calcext:value-type="float">
            <text:p>6472</text:p>
          </table:table-cell>
          <table:table-cell office:value-type="float" office:value="130630" calcext:value-type="float">
            <text:p>130630</text:p>
          </table:table-cell>
          <table:table-cell office:value-type="float" office:value="7.27333" calcext:value-type="float">
            <text:p>7.27333</text:p>
          </table:table-cell>
          <table:table-cell office:value-type="float" office:value="7.27" calcext:value-type="float">
            <text:p>7.27</text:p>
          </table:table-cell>
          <table:table-cell office:value-type="float" office:value="14536" calcext:value-type="float">
            <text:p>14536</text:p>
          </table:table-cell>
          <table:table-cell office:value-type="float" office:value="130630" calcext:value-type="float">
            <text:p>130630</text:p>
          </table:table-cell>
          <table:table-cell/>
          <table:table-cell table:formula="of:=(['NO FAILED INSTANCES'.E101]=['NO FAILED INSTANCES'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9-s352825221-c329368.ukp</text:p>
          </table:table-cell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  <table:table-cell office:value-type="float" office:value="11316" calcext:value-type="float">
            <text:p>11316</text:p>
          </table:table-cell>
          <table:table-cell office:value-type="float" office:value="329473" calcext:value-type="float">
            <text:p>329473</text:p>
          </table:table-cell>
          <table:table-cell office:value-type="float" office:value="7.26666" calcext:value-type="float">
            <text:p>7.26666</text:p>
          </table:table-cell>
          <table:table-cell office:value-type="float" office:value="7.26" calcext:value-type="float">
            <text:p>7.26</text:p>
          </table:table-cell>
          <table:table-cell office:value-type="float" office:value="14632" calcext:value-type="float">
            <text:p>14632</text:p>
          </table:table-cell>
          <table:table-cell office:value-type="float" office:value="329473" calcext:value-type="float">
            <text:p>329473</text:p>
          </table:table-cell>
          <table:table-cell/>
          <table:table-cell table:formula="of:=(['NO FAILED INSTANCES'.E102]=['NO FAILED INSTANCES'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7-s494734462-c132832.ukp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  <table:table-cell office:value-type="float" office:value="6680" calcext:value-type="float">
            <text:p>6680</text:p>
          </table:table-cell>
          <table:table-cell office:value-type="float" office:value="132797" calcext:value-type="float">
            <text:p>132797</text:p>
          </table:table-cell>
          <table:table-cell table:number-columns-repeated="2" office:value-type="float" office:value="7.23" calcext:value-type="float">
            <text:p>7.23</text:p>
          </table:table-cell>
          <table:table-cell office:value-type="float" office:value="14760" calcext:value-type="float">
            <text:p>14760</text:p>
          </table:table-cell>
          <table:table-cell office:value-type="float" office:value="132797" calcext:value-type="float">
            <text:p>132797</text:p>
          </table:table-cell>
          <table:table-cell/>
          <table:table-cell table:formula="of:=(['NO FAILED INSTANCES'.E103]=['NO FAILED INSTANCES'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-s70766304-c338932.ukp</text:p>
          </table:table-cell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  <table:table-cell office:value-type="float" office:value="11620" calcext:value-type="float">
            <text:p>11620</text:p>
          </table:table-cell>
          <table:table-cell office:value-type="float" office:value="338817" calcext:value-type="float">
            <text:p>338817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3" calcext:value-type="float">
            <text:p>6.43</text:p>
          </table:table-cell>
          <table:table-cell office:value-type="float" office:value="13304" calcext:value-type="float">
            <text:p>13304</text:p>
          </table:table-cell>
          <table:table-cell office:value-type="float" office:value="338817" calcext:value-type="float">
            <text:p>338817</text:p>
          </table:table-cell>
          <table:table-cell/>
          <table:table-cell table:formula="of:=(['NO FAILED INSTANCES'.E104]=['NO FAILED INSTANCES'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4-s115999589-c110302.ukp</text:p>
          </table:table-cell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  <table:table-cell office:value-type="float" office:value="6148" calcext:value-type="float">
            <text:p>6148</text:p>
          </table:table-cell>
          <table:table-cell office:value-type="float" office:value="110262" calcext:value-type="float">
            <text:p>110262</text:p>
          </table:table-cell>
          <table:table-cell office:value-type="float" office:value="6.42667" calcext:value-type="float">
            <text:p>6.42667</text:p>
          </table:table-cell>
          <table:table-cell office:value-type="float" office:value="6.44" calcext:value-type="float">
            <text:p>6.44</text:p>
          </table:table-cell>
          <table:table-cell office:value-type="float" office:value="13396" calcext:value-type="float">
            <text:p>13396</text:p>
          </table:table-cell>
          <table:table-cell office:value-type="float" office:value="110262" calcext:value-type="float">
            <text:p>110262</text:p>
          </table:table-cell>
          <table:table-cell/>
          <table:table-cell table:formula="of:=(['NO FAILED INSTANCES'.E105]=['NO FAILED INSTANCES'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9-s651952263-c114448.ukp</text:p>
          </table:table-cell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  <table:table-cell office:value-type="float" office:value="6088" calcext:value-type="float">
            <text:p>6088</text:p>
          </table:table-cell>
          <table:table-cell office:value-type="float" office:value="114418" calcext:value-type="float">
            <text:p>114418</text:p>
          </table:table-cell>
          <table:table-cell office:value-type="float" office:value="6.42333" calcext:value-type="float">
            <text:p>6.42333</text:p>
          </table:table-cell>
          <table:table-cell office:value-type="float" office:value="6.42" calcext:value-type="float">
            <text:p>6.42</text:p>
          </table:table-cell>
          <table:table-cell office:value-type="float" office:value="13504" calcext:value-type="float">
            <text:p>13504</text:p>
          </table:table-cell>
          <table:table-cell office:value-type="float" office:value="114418" calcext:value-type="float">
            <text:p>114418</text:p>
          </table:table-cell>
          <table:table-cell/>
          <table:table-cell table:formula="of:=(['NO FAILED INSTANCES'.E106]=['NO FAILED INSTANCES'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8-s709024814-c486392.ukp</text:p>
          </table:table-cell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  <table:table-cell office:value-type="float" office:value="14864" calcext:value-type="float">
            <text:p>14864</text:p>
          </table:table-cell>
          <table:table-cell office:value-type="float" office:value="486227" calcext:value-type="float">
            <text:p>486227</text:p>
          </table:table-cell>
          <table:table-cell table:number-columns-repeated="2" office:value-type="float" office:value="6.42" calcext:value-type="float">
            <text:p>6.42</text:p>
          </table:table-cell>
          <table:table-cell office:value-type="float" office:value="13300" calcext:value-type="float">
            <text:p>13300</text:p>
          </table:table-cell>
          <table:table-cell office:value-type="float" office:value="486227" calcext:value-type="float">
            <text:p>486227</text:p>
          </table:table-cell>
          <table:table-cell/>
          <table:table-cell table:formula="of:=(['NO FAILED INSTANCES'.E107]=['NO FAILED INSTANCES'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2-s774429216-c190874.ukp</text:p>
          </table:table-cell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  <table:table-cell office:value-type="float" office:value="8072" calcext:value-type="float">
            <text:p>8072</text:p>
          </table:table-cell>
          <table:table-cell office:value-type="float" office:value="190824" calcext:value-type="float">
            <text:p>190824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" calcext:value-type="float">
            <text:p>6.4</text:p>
          </table:table-cell>
          <table:table-cell office:value-type="float" office:value="13424" calcext:value-type="float">
            <text:p>13424</text:p>
          </table:table-cell>
          <table:table-cell office:value-type="float" office:value="190824" calcext:value-type="float">
            <text:p>190824</text:p>
          </table:table-cell>
          <table:table-cell/>
          <table:table-cell table:formula="of:=(['NO FAILED INSTANCES'.E108]=['NO FAILED INSTANCES'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1-s243485145-c212223.ukp</text:p>
          </table:table-cell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  <table:table-cell office:value-type="float" office:value="8300" calcext:value-type="float">
            <text:p>8300</text:p>
          </table:table-cell>
          <table:table-cell office:value-type="float" office:value="212168" calcext:value-type="float">
            <text:p>212168</text:p>
          </table:table-cell>
          <table:table-cell office:value-type="float" office:value="6.39667" calcext:value-type="float">
            <text:p>6.39667</text:p>
          </table:table-cell>
          <table:table-cell office:value-type="float" office:value="6.4" calcext:value-type="float">
            <text:p>6.4</text:p>
          </table:table-cell>
          <table:table-cell office:value-type="float" office:value="13388" calcext:value-type="float">
            <text:p>13388</text:p>
          </table:table-cell>
          <table:table-cell office:value-type="float" office:value="212168" calcext:value-type="float">
            <text:p>212168</text:p>
          </table:table-cell>
          <table:table-cell/>
          <table:table-cell table:formula="of:=(['NO FAILED INSTANCES'.E109]=['NO FAILED INSTANCES'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9-s352825221-c365774.ukp</text:p>
          </table:table-cell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  <table:table-cell office:value-type="float" office:value="12112" calcext:value-type="float">
            <text:p>12112</text:p>
          </table:table-cell>
          <table:table-cell office:value-type="float" office:value="365649" calcext:value-type="float">
            <text:p>365649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496" calcext:value-type="float">
            <text:p>13496</text:p>
          </table:table-cell>
          <table:table-cell office:value-type="float" office:value="365649" calcext:value-type="float">
            <text:p>365649</text:p>
          </table:table-cell>
          <table:table-cell/>
          <table:table-cell table:formula="of:=(['NO FAILED INSTANCES'.E110]=['NO FAILED INSTANCES'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5-s705610326-c339566.ukp</text:p>
          </table:table-cell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  <table:table-cell office:value-type="float" office:value="11440" calcext:value-type="float">
            <text:p>11440</text:p>
          </table:table-cell>
          <table:table-cell office:value-type="float" office:value="339451" calcext:value-type="float">
            <text:p>339451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464" calcext:value-type="float">
            <text:p>13464</text:p>
          </table:table-cell>
          <table:table-cell office:value-type="float" office:value="339451" calcext:value-type="float">
            <text:p>339451</text:p>
          </table:table-cell>
          <table:table-cell/>
          <table:table-cell table:formula="of:=(['NO FAILED INSTANCES'.E111]=['NO FAILED INSTANCES'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7-s494734462-c331511.ukp</text:p>
          </table:table-cell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  <table:table-cell office:value-type="float" office:value="11316" calcext:value-type="float">
            <text:p>11316</text:p>
          </table:table-cell>
          <table:table-cell office:value-type="float" office:value="331426" calcext:value-type="float">
            <text:p>331426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504" calcext:value-type="float">
            <text:p>13504</text:p>
          </table:table-cell>
          <table:table-cell office:value-type="float" office:value="331426" calcext:value-type="float">
            <text:p>331426</text:p>
          </table:table-cell>
          <table:table-cell/>
          <table:table-cell table:formula="of:=(['NO FAILED INSTANCES'.E112]=['NO FAILED INSTANCES'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5-s948827585-c374557.ukp</text:p>
          </table:table-cell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  <table:table-cell office:value-type="float" office:value="12188" calcext:value-type="float">
            <text:p>12188</text:p>
          </table:table-cell>
          <table:table-cell office:value-type="float" office:value="374462" calcext:value-type="float">
            <text:p>374462</text:p>
          </table:table-cell>
          <table:table-cell office:value-type="float" office:value="6.38333" calcext:value-type="float">
            <text:p>6.38333</text:p>
          </table:table-cell>
          <table:table-cell office:value-type="float" office:value="6.38" calcext:value-type="float">
            <text:p>6.38</text:p>
          </table:table-cell>
          <table:table-cell office:value-type="float" office:value="13424" calcext:value-type="float">
            <text:p>13424</text:p>
          </table:table-cell>
          <table:table-cell office:value-type="float" office:value="374462" calcext:value-type="float">
            <text:p>374462</text:p>
          </table:table-cell>
          <table:table-cell/>
          <table:table-cell table:formula="of:=(['NO FAILED INSTANCES'.E113]=['NO FAILED INSTANCES'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6-s512981835-c486546.ukp</text:p>
          </table:table-cell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  <table:table-cell office:value-type="float" office:value="14936" calcext:value-type="float">
            <text:p>14936</text:p>
          </table:table-cell>
          <table:table-cell office:value-type="float" office:value="486381" calcext:value-type="float">
            <text:p>486381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13300" calcext:value-type="float">
            <text:p>13300</text:p>
          </table:table-cell>
          <table:table-cell office:value-type="float" office:value="486381" calcext:value-type="float">
            <text:p>486381</text:p>
          </table:table-cell>
          <table:table-cell/>
          <table:table-cell table:formula="of:=(['NO FAILED INSTANCES'.E114]=['NO FAILED INSTANCES'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8-s331104176-c306860.ukp</text:p>
          </table:table-cell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  <table:table-cell office:value-type="float" office:value="10680" calcext:value-type="float">
            <text:p>10680</text:p>
          </table:table-cell>
          <table:table-cell office:value-type="float" office:value="306755" calcext:value-type="float">
            <text:p>306755</text:p>
          </table:table-cell>
          <table:table-cell office:value-type="float" office:value="6.36667" calcext:value-type="float">
            <text:p>6.36667</text:p>
          </table:table-cell>
          <table:table-cell office:value-type="float" office:value="6.36" calcext:value-type="float">
            <text:p>6.36</text:p>
          </table:table-cell>
          <table:table-cell office:value-type="float" office:value="13228" calcext:value-type="float">
            <text:p>13228</text:p>
          </table:table-cell>
          <table:table-cell office:value-type="float" office:value="306755" calcext:value-type="float">
            <text:p>306755</text:p>
          </table:table-cell>
          <table:table-cell/>
          <table:table-cell table:formula="of:=(['NO FAILED INSTANCES'.E115]=['NO FAILED INSTANCES'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2-s774429216-c335226.ukp</text:p>
          </table:table-cell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  <table:table-cell office:value-type="float" office:value="11372" calcext:value-type="float">
            <text:p>11372</text:p>
          </table:table-cell>
          <table:table-cell office:value-type="float" office:value="335111" calcext:value-type="float">
            <text:p>335111</text:p>
          </table:table-cell>
          <table:table-cell office:value-type="float" office:value="6.36333" calcext:value-type="float">
            <text:p>6.36333</text:p>
          </table:table-cell>
          <table:table-cell office:value-type="float" office:value="6.36" calcext:value-type="float">
            <text:p>6.36</text:p>
          </table:table-cell>
          <table:table-cell office:value-type="float" office:value="13376" calcext:value-type="float">
            <text:p>13376</text:p>
          </table:table-cell>
          <table:table-cell office:value-type="float" office:value="335111" calcext:value-type="float">
            <text:p>335111</text:p>
          </table:table-cell>
          <table:table-cell/>
          <table:table-cell table:formula="of:=(['NO FAILED INSTANCES'.E116]=['NO FAILED INSTANCES'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7-s977973487-c449814.ukp</text:p>
          </table:table-cell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  <table:table-cell office:value-type="float" office:value="13776" calcext:value-type="float">
            <text:p>13776</text:p>
          </table:table-cell>
          <table:table-cell office:value-type="float" office:value="439952" calcext:value-type="float">
            <text:p>439952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13988" calcext:value-type="float">
            <text:p>13988</text:p>
          </table:table-cell>
          <table:table-cell office:value-type="float" office:value="439952" calcext:value-type="float">
            <text:p>439952</text:p>
          </table:table-cell>
          <table:table-cell/>
          <table:table-cell table:formula="of:=(['NO FAILED INSTANCES'.E117]=['NO FAILED INSTANCES'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7-s977973487-c174298.ukp</text:p>
          </table:table-cell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  <table:table-cell office:value-type="float" office:value="7160" calcext:value-type="float">
            <text:p>7160</text:p>
          </table:table-cell>
          <table:table-cell office:value-type="float" office:value="165012" calcext:value-type="float">
            <text:p>16501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3256" calcext:value-type="float">
            <text:p>13256</text:p>
          </table:table-cell>
          <table:table-cell office:value-type="float" office:value="165012" calcext:value-type="float">
            <text:p>165012</text:p>
          </table:table-cell>
          <table:table-cell/>
          <table:table-cell table:formula="of:=(['NO FAILED INSTANCES'.E118]=['NO FAILED INSTANCES'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7-s494734462-c181042.ukp</text:p>
          </table:table-cell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65" calcext:value-type="float">
            <text:p>5.65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19]=['NO FAILED INSTANCES'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6-s11420633-c180784.ukp</text:p>
          </table:table-cell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  <table:table-cell office:value-type="float" office:value="7260" calcext:value-type="float">
            <text:p>7260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1667" calcext:value-type="float">
            <text:p>5.61667</text:p>
          </table:table-cell>
          <table:table-cell office:value-type="float" office:value="5.61" calcext:value-type="float">
            <text:p>5.61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0]=['NO FAILED INSTANCES'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5-s948827585-c179042.ukp</text:p>
          </table:table-cell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" calcext:value-type="float">
            <text:p>5.6</text:p>
          </table:table-cell>
          <table:table-cell office:value-type="float" office:value="5.59" calcext:value-type="float">
            <text:p>5.59</text:p>
          </table:table-cell>
          <table:table-cell office:value-type="float" office:value="13420" calcext:value-type="float">
            <text:p>13420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1]=['NO FAILED INSTANCES'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6-s11420633-c126304.ukp</text:p>
          </table:table-cell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  <table:table-cell office:value-type="float" office:value="6184" calcext:value-type="float">
            <text:p>6184</text:p>
          </table:table-cell>
          <table:table-cell office:value-type="float" office:value="119988" calcext:value-type="float">
            <text:p>119988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596" calcext:value-type="float">
            <text:p>13596</text:p>
          </table:table-cell>
          <table:table-cell office:value-type="float" office:value="119988" calcext:value-type="float">
            <text:p>119988</text:p>
          </table:table-cell>
          <table:table-cell/>
          <table:table-cell table:formula="of:=(['NO FAILED INSTANCES'.E122]=['NO FAILED INSTANCES'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9-s651952263-c488900.ukp</text:p>
          </table:table-cell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  <table:table-cell office:value-type="float" office:value="14908" calcext:value-type="float">
            <text:p>14908</text:p>
          </table:table-cell>
          <table:table-cell office:value-type="float" office:value="489140" calcext:value-type="float">
            <text:p>489140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" calcext:value-type="float">
            <text:p>5.2</text:p>
          </table:table-cell>
          <table:table-cell office:value-type="float" office:value="12188" calcext:value-type="float">
            <text:p>12188</text:p>
          </table:table-cell>
          <table:table-cell office:value-type="float" office:value="489140" calcext:value-type="float">
            <text:p>489140</text:p>
          </table:table-cell>
          <table:table-cell/>
          <table:table-cell table:formula="of:=(['NO FAILED INSTANCES'.E123]=['NO FAILED INSTANCES'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5-s948827585-c136349.ukp</text:p>
          </table:table-cell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  <table:table-cell office:value-type="float" office:value="6700" calcext:value-type="float">
            <text:p>6700</text:p>
          </table:table-cell>
          <table:table-cell office:value-type="float" office:value="136414" calcext:value-type="float">
            <text:p>136414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2184" calcext:value-type="float">
            <text:p>12184</text:p>
          </table:table-cell>
          <table:table-cell office:value-type="float" office:value="136414" calcext:value-type="float">
            <text:p>136414</text:p>
          </table:table-cell>
          <table:table-cell/>
          <table:table-cell table:formula="of:=(['NO FAILED INSTANCES'.E124]=['NO FAILED INSTANCES'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4-s859243264-c165880.ukp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  <table:table-cell office:value-type="float" office:value="7424" calcext:value-type="float">
            <text:p>7424</text:p>
          </table:table-cell>
          <table:table-cell office:value-type="float" office:value="165960" calcext:value-type="float">
            <text:p>165960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12212" calcext:value-type="float">
            <text:p>12212</text:p>
          </table:table-cell>
          <table:table-cell office:value-type="float" office:value="165960" calcext:value-type="float">
            <text:p>165960</text:p>
          </table:table-cell>
          <table:table-cell/>
          <table:table-cell table:formula="of:=(['NO FAILED INSTANCES'.E125]=['NO FAILED INSTANCES'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6-s512981835-c139261.ukp</text:p>
          </table:table-cell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  <table:table-cell office:value-type="float" office:value="6744" calcext:value-type="float">
            <text:p>6744</text:p>
          </table:table-cell>
          <table:table-cell office:value-type="float" office:value="139326" calcext:value-type="float">
            <text:p>139326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208" calcext:value-type="float">
            <text:p>12208</text:p>
          </table:table-cell>
          <table:table-cell office:value-type="float" office:value="139326" calcext:value-type="float">
            <text:p>139326</text:p>
          </table:table-cell>
          <table:table-cell/>
          <table:table-cell table:formula="of:=(['NO FAILED INSTANCES'.E126]=['NO FAILED INSTANCES'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2-s447284419-c195214.ukp</text:p>
          </table:table-cell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  <table:table-cell office:value-type="float" office:value="8140" calcext:value-type="float">
            <text:p>8140</text:p>
          </table:table-cell>
          <table:table-cell office:value-type="float" office:value="195309" calcext:value-type="float">
            <text:p>195309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216" calcext:value-type="float">
            <text:p>12216</text:p>
          </table:table-cell>
          <table:table-cell office:value-type="float" office:value="195309" calcext:value-type="float">
            <text:p>195309</text:p>
          </table:table-cell>
          <table:table-cell/>
          <table:table-cell table:formula="of:=(['NO FAILED INSTANCES'.E127]=['NO FAILED INSTANCES'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3-s9506199-c126365.ukp</text:p>
          </table:table-cell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  <table:table-cell office:value-type="float" office:value="6428" calcext:value-type="float">
            <text:p>6428</text:p>
          </table:table-cell>
          <table:table-cell office:value-type="float" office:value="126425" calcext:value-type="float">
            <text:p>126425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4" calcext:value-type="float">
            <text:p>5.14</text:p>
          </table:table-cell>
          <table:table-cell office:value-type="float" office:value="12212" calcext:value-type="float">
            <text:p>12212</text:p>
          </table:table-cell>
          <table:table-cell office:value-type="float" office:value="126425" calcext:value-type="float">
            <text:p>126425</text:p>
          </table:table-cell>
          <table:table-cell/>
          <table:table-cell table:formula="of:=(['NO FAILED INSTANCES'.E128]=['NO FAILED INSTANCES'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4-s115999589-c278698.ukp</text:p>
          </table:table-cell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  <table:table-cell office:value-type="float" office:value="9948" calcext:value-type="float">
            <text:p>9948</text:p>
          </table:table-cell>
          <table:table-cell office:value-type="float" office:value="278833" calcext:value-type="float">
            <text:p>278833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278833" calcext:value-type="float">
            <text:p>278833</text:p>
          </table:table-cell>
          <table:table-cell/>
          <table:table-cell table:formula="of:=(['NO FAILED INSTANCES'.E129]=['NO FAILED INSTANCES'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9-s651952263-c207501.ukp</text:p>
          </table:table-cell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  <table:table-cell office:value-type="float" office:value="8092" calcext:value-type="float">
            <text:p>8092</text:p>
          </table:table-cell>
          <table:table-cell office:value-type="float" office:value="207521" calcext:value-type="float">
            <text:p>207521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5.13" calcext:value-type="float">
            <text:p>5.13</text:p>
          </table:table-cell>
          <table:table-cell office:value-type="float" office:value="12216" calcext:value-type="float">
            <text:p>12216</text:p>
          </table:table-cell>
          <table:table-cell office:value-type="float" office:value="207521" calcext:value-type="float">
            <text:p>207521</text:p>
          </table:table-cell>
          <table:table-cell/>
          <table:table-cell table:formula="of:=(['NO FAILED INSTANCES'.E130]=['NO FAILED INSTANCES'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5-s705610326-c307383.ukp</text:p>
          </table:table-cell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  <table:table-cell office:value-type="float" office:value="10688" calcext:value-type="float">
            <text:p>10688</text:p>
          </table:table-cell>
          <table:table-cell office:value-type="float" office:value="307483" calcext:value-type="float">
            <text:p>307483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307483" calcext:value-type="float">
            <text:p>307483</text:p>
          </table:table-cell>
          <table:table-cell/>
          <table:table-cell table:formula="of:=(['NO FAILED INSTANCES'.E131]=['NO FAILED INSTANCES'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9-s352825221-c485803.ukp</text:p>
          </table:table-cell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  <table:table-cell office:value-type="float" office:value="14920" calcext:value-type="float">
            <text:p>14920</text:p>
          </table:table-cell>
          <table:table-cell office:value-type="float" office:value="486043" calcext:value-type="float">
            <text:p>486043</text:p>
          </table:table-cell>
          <table:table-cell office:value-type="float" office:value="5.12667" calcext:value-type="float">
            <text:p>5.12667</text:p>
          </table:table-cell>
          <table:table-cell office:value-type="float" office:value="5.13" calcext:value-type="float">
            <text:p>5.13</text:p>
          </table:table-cell>
          <table:table-cell office:value-type="float" office:value="12084" calcext:value-type="float">
            <text:p>12084</text:p>
          </table:table-cell>
          <table:table-cell office:value-type="float" office:value="486043" calcext:value-type="float">
            <text:p>486043</text:p>
          </table:table-cell>
          <table:table-cell/>
          <table:table-cell table:formula="of:=(['NO FAILED INSTANCES'.E132]=['NO FAILED INSTANCES'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6-s512981835-c159075.ukp</text:p>
          </table:table-cell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  <table:table-cell office:value-type="float" office:value="7300" calcext:value-type="float">
            <text:p>7300</text:p>
          </table:table-cell>
          <table:table-cell office:value-type="float" office:value="159125" calcext:value-type="float">
            <text:p>159125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2304" calcext:value-type="float">
            <text:p>12304</text:p>
          </table:table-cell>
          <table:table-cell office:value-type="float" office:value="159125" calcext:value-type="float">
            <text:p>159125</text:p>
          </table:table-cell>
          <table:table-cell/>
          <table:table-cell table:formula="of:=(['NO FAILED INSTANCES'.E133]=['NO FAILED INSTANCES'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6-s11420633-c255303.ukp</text:p>
          </table:table-cell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  <table:table-cell office:value-type="float" office:value="9628" calcext:value-type="float">
            <text:p>9628</text:p>
          </table:table-cell>
          <table:table-cell office:value-type="float" office:value="255428" calcext:value-type="float">
            <text:p>255428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2" calcext:value-type="float">
            <text:p>5.12</text:p>
          </table:table-cell>
          <table:table-cell office:value-type="float" office:value="12244" calcext:value-type="float">
            <text:p>12244</text:p>
          </table:table-cell>
          <table:table-cell office:value-type="float" office:value="255428" calcext:value-type="float">
            <text:p>255428</text:p>
          </table:table-cell>
          <table:table-cell/>
          <table:table-cell table:formula="of:=(['NO FAILED INSTANCES'.E134]=['NO FAILED INSTANCES'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7-s977973487-c355896.ukp</text:p>
          </table:table-cell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  <table:table-cell office:value-type="float" office:value="11964" calcext:value-type="float">
            <text:p>11964</text:p>
          </table:table-cell>
          <table:table-cell office:value-type="float" office:value="356071" calcext:value-type="float">
            <text:p>356071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180" calcext:value-type="float">
            <text:p>12180</text:p>
          </table:table-cell>
          <table:table-cell office:value-type="float" office:value="356071" calcext:value-type="float">
            <text:p>356071</text:p>
          </table:table-cell>
          <table:table-cell/>
          <table:table-cell table:formula="of:=(['NO FAILED INSTANCES'.E135]=['NO FAILED INSTANCES'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0-s991135297-c396654.ukp</text:p>
          </table:table-cell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  <table:table-cell office:value-type="float" office:value="12852" calcext:value-type="float">
            <text:p>12852</text:p>
          </table:table-cell>
          <table:table-cell office:value-type="float" office:value="396784" calcext:value-type="float">
            <text:p>396784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124" calcext:value-type="float">
            <text:p>12124</text:p>
          </table:table-cell>
          <table:table-cell office:value-type="float" office:value="396784" calcext:value-type="float">
            <text:p>396784</text:p>
          </table:table-cell>
          <table:table-cell/>
          <table:table-cell table:formula="of:=(['NO FAILED INSTANCES'.E136]=['NO FAILED INSTANCES'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6-s11420633-c185030.ukp</text:p>
          </table:table-cell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  <table:table-cell office:value-type="float" office:value="7952" calcext:value-type="float">
            <text:p>7952</text:p>
          </table:table-cell>
          <table:table-cell office:value-type="float" office:value="185090" calcext:value-type="float">
            <text:p>185090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076" calcext:value-type="float">
            <text:p>12076</text:p>
          </table:table-cell>
          <table:table-cell office:value-type="float" office:value="185090" calcext:value-type="float">
            <text:p>185090</text:p>
          </table:table-cell>
          <table:table-cell/>
          <table:table-cell table:formula="of:=(['NO FAILED INSTANCES'.E137]=['NO FAILED INSTANCES'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-s70766304-c407331.ukp</text:p>
          </table:table-cell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  <table:table-cell office:value-type="float" office:value="13208" calcext:value-type="float">
            <text:p>13208</text:p>
          </table:table-cell>
          <table:table-cell office:value-type="float" office:value="407531" calcext:value-type="float">
            <text:p>407531</text:p>
          </table:table-cell>
          <table:table-cell table:number-columns-repeated="2" office:value-type="float" office:value="5.11" calcext:value-type="float">
            <text:p>5.11</text:p>
          </table:table-cell>
          <table:table-cell office:value-type="float" office:value="12216" calcext:value-type="float">
            <text:p>12216</text:p>
          </table:table-cell>
          <table:table-cell office:value-type="float" office:value="407531" calcext:value-type="float">
            <text:p>407531</text:p>
          </table:table-cell>
          <table:table-cell/>
          <table:table-cell table:formula="of:=(['NO FAILED INSTANCES'.E138]=['NO FAILED INSTANCES'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8-s709024814-c458487.ukp</text:p>
          </table:table-cell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  <table:table-cell office:value-type="float" office:value="14220" calcext:value-type="float">
            <text:p>14220</text:p>
          </table:table-cell>
          <table:table-cell office:value-type="float" office:value="458712" calcext:value-type="float">
            <text:p>458712</text:p>
          </table:table-cell>
          <table:table-cell office:value-type="float" office:value="5.10667" calcext:value-type="float">
            <text:p>5.10667</text:p>
          </table:table-cell>
          <table:table-cell office:value-type="float" office:value="5.1" calcext:value-type="float">
            <text:p>5.1</text:p>
          </table:table-cell>
          <table:table-cell office:value-type="float" office:value="13060" calcext:value-type="float">
            <text:p>13060</text:p>
          </table:table-cell>
          <table:table-cell office:value-type="float" office:value="458712" calcext:value-type="float">
            <text:p>458712</text:p>
          </table:table-cell>
          <table:table-cell/>
          <table:table-cell table:formula="of:=(['NO FAILED INSTANCES'.E139]=['NO FAILED INSTANCES'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2-s774429216-c485435.ukp</text:p>
          </table:table-cell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  <table:table-cell office:value-type="float" office:value="14960" calcext:value-type="float">
            <text:p>14960</text:p>
          </table:table-cell>
          <table:table-cell office:value-type="float" office:value="485675" calcext:value-type="float">
            <text:p>485675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24" calcext:value-type="float">
            <text:p>12124</text:p>
          </table:table-cell>
          <table:table-cell office:value-type="float" office:value="485675" calcext:value-type="float">
            <text:p>485675</text:p>
          </table:table-cell>
          <table:table-cell/>
          <table:table-cell table:formula="of:=(['NO FAILED INSTANCES'.E140]=['NO FAILED INSTANCES'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5-s705610326-c161457.ukp</text:p>
          </table:table-cell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  <table:table-cell office:value-type="float" office:value="7008" calcext:value-type="float">
            <text:p>7008</text:p>
          </table:table-cell>
          <table:table-cell office:value-type="float" office:value="161472" calcext:value-type="float">
            <text:p>161472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76" calcext:value-type="float">
            <text:p>12176</text:p>
          </table:table-cell>
          <table:table-cell office:value-type="float" office:value="161472" calcext:value-type="float">
            <text:p>161472</text:p>
          </table:table-cell>
          <table:table-cell/>
          <table:table-cell table:formula="of:=(['NO FAILED INSTANCES'.E141]=['NO FAILED INSTANCES'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4-s115999589-c205313.ukp</text:p>
          </table:table-cell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  <table:table-cell office:value-type="float" office:value="8012" calcext:value-type="float">
            <text:p>8012</text:p>
          </table:table-cell>
          <table:table-cell office:value-type="float" office:value="205333" calcext:value-type="float">
            <text:p>20533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2200" calcext:value-type="float">
            <text:p>12200</text:p>
          </table:table-cell>
          <table:table-cell office:value-type="float" office:value="205333" calcext:value-type="float">
            <text:p>205333</text:p>
          </table:table-cell>
          <table:table-cell/>
          <table:table-cell table:formula="of:=(['NO FAILED INSTANCES'.E142]=['NO FAILED INSTANCES'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6-s512981835-c209143.ukp</text:p>
          </table:table-cell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  <table:table-cell office:value-type="float" office:value="8096" calcext:value-type="float">
            <text:p>8096</text:p>
          </table:table-cell>
          <table:table-cell office:value-type="float" office:value="209123" calcext:value-type="float">
            <text:p>20912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.83" calcext:value-type="float">
            <text:p>4.83</text:p>
          </table:table-cell>
          <table:table-cell office:value-type="float" office:value="13232" calcext:value-type="float">
            <text:p>13232</text:p>
          </table:table-cell>
          <table:table-cell office:value-type="float" office:value="209123" calcext:value-type="float">
            <text:p>209123</text:p>
          </table:table-cell>
          <table:table-cell/>
          <table:table-cell table:formula="of:=(['NO FAILED INSTANCES'.E143]=['NO FAILED INSTANCES'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5-s705610326-c174280.ukp</text:p>
          </table:table-cell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  <table:table-cell office:value-type="float" office:value="7472" calcext:value-type="float">
            <text:p>7472</text:p>
          </table:table-cell>
          <table:table-cell office:value-type="float" office:value="174235" calcext:value-type="float">
            <text:p>174235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49" calcext:value-type="float">
            <text:p>4.49</text:p>
          </table:table-cell>
          <table:table-cell office:value-type="float" office:value="13300" calcext:value-type="float">
            <text:p>13300</text:p>
          </table:table-cell>
          <table:table-cell office:value-type="float" office:value="174235" calcext:value-type="float">
            <text:p>174235</text:p>
          </table:table-cell>
          <table:table-cell/>
          <table:table-cell table:formula="of:=(['NO FAILED INSTANCES'.E144]=['NO FAILED INSTANCES'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9-s352825221-c394656.ukp</text:p>
          </table:table-cell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  <table:table-cell office:value-type="float" office:value="12860" calcext:value-type="float">
            <text:p>12860</text:p>
          </table:table-cell>
          <table:table-cell office:value-type="float" office:value="394556" calcext:value-type="float">
            <text:p>394556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" calcext:value-type="float">
            <text:p>3.9</text:p>
          </table:table-cell>
          <table:table-cell office:value-type="float" office:value="12040" calcext:value-type="float">
            <text:p>12040</text:p>
          </table:table-cell>
          <table:table-cell office:value-type="float" office:value="394556" calcext:value-type="float">
            <text:p>394556</text:p>
          </table:table-cell>
          <table:table-cell/>
          <table:table-cell table:formula="of:=(['NO FAILED INSTANCES'.E145]=['NO FAILED INSTANCES'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0-s73800249-c147527.ukp</text:p>
          </table:table-cell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  <table:table-cell office:value-type="float" office:value="6608" calcext:value-type="float">
            <text:p>660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6]=['NO FAILED INSTANCES'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2-s447284419-c131959.ukp</text:p>
          </table:table-cell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  <table:table-cell office:value-type="float" office:value="6264" calcext:value-type="float">
            <text:p>6264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224" calcext:value-type="float">
            <text:p>12224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7]=['NO FAILED INSTANCES'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8-s709024814-c143323.ukp</text:p>
          </table:table-cell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  <table:table-cell office:value-type="float" office:value="6468" calcext:value-type="float">
            <text:p>646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1667" calcext:value-type="float">
            <text:p>3.61667</text:p>
          </table:table-cell>
          <table:table-cell office:value-type="float" office:value="3.61" calcext:value-type="float">
            <text:p>3.61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8]=['NO FAILED INSTANCES'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5-s948827585-c254904.ukp</text:p>
          </table:table-cell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  <table:table-cell office:value-type="float" office:value="9608" calcext:value-type="float">
            <text:p>9608</text:p>
          </table:table-cell>
          <table:table-cell office:value-type="float" office:value="254839" calcext:value-type="float">
            <text:p>254839</text:p>
          </table:table-cell>
          <table:table-cell office:value-type="float" office:value="3.51333" calcext:value-type="float">
            <text:p>3.51333</text:p>
          </table:table-cell>
          <table:table-cell office:value-type="float" office:value="3.51" calcext:value-type="float">
            <text:p>3.51</text:p>
          </table:table-cell>
          <table:table-cell office:value-type="float" office:value="11300" calcext:value-type="float">
            <text:p>11300</text:p>
          </table:table-cell>
          <table:table-cell office:value-type="float" office:value="254839" calcext:value-type="float">
            <text:p>254839</text:p>
          </table:table-cell>
          <table:table-cell/>
          <table:table-cell table:formula="of:=(['NO FAILED INSTANCES'.E149]=['NO FAILED INSTANCES'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8-s331104176-c175223.ukp</text:p>
          </table:table-cell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  <table:table-cell office:value-type="float" office:value="7536" calcext:value-type="float">
            <text:p>7536</text:p>
          </table:table-cell>
          <table:table-cell office:value-type="float" office:value="175178" calcext:value-type="float">
            <text:p>175178</text:p>
          </table:table-cell>
          <table:table-cell office:value-type="float" office:value="2.92667" calcext:value-type="float">
            <text:p>2.92667</text:p>
          </table:table-cell>
          <table:table-cell office:value-type="float" office:value="2.92" calcext:value-type="float">
            <text:p>2.92</text:p>
          </table:table-cell>
          <table:table-cell office:value-type="float" office:value="11004" calcext:value-type="float">
            <text:p>11004</text:p>
          </table:table-cell>
          <table:table-cell office:value-type="float" office:value="175178" calcext:value-type="float">
            <text:p>175178</text:p>
          </table:table-cell>
          <table:table-cell/>
          <table:table-cell table:formula="of:=(['NO FAILED INSTANCES'.E150]=['NO FAILED INSTANCES'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2-s774429216-c215500.ukp</text:p>
          </table:table-cell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  <table:table-cell office:value-type="float" office:value="8752" calcext:value-type="float">
            <text:p>8752</text:p>
          </table:table-cell>
          <table:table-cell office:value-type="float" office:value="215445" calcext:value-type="float">
            <text:p>215445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68" calcext:value-type="float">
            <text:p>2.68</text:p>
          </table:table-cell>
          <table:table-cell office:value-type="float" office:value="11056" calcext:value-type="float">
            <text:p>11056</text:p>
          </table:table-cell>
          <table:table-cell office:value-type="float" office:value="215445" calcext:value-type="float">
            <text:p>215445</text:p>
          </table:table-cell>
          <table:table-cell/>
          <table:table-cell table:formula="of:=(['NO FAILED INSTANCES'.E151]=['NO FAILED INSTANCES'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2-s447284419-c385407.ukp</text:p>
          </table:table-cell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  <table:table-cell office:value-type="float" office:value="12600" calcext:value-type="float">
            <text:p>12600</text:p>
          </table:table-cell>
          <table:table-cell office:value-type="float" office:value="385277" calcext:value-type="float">
            <text:p>385277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6" calcext:value-type="float">
            <text:p>2.66</text:p>
          </table:table-cell>
          <table:table-cell office:value-type="float" office:value="10748" calcext:value-type="float">
            <text:p>10748</text:p>
          </table:table-cell>
          <table:table-cell office:value-type="float" office:value="385277" calcext:value-type="float">
            <text:p>385277</text:p>
          </table:table-cell>
          <table:table-cell/>
          <table:table-cell table:formula="of:=(['NO FAILED INSTANCES'.E152]=['NO FAILED INSTANCES'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4-s115999589-c431140.ukp</text:p>
          </table:table-cell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  <table:table-cell office:value-type="float" office:value="13220" calcext:value-type="float">
            <text:p>13220</text:p>
          </table:table-cell>
          <table:table-cell office:value-type="float" office:value="431100" calcext:value-type="float">
            <text:p>431100</text:p>
          </table:table-cell>
          <table:table-cell office:value-type="float" office:value="2.60333" calcext:value-type="float">
            <text:p>2.60333</text:p>
          </table:table-cell>
          <table:table-cell office:value-type="float" office:value="2.6" calcext:value-type="float">
            <text:p>2.6</text:p>
          </table:table-cell>
          <table:table-cell office:value-type="float" office:value="10884" calcext:value-type="float">
            <text:p>10884</text:p>
          </table:table-cell>
          <table:table-cell office:value-type="float" office:value="431100" calcext:value-type="float">
            <text:p>431100</text:p>
          </table:table-cell>
          <table:table-cell/>
          <table:table-cell table:formula="of:=(['NO FAILED INSTANCES'.E153]=['NO FAILED INSTANCES'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1-s243485145-c235619.ukp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  <table:table-cell office:value-type="float" office:value="9092" calcext:value-type="float">
            <text:p>9092</text:p>
          </table:table-cell>
          <table:table-cell office:value-type="float" office:value="235559" calcext:value-type="float">
            <text:p>235559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4" calcext:value-type="float">
            <text:p>2.54</text:p>
          </table:table-cell>
          <table:table-cell office:value-type="float" office:value="10368" calcext:value-type="float">
            <text:p>10368</text:p>
          </table:table-cell>
          <table:table-cell office:value-type="float" office:value="235559" calcext:value-type="float">
            <text:p>235559</text:p>
          </table:table-cell>
          <table:table-cell/>
          <table:table-cell table:formula="of:=(['NO FAILED INSTANCES'.E154]=['NO FAILED INSTANCES'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6-s512981835-c107424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  <table:table-cell office:value-type="float" office:value="5512" calcext:value-type="float">
            <text:p>551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'NO FAILED INSTANCES'.E155]=['NO FAILED INSTANCES'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1-s243485145-c195533.ukp</text:p>
          </table:table-cell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  <table:table-cell office:value-type="float" office:value="8112" calcext:value-type="float">
            <text:p>8112</text:p>
          </table:table-cell>
          <table:table-cell office:value-type="float" office:value="195628" calcext:value-type="float">
            <text:p>1956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195628" calcext:value-type="float">
            <text:p>195628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2-s774429216-c440469.ukp</text:p>
          </table:table-cell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  <table:table-cell office:value-type="float" office:value="13920" calcext:value-type="float">
            <text:p>13920</text:p>
          </table:table-cell>
          <table:table-cell office:value-type="float" office:value="440689" calcext:value-type="float">
            <text:p>4406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88" calcext:value-type="float">
            <text:p>7488</text:p>
          </table:table-cell>
          <table:table-cell office:value-type="float" office:value="440689" calcext:value-type="float">
            <text:p>440689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4-s859243264-c425021.ukp</text:p>
          </table:table-cell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  <table:table-cell office:value-type="float" office:value="13552" calcext:value-type="float">
            <text:p>13552</text:p>
          </table:table-cell>
          <table:table-cell office:value-type="float" office:value="425231" calcext:value-type="float">
            <text:p>42523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48" calcext:value-type="float">
            <text:p>7248</text:p>
          </table:table-cell>
          <table:table-cell office:value-type="float" office:value="425231" calcext:value-type="float">
            <text:p>425231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5-s705610326-c164272.ukp</text:p>
          </table:table-cell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  <table:table-cell office:value-type="float" office:value="7428" calcext:value-type="float">
            <text:p>7428</text:p>
          </table:table-cell>
          <table:table-cell office:value-type="float" office:value="164352" calcext:value-type="float">
            <text:p>1643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164352" calcext:value-type="float">
            <text:p>164352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INSTANCES'.E169]=['NO FAILED INSTANCES'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INSTANCES'.E170]=['NO FAILED INSTANCES'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INSTANCES'.E171]=['NO FAILED INSTANCES'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INSTANCES'.E172]=['NO FAILED INSTANCES'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INSTANCES'.E173]=['NO FAILED INSTANCES'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INSTANCES'.E174]=['NO FAILED INSTANCES'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INSTANCES'.E175]=['NO FAILED INSTANCES'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INSTANCES'.E176]=['NO FAILED INSTANCES'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INSTANCES'.E177]=['NO FAILED INSTANCES'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INSTANCES'.E178]=['NO FAILED INSTANCES'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INSTANCES'.E179]=['NO FAILED INSTANCES'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INSTANCES'.E180]=['NO FAILED INSTANCES'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INSTANCES'.E181]=['NO FAILED INSTANCES'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INSTANCES'.E182]=['NO FAILED INSTANCES'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INSTANCES'.E183]=['NO FAILED INSTANCES'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INSTANCES'.E184]=['NO FAILED INSTANCES'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INSTANCES'.E185]=['NO FAILED INSTANCES'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INSTANCES'.E186]=['NO FAILED INSTANCES'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INSTANCES'.E187]=['NO FAILED INSTANCES'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INSTANCES'.E188]=['NO FAILED INSTANCES'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INSTANCES'.E189]=['NO FAILED INSTANCES'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INSTANCES'.E190]=['NO FAILED INSTANCES'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INSTANCES'.E191]=['NO FAILED INSTANCES'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INSTANCES'.E192]=['NO FAILED INSTANCES'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INSTANCES'.E193]=['NO FAILED INSTANCES'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INSTANCES'.E194]=['NO FAILED INSTANCES'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INSTANCES'.E195]=['NO FAILED INSTANCES'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INSTANCES'.E196]=['NO FAILED INSTANCES'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INSTANCES'.E197]=['NO FAILED INSTANCES'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INSTANCES'.E198]=['NO FAILED INSTANCES'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INSTANCES'.E199]=['NO FAILED INSTANCES'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INSTANCES'.E200]=['NO FAILED INSTANCES'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INSTANCES'.E201]=['NO FAILED INSTANCES'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INSTANCES'.E202]=['NO FAILED INSTANCES'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INSTANCES'.E203]=['NO FAILED INSTANCES'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INSTANCES'.E204]=['NO FAILED INSTANCES'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INSTANCES'.E205]=['NO FAILED INSTANCES'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INSTANCES'.E206]=['NO FAILED INSTANCES'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INSTANCES'.E207]=['NO FAILED INSTANCES'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INSTANCES'.E208]=['NO FAILED INSTANCES'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INSTANCES'.E209]=['NO FAILED INSTANCES'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INSTANCES'.E210]=['NO FAILED INSTANCES'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INSTANCES'.E211]=['NO FAILED INSTANCES'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INSTANCES'.E212]=['NO FAILED INSTANCES'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INSTANCES'.E213]=['NO FAILED INSTANCES'.I213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213])" office:value-type="float" office:value="27.21643919" calcext:value-type="float">
            <text:p>27.21643919</text:p>
          </table:table-cell>
          <table:table-cell table:number-columns-repeated="3"/>
          <table:table-cell table:formula="of:=SUM([.F2:.F213])" office:value-type="float" office:value="2331.18641000001" calcext:value-type="float">
            <text:p>2331.18641</text:p>
          </table:table-cell>
          <table:table-cell table:number-columns-repeated="4"/>
          <table:table-cell table:style-name="Default"/>
        </table:table-row>
      </table:table>
      <table:named-expressions/>
      <table:database-ranges>
        <table:database-range table:name="__Anonymous_Sheet_DB__0" table:target-range-address="'ALL CASES 2'.M45:'ALL CASES 2'.N285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NO FAILED NO EXTREME CASES'.A1:'NO FAILED NO EXTREME CASES'.I36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22:32.045281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12T19:24:49.568637966</dc:date>
    <meta:editing-duration>PT1H48M9S</meta:editing-duration>
    <meta:editing-cycles>12</meta:editing-cycles>
    <meta:generator>LibreOffice/4.4.7.2$Linux_X86_64 LibreOffice_project/40m0$Build-2</meta:generator>
    <meta:document-statistic meta:table-count="4" meta:cell-count="5877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0.733cm" svg:y="3.758cm" style:legend-expansion="high" chart:style-name="ch2"/>
        <chart:plot-area chart:style-name="ch3" table:cell-range-address="'FAILED INSTANCES'.B1:'FAILED INSTANCES'.B1 'NO FAILED INSTANCES'.B2:'NO FAILED INSTANCES'.B213 'FAILED INSTANCES'.F1:'FAILED INSTANCES'.F1 'NO FAILED INSTANCES'.F2:'NO FAILED INSTANCES'.F213" chart:data-source-has-labels="row" svg:x="0.32cm" svg:y="0.18cm" svg:width="10.093cm" svg:height="8.65cm">
          <chartooo:coordinate-region svg:x="0.941cm" svg:y="0.301cm" svg:width="9.466cm" svg:height="7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B2:'NO FAILED INSTANCES'.B213" chart:label-cell-address="'FAILED INSTANCES'.B1:'FAILED INSTANCES'.B1" chart:class="chart:line">
            <chart:data-point chart:repeated="212"/>
          </chart:series>
          <chart:series chart:style-name="ch7" chart:values-cell-range-address="'NO FAILED INSTANCES'.F2:'NO FAILED INSTANCES'.F213" chart:label-cell-address="'FAILED INSTANCES'.F1:'FAILED INSTANCES'.F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FAILED INSTANCES'.B1:'FAILED INSTANCES'.B1</svg:desc>
                </draw:g>
              </table:table-cell>
              <table:table-cell office:value-type="string">
                <text:p>Pyasukp Internal Time (seconds)</text:p>
                <draw:g>
                  <svg:desc>'FAILED INSTANCES'.F1:'FAILED INSTANC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6207">
                <text:p>0.486207</text:p>
                <draw:g>
                  <svg:desc>'NO FAILED INSTANCES'.B2:'NO FAILED INSTANCES'.B213</svg:desc>
                </draw:g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948">
                <text:p>0.446948</text:p>
              </table:table-cell>
              <table:table-cell office:value-type="float" office:value="63.74999">
                <text:p>63.74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4721">
                <text:p>0.414721</text:p>
              </table:table-cell>
              <table:table-cell office:value-type="float" office:value="51.07333">
                <text:p>51.0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362">
                <text:p>0.488362</text:p>
              </table:table-cell>
              <table:table-cell office:value-type="float" office:value="50.87333">
                <text:p>50.8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391">
                <text:p>0.486391</text:p>
              </table:table-cell>
              <table:table-cell office:value-type="float" office:value="50.68999">
                <text:p>50.68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983">
                <text:p>0.488983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863">
                <text:p>0.444863</text:p>
              </table:table-cell>
              <table:table-cell office:value-type="float" office:value="47.70666">
                <text:p>47.70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3742">
                <text:p>0.44374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445">
                <text:p>0.44644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188">
                <text:p>0.355188</text:p>
              </table:table-cell>
              <table:table-cell office:value-type="float" office:value="46.35333">
                <text:p>46.35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07">
                <text:p>0.44307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4">
                <text:p>0.330554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441">
                <text:p>0.227441</text:p>
              </table:table-cell>
              <table:table-cell office:value-type="float" office:value="33.47333">
                <text:p>33.4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12">
                <text:p>0.187212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341">
                <text:p>0.358341</text:p>
              </table:table-cell>
              <table:table-cell office:value-type="float" office:value="33.25333">
                <text:p>33.2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3494">
                <text:p>0.443494</text:p>
              </table:table-cell>
              <table:table-cell office:value-type="float" office:value="32.76333">
                <text:p>32.7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157">
                <text:p>0.503157</text:p>
              </table:table-cell>
              <table:table-cell office:value-type="float" office:value="29.21333">
                <text:p>29.2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336">
                <text:p>0.17933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676">
                <text:p>0.179676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91">
                <text:p>0.17891</text:p>
              </table:table-cell>
              <table:table-cell office:value-type="float" office:value="27.25333">
                <text:p>27.2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41">
                <text:p>0.1794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4271">
                <text:p>0.184271</text:p>
              </table:table-cell>
              <table:table-cell office:value-type="float" office:value="26.93333">
                <text:p>26.9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241">
                <text:p>0.167241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774">
                <text:p>0.166774</text:p>
              </table:table-cell>
              <table:table-cell office:value-type="float" office:value="25.94666">
                <text:p>25.94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7324">
                <text:p>0.16732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7792">
                <text:p>0.167792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504">
                <text:p>0.175504</text:p>
              </table:table-cell>
              <table:table-cell office:value-type="float" office:value="25.69666">
                <text:p>25.69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8463">
                <text:p>0.17846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46">
                <text:p>0.147246</text:p>
              </table:table-cell>
              <table:table-cell office:value-type="float" office:value="23.71666">
                <text:p>23.71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62">
                <text:p>0.35562</text:p>
              </table:table-cell>
              <table:table-cell office:value-type="float" office:value="23.67666">
                <text:p>23.67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484">
                <text:p>0.178484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519">
                <text:p>0.157519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0362">
                <text:p>0.180362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1849">
                <text:p>0.0931849</text:p>
              </table:table-cell>
              <table:table-cell office:value-type="float" office:value="23.59666">
                <text:p>23.5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7003">
                <text:p>0.357003</text:p>
              </table:table-cell>
              <table:table-cell office:value-type="float" office:value="23.49333">
                <text:p>23.4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765">
                <text:p>0.269765</text:p>
              </table:table-cell>
              <table:table-cell office:value-type="float" office:value="23.42666">
                <text:p>23.42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4037">
                <text:p>0.184037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666">
                <text:p>0.1576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441">
                <text:p>0.158441</text:p>
              </table:table-cell>
              <table:table-cell office:value-type="float" office:value="22.91333">
                <text:p>22.9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7846">
                <text:p>0.15784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958">
                <text:p>0.16195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421">
                <text:p>0.143421</text:p>
              </table:table-cell>
              <table:table-cell office:value-type="float" office:value="18.45333">
                <text:p>18.4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7463">
                <text:p>0.0867463</text:p>
              </table:table-cell>
              <table:table-cell office:value-type="float" office:value="17.12333">
                <text:p>17.1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8272">
                <text:p>0.0838272</text:p>
              </table:table-cell>
              <table:table-cell office:value-type="float" office:value="17.10333">
                <text:p>17.10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7086">
                <text:p>0.0807086</text:p>
              </table:table-cell>
              <table:table-cell office:value-type="float" office:value="17.09333">
                <text:p>17.0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5545">
                <text:p>0.0795545</text:p>
              </table:table-cell>
              <table:table-cell office:value-type="float" office:value="17.00666">
                <text:p>17.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67815">
                <text:p>0.08678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8978">
                <text:p>0.0798978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4663">
                <text:p>0.080466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1226">
                <text:p>0.0841226</text:p>
              </table:table-cell>
              <table:table-cell office:value-type="float" office:value="16.79666">
                <text:p>16.79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6788">
                <text:p>0.0816788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888">
                <text:p>0.166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5231">
                <text:p>0.084523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4219">
                <text:p>0.13421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2949">
                <text:p>0.182949</text:p>
              </table:table-cell>
              <table:table-cell office:value-type="float" office:value="14.51666">
                <text:p>14.5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356">
                <text:p>0.140356</text:p>
              </table:table-cell>
              <table:table-cell office:value-type="float" office:value="14.50333">
                <text:p>14.5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5626">
                <text:p>0.155626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048">
                <text:p>0.10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7279">
                <text:p>0.167279</text:p>
              </table:table-cell>
              <table:table-cell office:value-type="float" office:value="11.93666">
                <text:p>11.93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7076">
                <text:p>0.167076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139">
                <text:p>0.158139</text:p>
              </table:table-cell>
              <table:table-cell office:value-type="float" office:value="11.75666">
                <text:p>11.75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7058">
                <text:p>0.167058</text:p>
              </table:table-cell>
              <table:table-cell office:value-type="float" office:value="11.69667">
                <text:p>11.69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485">
                <text:p>0.250485</text:p>
              </table:table-cell>
              <table:table-cell office:value-type="float" office:value="11.67333">
                <text:p>11.6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5002">
                <text:p>0.0805002</text:p>
              </table:table-cell>
              <table:table-cell office:value-type="float" office:value="11.51333">
                <text:p>11.5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6759">
                <text:p>0.146759</text:p>
              </table:table-cell>
              <table:table-cell office:value-type="float" office:value="11.47667">
                <text:p>11.47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7727">
                <text:p>0.0797727</text:p>
              </table:table-cell>
              <table:table-cell office:value-type="float" office:value="11.46333">
                <text:p>11.4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0881">
                <text:p>0.0800881</text:p>
              </table:table-cell>
              <table:table-cell office:value-type="float" office:value="11.45333">
                <text:p>11.4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9679">
                <text:p>0.079679</text:p>
              </table:table-cell>
              <table:table-cell office:value-type="float" office:value="11.43333">
                <text:p>11.4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9683">
                <text:p>0.0799683</text:p>
              </table:table-cell>
              <table:table-cell office:value-type="float" office:value="11.36333">
                <text:p>11.36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2357">
                <text:p>0.16235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738">
                <text:p>0.1577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3124">
                <text:p>0.13312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0889">
                <text:p>0.110889</text:p>
              </table:table-cell>
              <table:table-cell office:value-type="float" office:value="10.43333">
                <text:p>10.4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1342">
                <text:p>0.1113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9721">
                <text:p>0.0599721</text:p>
              </table:table-cell>
              <table:table-cell office:value-type="float" office:value="10.05333">
                <text:p>10.0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3673">
                <text:p>0.059367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4734">
                <text:p>0.059473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6382">
                <text:p>0.0596382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8397">
                <text:p>0.0598397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3051">
                <text:p>0.0593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2035">
                <text:p>0.0602035</text:p>
              </table:table-cell>
              <table:table-cell office:value-type="float" office:value="9.98333">
                <text:p>9.9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66">
                <text:p>0.059236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3089">
                <text:p>0.060308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23943">
                <text:p>0.0823943</text:p>
              </table:table-cell>
              <table:table-cell office:value-type="float" office:value="9.82667">
                <text:p>9.8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3015">
                <text:p>0.0823015</text:p>
              </table:table-cell>
              <table:table-cell office:value-type="float" office:value="9.22333">
                <text:p>9.22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8525">
                <text:p>0.158525</text:p>
              </table:table-cell>
              <table:table-cell office:value-type="float" office:value="8.69333">
                <text:p>8.69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6276">
                <text:p>0.0014627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8408">
                <text:p>0.001584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5382">
                <text:p>0.00155382</text:p>
              </table:table-cell>
              <table:table-cell office:value-type="float" office:value="8.14667">
                <text:p>8.1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658">
                <text:p>0.15765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94382">
                <text:p>0.0694382</text:p>
              </table:table-cell>
              <table:table-cell office:value-type="float" office:value="7.35333">
                <text:p>7.35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75348">
                <text:p>0.0675348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77163">
                <text:p>0.0677163</text:p>
              </table:table-cell>
              <table:table-cell office:value-type="float" office:value="7.34333">
                <text:p>7.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73488">
                <text:p>0.067348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634">
                <text:p>0.06763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73598">
                <text:p>0.0673598</text:p>
              </table:table-cell>
              <table:table-cell office:value-type="float" office:value="7.31333">
                <text:p>7.3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6741">
                <text:p>0.0666741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686">
                <text:p>0.06686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754">
                <text:p>0.155754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7591">
                <text:p>0.0667591</text:p>
              </table:table-cell>
              <table:table-cell office:value-type="float" office:value="7.27333">
                <text:p>7.2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5709">
                <text:p>0.0675709</text:p>
              </table:table-cell>
              <table:table-cell office:value-type="float" office:value="7.26666">
                <text:p>7.2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7648">
                <text:p>0.15764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0896">
                <text:p>0.0600896</text:p>
              </table:table-cell>
              <table:table-cell office:value-type="float" office:value="6.43333">
                <text:p>6.4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1211">
                <text:p>0.0591211</text:p>
              </table:table-cell>
              <table:table-cell office:value-type="float" office:value="6.42667">
                <text:p>6.4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5178">
                <text:p>0.0795178</text:p>
              </table:table-cell>
              <table:table-cell office:value-type="float" office:value="6.42333">
                <text:p>6.42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798">
                <text:p>0.0619798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95512">
                <text:p>0.0795512</text:p>
              </table:table-cell>
              <table:table-cell office:value-type="float" office:value="6.40667">
                <text:p>6.4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1828">
                <text:p>0.0801828</text:p>
              </table:table-cell>
              <table:table-cell office:value-type="float" office:value="6.39667">
                <text:p>6.39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0385">
                <text:p>0.0600385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3401">
                <text:p>0.0603401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2316">
                <text:p>0.0802316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1525">
                <text:p>0.0801525</text:p>
              </table:table-cell>
              <table:table-cell office:value-type="float" office:value="6.38333">
                <text:p>6.38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00722">
                <text:p>0.060072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00641">
                <text:p>0.0600641</text:p>
              </table:table-cell>
              <table:table-cell office:value-type="float" office:value="6.36667">
                <text:p>6.3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4448">
                <text:p>0.0604448</text:p>
              </table:table-cell>
              <table:table-cell office:value-type="float" office:value="6.36333">
                <text:p>6.36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3682">
                <text:p>0.1436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4967">
                <text:p>0.0449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6319">
                <text:p>0.0416319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7226">
                <text:p>0.0417226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20281">
                <text:p>0.04202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3247">
                <text:p>0.084324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73613">
                <text:p>0.0473613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2056">
                <text:p>0.0452056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8298">
                <text:p>0.0448298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8339">
                <text:p>0.0448339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2254">
                <text:p>0.0452254</text:p>
              </table:table-cell>
              <table:table-cell office:value-type="float" office:value="5.14333">
                <text:p>5.1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3151">
                <text:p>0.045315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52711">
                <text:p>0.045271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0557">
                <text:p>0.0450557</text:p>
              </table:table-cell>
              <table:table-cell office:value-type="float" office:value="5.13333">
                <text:p>5.1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69246">
                <text:p>0.066924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9876">
                <text:p>0.0459876</text:p>
              </table:table-cell>
              <table:table-cell office:value-type="float" office:value="5.12667">
                <text:p>5.1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8065">
                <text:p>0.0668065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8563">
                <text:p>0.0458563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53462">
                <text:p>0.0453462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78376">
                <text:p>0.0678376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9572">
                <text:p>0.0669572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60645">
                <text:p>0.0460645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7562">
                <text:p>0.0457562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59153">
                <text:p>0.0459153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48315">
                <text:p>0.0448315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055">
                <text:p>0.04520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17039">
                <text:p>0.0617039</text:p>
              </table:table-cell>
              <table:table-cell office:value-type="float" office:value="4.83333">
                <text:p>4.8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7035">
                <text:p>0.157035</text:p>
              </table:table-cell>
              <table:table-cell office:value-type="float" office:value="4.49333">
                <text:p>4.4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9176">
                <text:p>0.159176</text:p>
              </table:table-cell>
              <table:table-cell office:value-type="float" office:value="3.90667">
                <text:p>3.90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3042">
                <text:p>0.021304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3277">
                <text:p>0.021327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2342">
                <text:p>0.0212342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7239">
                <text:p>0.157239</text:p>
              </table:table-cell>
              <table:table-cell office:value-type="float" office:value="3.51333">
                <text:p>3.51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897">
                <text:p>0.0795897</text:p>
              </table:table-cell>
              <table:table-cell office:value-type="float" office:value="2.92667">
                <text:p>2.92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217">
                <text:p>0.157217</text:p>
              </table:table-cell>
              <table:table-cell office:value-type="float" office:value="2.68667">
                <text:p>2.68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9745">
                <text:p>0.0599745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3032">
                <text:p>0.143032</text:p>
              </table:table-cell>
              <table:table-cell office:value-type="float" office:value="2.60333">
                <text:p>2.6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7949">
                <text:p>0.157949</text:p>
              </table:table-cell>
              <table:table-cell office:value-type="float" office:value="2.54333">
                <text:p>2.54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4138">
                <text:p>0.09041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0839">
                <text:p>0.091083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20394">
                <text:p>0.0920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04011">
                <text:p>0.090401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14752">
                <text:p>0.09147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FAILED NO EXTREME CASES'.B1:'NO FAILED NO EXTREME CASES'.B55 'NO FAILED NO EXTREME CASES'.F1:'NO FAILED NO EXTREME CASES'.F55" chart:data-source-has-labels="row" svg:x="0.32cm" svg:y="0.18cm" svg:width="10.081cm" svg:height="8.64cm">
          <chartooo:coordinate-region svg:x="1.047cm" svg:y="0.38cm" svg:width="9.354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NO EXTREME CASES'.B2:'NO FAILED NO EXTREME CASES'.B55" chart:label-cell-address="'NO FAILED NO EXTREME CASES'.B1:'NO FAILED NO EXTREME CASES'.B1" chart:class="chart:line">
            <chart:data-point chart:repeated="54"/>
          </chart:series>
          <chart:series chart:style-name="ch7" chart:values-cell-range-address="'NO FAILED NO EXTREME CASES'.F2:'NO FAILED NO EXTREME CASES'.F55" chart:label-cell-address="'NO FAILED NO EXTREME CASES'.F1:'NO FAILED NO EXTREME CASES'.F1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FAILED NO EXTREME CASES'.B1:'NO FAILED NO EXTREME CASES'.B1</svg:desc>
                </draw:g>
              </table:table-cell>
              <table:table-cell office:value-type="string">
                <text:p>Pyasukp Internal Time (seconds)</text:p>
                <draw:g>
                  <svg:desc>'NO FAILED NO EXTREME CASES'.F1:'NO FAILED NO EXTREME CAS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4752">
                <text:p>0.0914752</text:p>
                <draw:g>
                  <svg:desc>'NO FAILED NO EXTREME CASES'.B2:'NO FAILED NO EXTREME CASES'.B55</svg:desc>
                </draw:g>
              </table:table-cell>
              <table:table-cell office:value-type="float" office:value="0.01333">
                <text:p>0.01333</text:p>
                <draw:g>
                  <svg:desc>'NO FAILED NO EXTREME CASES'.F2:'NO FAILED NO EXTREME CASES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26cm" svg:y="3.555cm" style:legend-expansion="high" chart:style-name="ch2"/>
        <chart:plot-area chart:style-name="ch3" table:cell-range-address="'FAILED INSTANCES'.F1:'FAILED INSTANCES'.G1 'NO FAILED INSTANCES'.F2:'NO FAILED INSTANCES'.G213" chart:data-source-has-labels="row" svg:x="0.32cm" svg:y="0.18cm" svg:width="11.086cm" svg:height="8.64cm">
          <chartooo:coordinate-region svg:x="0.941cm" svg:y="0.301cm" svg:width="10.46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F2:'NO FAILED INSTANCES'.F213" chart:label-cell-address="'FAILED INSTANCES'.F1:'FAILED INSTANCES'.F1" chart:class="chart:line">
            <chart:data-point chart:repeated="212"/>
          </chart:series>
          <chart:series chart:style-name="ch7" chart:values-cell-range-address="'NO FAILED INSTANCES'.G2:'NO FAILED INSTANCES'.G213" chart:label-cell-address="'FAILED INSTANCES'.G1:'FAILED INSTANCES'.G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asukp Internal Time (seconds)</text:p>
                <draw:g>
                  <svg:desc>'FAILED INSTANCES'.F1:'FAILED INSTANCES'.F1</svg:desc>
                </draw:g>
              </table:table-cell>
              <table:table-cell office:value-type="string">
                <text:p>Pyasukp External Time (seconds)</text:p>
                <draw:g>
                  <svg:desc>'FAILED INSTANCES'.G1:'FAILED INSTANC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  <table:table-cell office:value-type="float" office:value="81.55">
                <text:p>81.55</text:p>
                <draw:g>
                  <svg:desc>'NO FAILED INSTANCES'.G2:'NO FAILED INSTANCES'.G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74999">
                <text:p>63.74999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7333">
                <text:p>51.0733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87333">
                <text:p>50.87333</text:p>
              </table:table-cell>
              <table:table-cell office:value-type="float" office:value="50.85">
                <text:p>5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68999">
                <text:p>50.68999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26">
                <text:p>50.26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70666">
                <text:p>47.70666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24">
                <text:p>47.24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37">
                <text:p>46.37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5333">
                <text:p>46.35333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16">
                <text:p>46.16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68333">
                <text:p>43.68333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47333">
                <text:p>33.47333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37">
                <text:p>33.37</text:p>
              </table:table-cell>
              <table:table-cell office:value-type="float" office:value="33.34">
                <text:p>3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5333">
                <text:p>33.25333</text:p>
              </table:table-cell>
              <table:table-cell office:value-type="float" office:value="33.24">
                <text:p>33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76333">
                <text:p>32.76333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21333">
                <text:p>29.213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64">
                <text:p>27.64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34">
                <text:p>27.3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25333">
                <text:p>27.2533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06">
                <text:p>27.0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93333">
                <text:p>26.93333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98">
                <text:p>25.98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94666">
                <text:p>25.94666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93">
                <text:p>25.9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93">
                <text:p>25.9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69666">
                <text:p>25.69666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76">
                <text:p>23.7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71666">
                <text:p>23.7166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67666">
                <text:p>23.67666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67">
                <text:p>23.67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1">
                <text:p>23.6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61">
                <text:p>23.61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9666">
                <text:p>23.59666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9333">
                <text:p>23.49333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42666">
                <text:p>23.42666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2333">
                <text:p>23.42333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1333">
                <text:p>22.91333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88">
                <text:p>22.8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88">
                <text:p>22.88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45333">
                <text:p>18.45333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12333">
                <text:p>17.1233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0333">
                <text:p>17.1033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09333">
                <text:p>17.09333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666">
                <text:p>17.006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4">
                <text:p>16.94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6">
                <text:p>16.8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79666">
                <text:p>16.79666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2">
                <text:p>15.12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">
                <text:p>14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66">
                <text:p>14.66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1666">
                <text:p>14.51666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50333">
                <text:p>14.5033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7667">
                <text:p>14.47667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3666">
                <text:p>11.93666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9">
                <text:p>11.79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5666">
                <text:p>11.75666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69667">
                <text:p>11.69667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7333">
                <text:p>11.6733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51333">
                <text:p>11.51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667">
                <text:p>11.4766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6333">
                <text:p>11.46333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333">
                <text:p>11.4533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3333">
                <text:p>11.4333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6333">
                <text:p>11.3633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87">
                <text:p>10.8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">
                <text:p>10.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4">
                <text:p>10.5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43333">
                <text:p>10.43333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42">
                <text:p>10.42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05333">
                <text:p>10.0533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04">
                <text:p>10.04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1666">
                <text:p>10.016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01666">
                <text:p>10.016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8333">
                <text:p>9.98333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96">
                <text:p>9.9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3">
                <text:p>9.9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2667">
                <text:p>9.8266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2333">
                <text:p>9.22333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9333">
                <text:p>8.69333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2">
                <text:p>8.22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4667">
                <text:p>8.1466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333">
                <text:p>7.35333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5">
                <text:p>7.3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4333">
                <text:p>7.34333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2">
                <text:p>7.3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2">
                <text:p>7.32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333">
                <text:p>7.3133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29">
                <text:p>7.29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28667">
                <text:p>7.2866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28667">
                <text:p>7.2866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27333">
                <text:p>7.2733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26666">
                <text:p>7.2666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23">
                <text:p>7.2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43333">
                <text:p>6.4333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2667">
                <text:p>6.42667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2333">
                <text:p>6.42333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2">
                <text:p>6.4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0667">
                <text:p>6.406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9667">
                <text:p>6.396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9">
                <text:p>6.3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8667">
                <text:p>6.38667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667">
                <text:p>6.38667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8333">
                <text:p>6.3833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8">
                <text:p>6.3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6667">
                <text:p>6.36667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6333">
                <text:p>6.36333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9">
                <text:p>6.29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5333">
                <text:p>5.6533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1667">
                <text:p>5.61667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">
                <text:p>5.6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">
                <text:p>5.4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0333">
                <text:p>5.203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7667">
                <text:p>5.1766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6">
                <text:p>5.1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14333">
                <text:p>5.1433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3667">
                <text:p>5.13667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3667">
                <text:p>5.1366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3333">
                <text:p>5.1333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2667">
                <text:p>5.1266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12333">
                <text:p>5.1233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1667">
                <text:p>5.1166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11667">
                <text:p>5.1166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1333">
                <text:p>5.1133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1333">
                <text:p>5.1133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">
                <text:p>5.1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10667">
                <text:p>5.10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0333">
                <text:p>5.103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0333">
                <text:p>5.103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3333">
                <text:p>4.8333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9333">
                <text:p>4.49333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0667">
                <text:p>3.906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1667">
                <text:p>3.6166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1333">
                <text:p>3.513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2667">
                <text:p>2.92667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68667">
                <text:p>2.6866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5667">
                <text:p>2.6566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0333">
                <text:p>2.60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4333">
                <text:p>2.5433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9333">
                <text:p>0.39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952cm" style:legend-expansion="high" chart:style-name="ch2"/>
        <chart:plot-area chart:style-name="ch3" table:cell-range-address="'ALL CASES 2'.M45:'ALL CASES 2'.N285" chart:data-source-has-labels="row" svg:x="0.32cm" svg:y="0.18cm" svg:width="9.922cm" svg:height="8.64cm">
          <chartooo:coordinate-region svg:x="1.047cm" svg:y="0.301cm" svg:width="9.195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LL CASES 2'.M46:'ALL CASES 2'.M285" chart:label-cell-address="'ALL CASES 2'.M45:'ALL CASES 2'.M45" chart:class="chart:line">
            <chart:data-point chart:repeated="240"/>
          </chart:series>
          <chart:series chart:style-name="ch7" chart:values-cell-range-address="'ALL CASES 2'.N46:'ALL CASES 2'.N285" chart:label-cell-address="'ALL CASES 2'.N45:'ALL CASES 2'.N45" chart:class="chart:line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ALL CASES 2'.M45:'ALL CASES 2'.M45</svg:desc>
                </draw:g>
              </table:table-cell>
              <table:table-cell office:value-type="string">
                <text:p>UKP5 External Time (seconds)</text:p>
                <draw:g>
                  <svg:desc>'ALL CASES 2'.N45:'ALL CASES 2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3157">
                <text:p>0.503157</text:p>
                <draw:g>
                  <svg:desc>'ALL CASES 2'.M46:'ALL CASES 2'.M285</svg:desc>
                </draw:g>
              </table:table-cell>
              <table:table-cell office:value-type="float" office:value="0.52">
                <text:p>0.52</text:p>
                <draw:g>
                  <svg:desc>'ALL CASES 2'.N46:'ALL CASES 2'.N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1348">
                <text:p>0.5013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0993">
                <text:p>0.49099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983">
                <text:p>0.4889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8893">
                <text:p>0.48889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362">
                <text:p>0.48836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391">
                <text:p>0.48639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6207">
                <text:p>0.4862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948">
                <text:p>0.44694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6445">
                <text:p>0.44644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4863">
                <text:p>0.44486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3742">
                <text:p>0.44374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3494">
                <text:p>0.44349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3402">
                <text:p>0.44340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07">
                <text:p>0.4430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6047">
                <text:p>0.4160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5359">
                <text:p>0.41535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721">
                <text:p>0.4147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8341">
                <text:p>0.3583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7003">
                <text:p>0.3570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562">
                <text:p>0.355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5188">
                <text:p>0.3551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1444">
                <text:p>0.33144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0554">
                <text:p>0.33055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765">
                <text:p>0.2697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485">
                <text:p>0.2504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9873">
                <text:p>0.2498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2453">
                <text:p>0.24245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7441">
                <text:p>0.2274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524">
                <text:p>0.225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7212">
                <text:p>0.1872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4271">
                <text:p>0.18427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4037">
                <text:p>0.1840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2949">
                <text:p>0.18294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0362">
                <text:p>0.1803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9676">
                <text:p>0.1796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41">
                <text:p>0.179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9336">
                <text:p>0.179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891">
                <text:p>0.178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8484">
                <text:p>0.1784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8463">
                <text:p>0.1784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504">
                <text:p>0.175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7792">
                <text:p>0.1677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324">
                <text:p>0.1673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7279">
                <text:p>0.16727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241">
                <text:p>0.1672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7076">
                <text:p>0.1670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7058">
                <text:p>0.1670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888">
                <text:p>0.16688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6774">
                <text:p>0.16677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448">
                <text:p>0.1664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02">
                <text:p>0.166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4841">
                <text:p>0.16484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2357">
                <text:p>0.1623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1958">
                <text:p>0.1619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9176">
                <text:p>0.15917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8555">
                <text:p>0.1585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8525">
                <text:p>0.1585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8441">
                <text:p>0.15844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8139">
                <text:p>0.15813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7949">
                <text:p>0.15794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7846">
                <text:p>0.1578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7738">
                <text:p>0.1577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684">
                <text:p>0.1576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7666">
                <text:p>0.1576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7658">
                <text:p>0.1576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7648">
                <text:p>0.1576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7614">
                <text:p>0.1576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7519">
                <text:p>0.1575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7239">
                <text:p>0.15723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217">
                <text:p>0.1572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7035">
                <text:p>0.1570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754">
                <text:p>0.1557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5626">
                <text:p>0.1556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5198">
                <text:p>0.15519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7246">
                <text:p>0.14724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6759">
                <text:p>0.1467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3682">
                <text:p>0.1436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3421">
                <text:p>0.1434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3032">
                <text:p>0.1430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356">
                <text:p>0.1403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4219">
                <text:p>0.1342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3169">
                <text:p>0.1331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3124">
                <text:p>0.1331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7712">
                <text:p>0.1277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3246">
                <text:p>0.1232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1486">
                <text:p>0.11148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1342">
                <text:p>0.1113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963">
                <text:p>0.1109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0889">
                <text:p>0.1108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2048">
                <text:p>0.102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42526">
                <text:p>0.094252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1849">
                <text:p>0.09318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20394">
                <text:p>0.09203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7535">
                <text:p>0.09175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16315">
                <text:p>0.09163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14752">
                <text:p>0.09147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4535">
                <text:p>0.09145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10839">
                <text:p>0.091083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10564">
                <text:p>0.09105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09812">
                <text:p>0.09098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09591">
                <text:p>0.09095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09417">
                <text:p>0.09094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08506">
                <text:p>0.09085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6543">
                <text:p>0.09065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06006">
                <text:p>0.09060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05522">
                <text:p>0.0905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04815">
                <text:p>0.09048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4503">
                <text:p>0.09045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04138">
                <text:p>0.09041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04011">
                <text:p>0.09040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03825">
                <text:p>0.09038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03275">
                <text:p>0.09032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02341">
                <text:p>0.09023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01702">
                <text:p>0.09017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01473">
                <text:p>0.090147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01385">
                <text:p>0.09013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0052">
                <text:p>0.0900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00185">
                <text:p>0.09001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67815">
                <text:p>0.08678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67463">
                <text:p>0.08674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45231">
                <text:p>0.0845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43247">
                <text:p>0.08432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41226">
                <text:p>0.08412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8272">
                <text:p>0.08382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37931">
                <text:p>0.08379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23943">
                <text:p>0.082394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23015">
                <text:p>0.08230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16788">
                <text:p>0.08167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7086">
                <text:p>0.080708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05002">
                <text:p>0.080500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04663">
                <text:p>0.08046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02316">
                <text:p>0.08023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01828">
                <text:p>0.080182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01525">
                <text:p>0.08015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00881">
                <text:p>0.08008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9683">
                <text:p>0.079968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98978">
                <text:p>0.07989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7727">
                <text:p>0.07977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9679">
                <text:p>0.0796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95897">
                <text:p>0.07958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95545">
                <text:p>0.07955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512">
                <text:p>0.079551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5178">
                <text:p>0.07951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94382">
                <text:p>0.0694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78376">
                <text:p>0.06783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77163">
                <text:p>0.06771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7634">
                <text:p>0.0676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5709">
                <text:p>0.06757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566">
                <text:p>0.0675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75348">
                <text:p>0.06753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73598">
                <text:p>0.06735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73488">
                <text:p>0.06734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69572">
                <text:p>0.06695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69522">
                <text:p>0.06695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9246">
                <text:p>0.06692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6">
                <text:p>0.066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68567">
                <text:p>0.06685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68065">
                <text:p>0.06680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67591">
                <text:p>0.06675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66741">
                <text:p>0.0666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19798">
                <text:p>0.061979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17039">
                <text:p>0.06170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04448">
                <text:p>0.06044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03401">
                <text:p>0.06034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03089">
                <text:p>0.06030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02035">
                <text:p>0.06020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00896">
                <text:p>0.060089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00722">
                <text:p>0.06007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00641">
                <text:p>0.060064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00385">
                <text:p>0.06003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99745">
                <text:p>0.05997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9721">
                <text:p>0.05997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98397">
                <text:p>0.05983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6382">
                <text:p>0.059638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94734">
                <text:p>0.05947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93673">
                <text:p>0.05936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93051">
                <text:p>0.059305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92366">
                <text:p>0.05923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91211">
                <text:p>0.05912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73613">
                <text:p>0.04736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60645">
                <text:p>0.04606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9876">
                <text:p>0.04598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59153">
                <text:p>0.04591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58563">
                <text:p>0.045856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57562">
                <text:p>0.04575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53462">
                <text:p>0.04534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53151">
                <text:p>0.0453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2711">
                <text:p>0.04527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52254">
                <text:p>0.04522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2056">
                <text:p>0.04520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2055">
                <text:p>0.04520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50557">
                <text:p>0.04505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4967">
                <text:p>0.0449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48339">
                <text:p>0.04483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48315">
                <text:p>0.04483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48298">
                <text:p>0.04482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20281">
                <text:p>0.04202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17226">
                <text:p>0.04172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16319">
                <text:p>0.04163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6746">
                <text:p>0.02674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13277">
                <text:p>0.0213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13042">
                <text:p>0.0213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12342">
                <text:p>0.02123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67353">
                <text:p>0.001673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66738">
                <text:p>0.001667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58408">
                <text:p>0.001584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55382">
                <text:p>0.001553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54709">
                <text:p>0.001547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54581">
                <text:p>0.001545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54027">
                <text:p>0.001540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46276">
                <text:p>0.001462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46021">
                <text:p>0.00146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FAILED INSTANCES'.B1:'NO FAILED INSTANCES'.B213 'NO FAILED INSTANCES'.F1:'NO FAILED INSTANCES'.F213" chart:data-source-has-labels="row" svg:x="0.32cm" svg:y="0.18cm" svg:width="10.081cm" svg:height="8.64cm">
          <chartooo:coordinate-region svg:x="0.941cm" svg:y="0.301cm" svg:width="9.4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B2:'NO FAILED INSTANCES'.B213" chart:label-cell-address="'NO FAILED INSTANCES'.B1:'NO FAILED INSTANCES'.B1" chart:class="chart:line">
            <chart:data-point chart:repeated="212"/>
          </chart:series>
          <chart:series chart:style-name="ch7" chart:values-cell-range-address="'NO FAILED INSTANCES'.F2:'NO FAILED INSTANCES'.F213" chart:label-cell-address="'NO FAILED INSTANCES'.F1:'NO FAILED INSTANCES'.F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FAILED INSTANCES'.B1:'NO FAILED INSTANCES'.B1</svg:desc>
                </draw:g>
              </table:table-cell>
              <table:table-cell office:value-type="string">
                <text:p>Pyasukp Internal Time (seconds)</text:p>
                <draw:g>
                  <svg:desc>'NO FAILED INSTANCES'.F1:'NO FAILED INSTANC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6207">
                <text:p>0.486207</text:p>
                <draw:g>
                  <svg:desc>'NO FAILED INSTANCES'.B2:'NO FAILED INSTANCES'.B213</svg:desc>
                </draw:g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948">
                <text:p>0.446948</text:p>
              </table:table-cell>
              <table:table-cell office:value-type="float" office:value="63.74999">
                <text:p>63.74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4721">
                <text:p>0.414721</text:p>
              </table:table-cell>
              <table:table-cell office:value-type="float" office:value="51.07333">
                <text:p>51.0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362">
                <text:p>0.488362</text:p>
              </table:table-cell>
              <table:table-cell office:value-type="float" office:value="50.87333">
                <text:p>50.8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391">
                <text:p>0.486391</text:p>
              </table:table-cell>
              <table:table-cell office:value-type="float" office:value="50.68999">
                <text:p>50.68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983">
                <text:p>0.488983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863">
                <text:p>0.444863</text:p>
              </table:table-cell>
              <table:table-cell office:value-type="float" office:value="47.70666">
                <text:p>47.70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3742">
                <text:p>0.44374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445">
                <text:p>0.44644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188">
                <text:p>0.355188</text:p>
              </table:table-cell>
              <table:table-cell office:value-type="float" office:value="46.35333">
                <text:p>46.35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07">
                <text:p>0.44307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4">
                <text:p>0.330554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441">
                <text:p>0.227441</text:p>
              </table:table-cell>
              <table:table-cell office:value-type="float" office:value="33.47333">
                <text:p>33.4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12">
                <text:p>0.187212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341">
                <text:p>0.358341</text:p>
              </table:table-cell>
              <table:table-cell office:value-type="float" office:value="33.25333">
                <text:p>33.2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3494">
                <text:p>0.443494</text:p>
              </table:table-cell>
              <table:table-cell office:value-type="float" office:value="32.76333">
                <text:p>32.7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157">
                <text:p>0.503157</text:p>
              </table:table-cell>
              <table:table-cell office:value-type="float" office:value="29.21333">
                <text:p>29.2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336">
                <text:p>0.17933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676">
                <text:p>0.179676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91">
                <text:p>0.17891</text:p>
              </table:table-cell>
              <table:table-cell office:value-type="float" office:value="27.25333">
                <text:p>27.2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41">
                <text:p>0.1794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4271">
                <text:p>0.184271</text:p>
              </table:table-cell>
              <table:table-cell office:value-type="float" office:value="26.93333">
                <text:p>26.9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241">
                <text:p>0.167241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774">
                <text:p>0.166774</text:p>
              </table:table-cell>
              <table:table-cell office:value-type="float" office:value="25.94666">
                <text:p>25.94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7324">
                <text:p>0.16732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7792">
                <text:p>0.167792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504">
                <text:p>0.175504</text:p>
              </table:table-cell>
              <table:table-cell office:value-type="float" office:value="25.69666">
                <text:p>25.69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8463">
                <text:p>0.17846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46">
                <text:p>0.147246</text:p>
              </table:table-cell>
              <table:table-cell office:value-type="float" office:value="23.71666">
                <text:p>23.71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62">
                <text:p>0.35562</text:p>
              </table:table-cell>
              <table:table-cell office:value-type="float" office:value="23.67666">
                <text:p>23.67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484">
                <text:p>0.178484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519">
                <text:p>0.157519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0362">
                <text:p>0.180362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1849">
                <text:p>0.0931849</text:p>
              </table:table-cell>
              <table:table-cell office:value-type="float" office:value="23.59666">
                <text:p>23.5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7003">
                <text:p>0.357003</text:p>
              </table:table-cell>
              <table:table-cell office:value-type="float" office:value="23.49333">
                <text:p>23.4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765">
                <text:p>0.269765</text:p>
              </table:table-cell>
              <table:table-cell office:value-type="float" office:value="23.42666">
                <text:p>23.42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4037">
                <text:p>0.184037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666">
                <text:p>0.1576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441">
                <text:p>0.158441</text:p>
              </table:table-cell>
              <table:table-cell office:value-type="float" office:value="22.91333">
                <text:p>22.9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7846">
                <text:p>0.15784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958">
                <text:p>0.16195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421">
                <text:p>0.143421</text:p>
              </table:table-cell>
              <table:table-cell office:value-type="float" office:value="18.45333">
                <text:p>18.4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7463">
                <text:p>0.0867463</text:p>
              </table:table-cell>
              <table:table-cell office:value-type="float" office:value="17.12333">
                <text:p>17.1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8272">
                <text:p>0.0838272</text:p>
              </table:table-cell>
              <table:table-cell office:value-type="float" office:value="17.10333">
                <text:p>17.10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7086">
                <text:p>0.0807086</text:p>
              </table:table-cell>
              <table:table-cell office:value-type="float" office:value="17.09333">
                <text:p>17.0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5545">
                <text:p>0.0795545</text:p>
              </table:table-cell>
              <table:table-cell office:value-type="float" office:value="17.00666">
                <text:p>17.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67815">
                <text:p>0.08678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8978">
                <text:p>0.0798978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4663">
                <text:p>0.080466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1226">
                <text:p>0.0841226</text:p>
              </table:table-cell>
              <table:table-cell office:value-type="float" office:value="16.79666">
                <text:p>16.79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6788">
                <text:p>0.0816788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888">
                <text:p>0.166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5231">
                <text:p>0.084523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4219">
                <text:p>0.13421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2949">
                <text:p>0.182949</text:p>
              </table:table-cell>
              <table:table-cell office:value-type="float" office:value="14.51666">
                <text:p>14.5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356">
                <text:p>0.140356</text:p>
              </table:table-cell>
              <table:table-cell office:value-type="float" office:value="14.50333">
                <text:p>14.5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5626">
                <text:p>0.155626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048">
                <text:p>0.10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7279">
                <text:p>0.167279</text:p>
              </table:table-cell>
              <table:table-cell office:value-type="float" office:value="11.93666">
                <text:p>11.93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7076">
                <text:p>0.167076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139">
                <text:p>0.158139</text:p>
              </table:table-cell>
              <table:table-cell office:value-type="float" office:value="11.75666">
                <text:p>11.75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7058">
                <text:p>0.167058</text:p>
              </table:table-cell>
              <table:table-cell office:value-type="float" office:value="11.69667">
                <text:p>11.69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485">
                <text:p>0.250485</text:p>
              </table:table-cell>
              <table:table-cell office:value-type="float" office:value="11.67333">
                <text:p>11.6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5002">
                <text:p>0.0805002</text:p>
              </table:table-cell>
              <table:table-cell office:value-type="float" office:value="11.51333">
                <text:p>11.5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6759">
                <text:p>0.146759</text:p>
              </table:table-cell>
              <table:table-cell office:value-type="float" office:value="11.47667">
                <text:p>11.47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7727">
                <text:p>0.0797727</text:p>
              </table:table-cell>
              <table:table-cell office:value-type="float" office:value="11.46333">
                <text:p>11.4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0881">
                <text:p>0.0800881</text:p>
              </table:table-cell>
              <table:table-cell office:value-type="float" office:value="11.45333">
                <text:p>11.4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9679">
                <text:p>0.079679</text:p>
              </table:table-cell>
              <table:table-cell office:value-type="float" office:value="11.43333">
                <text:p>11.4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9683">
                <text:p>0.0799683</text:p>
              </table:table-cell>
              <table:table-cell office:value-type="float" office:value="11.36333">
                <text:p>11.36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2357">
                <text:p>0.16235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738">
                <text:p>0.1577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3124">
                <text:p>0.13312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0889">
                <text:p>0.110889</text:p>
              </table:table-cell>
              <table:table-cell office:value-type="float" office:value="10.43333">
                <text:p>10.4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1342">
                <text:p>0.1113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9721">
                <text:p>0.0599721</text:p>
              </table:table-cell>
              <table:table-cell office:value-type="float" office:value="10.05333">
                <text:p>10.0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3673">
                <text:p>0.059367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4734">
                <text:p>0.059473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6382">
                <text:p>0.0596382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8397">
                <text:p>0.0598397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3051">
                <text:p>0.0593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2035">
                <text:p>0.0602035</text:p>
              </table:table-cell>
              <table:table-cell office:value-type="float" office:value="9.98333">
                <text:p>9.9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66">
                <text:p>0.059236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3089">
                <text:p>0.060308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23943">
                <text:p>0.0823943</text:p>
              </table:table-cell>
              <table:table-cell office:value-type="float" office:value="9.82667">
                <text:p>9.8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3015">
                <text:p>0.0823015</text:p>
              </table:table-cell>
              <table:table-cell office:value-type="float" office:value="9.22333">
                <text:p>9.22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8525">
                <text:p>0.158525</text:p>
              </table:table-cell>
              <table:table-cell office:value-type="float" office:value="8.69333">
                <text:p>8.69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6276">
                <text:p>0.0014627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8408">
                <text:p>0.001584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5382">
                <text:p>0.00155382</text:p>
              </table:table-cell>
              <table:table-cell office:value-type="float" office:value="8.14667">
                <text:p>8.1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658">
                <text:p>0.15765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94382">
                <text:p>0.0694382</text:p>
              </table:table-cell>
              <table:table-cell office:value-type="float" office:value="7.35333">
                <text:p>7.35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75348">
                <text:p>0.0675348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77163">
                <text:p>0.0677163</text:p>
              </table:table-cell>
              <table:table-cell office:value-type="float" office:value="7.34333">
                <text:p>7.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73488">
                <text:p>0.067348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634">
                <text:p>0.06763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73598">
                <text:p>0.0673598</text:p>
              </table:table-cell>
              <table:table-cell office:value-type="float" office:value="7.31333">
                <text:p>7.3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6741">
                <text:p>0.0666741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686">
                <text:p>0.06686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754">
                <text:p>0.155754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7591">
                <text:p>0.0667591</text:p>
              </table:table-cell>
              <table:table-cell office:value-type="float" office:value="7.27333">
                <text:p>7.2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5709">
                <text:p>0.0675709</text:p>
              </table:table-cell>
              <table:table-cell office:value-type="float" office:value="7.26666">
                <text:p>7.2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7648">
                <text:p>0.15764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0896">
                <text:p>0.0600896</text:p>
              </table:table-cell>
              <table:table-cell office:value-type="float" office:value="6.43333">
                <text:p>6.4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1211">
                <text:p>0.0591211</text:p>
              </table:table-cell>
              <table:table-cell office:value-type="float" office:value="6.42667">
                <text:p>6.4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5178">
                <text:p>0.0795178</text:p>
              </table:table-cell>
              <table:table-cell office:value-type="float" office:value="6.42333">
                <text:p>6.42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798">
                <text:p>0.0619798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95512">
                <text:p>0.0795512</text:p>
              </table:table-cell>
              <table:table-cell office:value-type="float" office:value="6.40667">
                <text:p>6.4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1828">
                <text:p>0.0801828</text:p>
              </table:table-cell>
              <table:table-cell office:value-type="float" office:value="6.39667">
                <text:p>6.39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0385">
                <text:p>0.0600385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3401">
                <text:p>0.0603401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2316">
                <text:p>0.0802316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1525">
                <text:p>0.0801525</text:p>
              </table:table-cell>
              <table:table-cell office:value-type="float" office:value="6.38333">
                <text:p>6.38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00722">
                <text:p>0.060072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00641">
                <text:p>0.0600641</text:p>
              </table:table-cell>
              <table:table-cell office:value-type="float" office:value="6.36667">
                <text:p>6.3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4448">
                <text:p>0.0604448</text:p>
              </table:table-cell>
              <table:table-cell office:value-type="float" office:value="6.36333">
                <text:p>6.36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3682">
                <text:p>0.1436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4967">
                <text:p>0.0449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6319">
                <text:p>0.0416319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7226">
                <text:p>0.0417226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20281">
                <text:p>0.04202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3247">
                <text:p>0.084324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73613">
                <text:p>0.0473613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2056">
                <text:p>0.0452056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8298">
                <text:p>0.0448298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8339">
                <text:p>0.0448339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2254">
                <text:p>0.0452254</text:p>
              </table:table-cell>
              <table:table-cell office:value-type="float" office:value="5.14333">
                <text:p>5.1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3151">
                <text:p>0.045315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52711">
                <text:p>0.045271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0557">
                <text:p>0.0450557</text:p>
              </table:table-cell>
              <table:table-cell office:value-type="float" office:value="5.13333">
                <text:p>5.1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69246">
                <text:p>0.066924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9876">
                <text:p>0.0459876</text:p>
              </table:table-cell>
              <table:table-cell office:value-type="float" office:value="5.12667">
                <text:p>5.1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8065">
                <text:p>0.0668065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8563">
                <text:p>0.0458563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53462">
                <text:p>0.0453462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78376">
                <text:p>0.0678376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9572">
                <text:p>0.0669572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60645">
                <text:p>0.0460645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7562">
                <text:p>0.0457562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59153">
                <text:p>0.0459153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48315">
                <text:p>0.0448315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055">
                <text:p>0.04520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17039">
                <text:p>0.0617039</text:p>
              </table:table-cell>
              <table:table-cell office:value-type="float" office:value="4.83333">
                <text:p>4.8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7035">
                <text:p>0.157035</text:p>
              </table:table-cell>
              <table:table-cell office:value-type="float" office:value="4.49333">
                <text:p>4.4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9176">
                <text:p>0.159176</text:p>
              </table:table-cell>
              <table:table-cell office:value-type="float" office:value="3.90667">
                <text:p>3.90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3042">
                <text:p>0.021304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3277">
                <text:p>0.021327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2342">
                <text:p>0.0212342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7239">
                <text:p>0.157239</text:p>
              </table:table-cell>
              <table:table-cell office:value-type="float" office:value="3.51333">
                <text:p>3.51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897">
                <text:p>0.0795897</text:p>
              </table:table-cell>
              <table:table-cell office:value-type="float" office:value="2.92667">
                <text:p>2.92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217">
                <text:p>0.157217</text:p>
              </table:table-cell>
              <table:table-cell office:value-type="float" office:value="2.68667">
                <text:p>2.68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9745">
                <text:p>0.0599745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3032">
                <text:p>0.143032</text:p>
              </table:table-cell>
              <table:table-cell office:value-type="float" office:value="2.60333">
                <text:p>2.6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7949">
                <text:p>0.157949</text:p>
              </table:table-cell>
              <table:table-cell office:value-type="float" office:value="2.54333">
                <text:p>2.54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4138">
                <text:p>0.09041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0839">
                <text:p>0.091083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20394">
                <text:p>0.0920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04011">
                <text:p>0.090401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14752">
                <text:p>0.09147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